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481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6.371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6.726cm"/>
    </style:style>
    <style:style style:name="co11" style:family="table-column">
      <style:table-column-properties fo:break-before="auto" style:column-width="6.045cm"/>
    </style:style>
    <style:style style:name="co12" style:family="table-column">
      <style:table-column-properties fo:break-before="auto" style:column-width="5.828cm"/>
    </style:style>
    <style:style style:name="co13" style:family="table-column">
      <style:table-column-properties fo:break-before="auto" style:column-width="5.935cm"/>
    </style:style>
    <style:style style:name="co1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99"/>
    </style:style>
    <style:style style:name="ce5" style:family="table-cell" style:parent-style-name="Default">
      <style:table-cell-properties fo:background-color="#009999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Comparative Studies" table:style-name="ta1">
        <table:shapes>
          <draw:frame draw:z-index="0" draw:style-name="gr1" draw:text-style-name="P1" svg:width="10.592cm" svg:height="5.844cm" svg:x="44.759cm" svg:y="2.737cm">
            <draw:object draw:notify-on-update-of-ranges="'General Comparative Studies'.A5:'General Comparative Studies'.A22 'General Comparative Studies'.I5:'General Comparative Studies'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9.793cm" svg:y="13.202cm">
            <draw:object draw:notify-on-update-of-ranges="'General Comparative Studies'.I27:'General Comparative Studies'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4.704cm" svg:y="13.042cm">
            <draw:object draw:notify-on-update-of-ranges="'General Comparative Studies'.A27:'General Comparative Studies'.A44 'General Comparative Studies'.I27:'General Comparative Studies'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9.985cm" svg:y="23.455cm">
            <draw:object draw:notify-on-update-of-ranges="'General Comparative Studies'.I49:'General Comparative Studies'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44.153cm" svg:y="23.162cm">
            <draw:object draw:notify-on-update-of-ranges="'General Comparative Studies'.A49:'General Comparative Studies'.A66 'General Comparative Studies'.I49:'General Comparative Studies'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'General Comparative Studies'.A5:'General Comparative Studies'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9.739cm" svg:y="2.63cm">
            <draw:object draw:notify-on-update-of-ranges="'General Comparative Studies'.I5:'General Comparative Studies'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'General Comparative Studies'.A27:'General Comparative Studies'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'General Comparative Studies'.A49:'General Comparative Studies'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'General Comparative Studies'.A71:'General Comparative Studies'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9.986cm" svg:y="33.229cm">
            <draw:object draw:notify-on-update-of-ranges="'General Comparative Studies'.I71:'General Comparative Studies'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44.153cm" svg:y="33.256cm">
            <draw:object draw:notify-on-update-of-ranges="'General Comparative Studies'.A71:'General Comparative Studies'.A88 'General Comparative Studies'.I71:'General Comparative Studies'.I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1.45cm" svg:height="4.92cm" svg:x="63.241cm" svg:y="2.755cm">
            <draw:object draw:notify-on-update-of-ranges="'General Comparative Studies'.V5:'General Comparative Studies'.V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2.077cm" svg:height="6.454cm" svg:x="76.259cm" svg:y="1.834cm">
            <draw:object draw:notify-on-update-of-ranges="'General Comparative Studies'.A5:'General Comparative Studies'.A22 'General Comparative Studies'.I5:'General Comparative Studies'.I22 'General Comparative Studies'.V5:'General Comparative Studies'.V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1.472cm" svg:height="5.737cm" svg:x="63.191cm" svg:y="13.574cm">
            <draw:object draw:notify-on-update-of-ranges="'General Comparative Studies'.V27:'General Comparative Studies'.V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1.562cm" svg:height="6.355cm" svg:x="77.738cm" svg:y="13.195cm">
            <draw:object draw:notify-on-update-of-ranges="'General Comparative Studies'.A27:'General Comparative Studies'.A44 'General Comparative Studies'.I27:'General Comparative Studies'.I44 'General Comparative Studies'.V27:'General Comparative Studies'.V4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1.087cm" svg:height="6.216cm" svg:x="63.136cm" svg:y="23.428cm">
            <draw:object draw:notify-on-update-of-ranges="'General Comparative Studies'.V49:'General Comparative Studies'.V6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1.225cm" svg:height="5.817cm" svg:x="77.551cm" svg:y="23.747cm">
            <draw:object draw:notify-on-update-of-ranges="'General Comparative Studies'.A49:'General Comparative Studies'.A66 'General Comparative Studies'.I49:'General Comparative Studies'.I66 'General Comparative Studies'.V49:'General Comparative Studies'.V6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0.977cm" svg:height="5.817cm" svg:x="62.943cm" svg:y="33.017cm">
            <draw:object draw:notify-on-update-of-ranges="'General Comparative Studies'.V71:'General Comparative Studies'.V8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.829cm" svg:height="6.044cm" svg:x="78.266cm" svg:y="32.803cm">
            <draw:object draw:notify-on-update-of-ranges="'General Comparative Studies'.A71:'General Comparative Studies'.A88 'General Comparative Studies'.I71:'General Comparative Studies'.I88 'General Comparative Studies'.V71:'General Comparative Studies'.V8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URN BASED LOCKING</text:p>
          </table:table-cell>
          <table:table-cell table:number-columns-repeated="7"/>
          <table:table-cell table:style-name="ce1" office:value-type="string" calcext:value-type="string">
            <text:p>STRICT MODULE LOCKING</text:p>
          </table:table-cell>
          <table:table-cell table:number-columns-repeated="12"/>
          <table:table-cell table:style-name="ce1" office:value-type="string" calcext:value-type="string">
            <text:p>ATTR. LEVEL LOCK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2 Reg Workflow Tree</text:p>
          </table:table-cell>
          <table:table-cell table:number-columns-repeated="12"/>
          <table:table-cell table:style-name="ce2" office:value-type="string" calcext:value-type="string">
            <text:p>2 Reg Workflow Tre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12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  <table:table-cell table:number-columns-repeated="12"/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  <table:table-cell table:number-columns-repeated="12"/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  <table:table-cell table:number-columns-repeated="12"/>
          <table:table-cell office:value-type="float" office:value="97.5714285714286" calcext:value-type="float">
            <text:p>97.5714285714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  <table:table-cell table:number-columns-repeated="12"/>
          <table:table-cell office:value-type="float" office:value="54.6666666666667" calcext:value-type="float">
            <text:p>54.6666666667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  <table:table-cell table:number-columns-repeated="12"/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  <table:table-cell table:number-columns-repeated="1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  <table:table-cell table:number-columns-repeated="12"/>
          <table:table-cell office:value-type="float" office:value="103.083333333333" calcext:value-type="float">
            <text:p>103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  <table:table-cell table:number-columns-repeated="12"/>
          <table:table-cell office:value-type="float" office:value="99.0769230769231" calcext:value-type="float">
            <text:p>99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  <table:table-cell table:number-columns-repeated="1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  <table:table-cell table:number-columns-repeated="12"/>
          <table:table-cell office:value-type="float" office:value="153.866666666667" calcext:value-type="float">
            <text:p>153.8666666667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  <table:table-cell table:number-columns-repeated="12"/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  <table:table-cell table:number-columns-repeated="12"/>
          <table:table-cell office:value-type="float" office:value="158.117647058824" calcext:value-type="float">
            <text:p>158.1176470588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  <table:table-cell table:number-columns-repeated="12"/>
          <table:table-cell office:value-type="float" office:value="165.777777777778" calcext:value-type="float">
            <text:p>165.777777777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12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12"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12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1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1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  <table:table-cell table:number-columns-repeated="1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table:number-columns-repeated="1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table:number-columns-repeated="12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  <table:table-cell table:number-columns-repeated="1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  <table:table-cell table:number-columns-repeated="12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  <table:table-cell table:number-columns-repeated="12"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  <table:table-cell table:number-columns-repeated="1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table:number-columns-repeated="12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  <table:table-cell table:number-columns-repeated="12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  <table:table-cell table:number-columns-repeated="12"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  <table:table-cell table:number-columns-repeated="12"/>
          <table:table-cell office:value-type="float" office:value="697" calcext:value-type="float">
            <text:p>697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12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  <table:table-cell table:number-columns-repeated="12"/>
          <table:table-cell office:value-type="float" office:value="1069.95884773663" calcext:value-type="float">
            <text:p>1069.9588477366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  <table:table-cell table:number-columns-repeated="12"/>
          <table:table-cell office:value-type="float" office:value="8327.40213523132" calcext:value-type="float">
            <text:p>8327.4021352313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  <table:table-cell table:number-columns-repeated="12"/>
          <table:table-cell office:value-type="float" office:value="14885.4961832061" calcext:value-type="float">
            <text:p>14885.4961832061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  <table:table-cell table:number-columns-repeated="12"/>
          <table:table-cell office:value-type="float" office:value="17142.8571428571" calcext:value-type="float">
            <text:p>17142.8571428571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  <table:table-cell table:number-columns-repeated="12"/>
          <table:table-cell office:value-type="float" office:value="14836.9565217391" calcext:value-type="float">
            <text:p>14836.9565217391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  <table:table-cell table:number-columns-repeated="12"/>
          <table:table-cell office:value-type="float" office:value="18626.8656716418" calcext:value-type="float">
            <text:p>18626.8656716418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  <table:table-cell table:number-columns-repeated="12"/>
          <table:table-cell office:value-type="float" office:value="17290.6403940887" calcext:value-type="float">
            <text:p>17290.6403940887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  <table:table-cell table:number-columns-repeated="12"/>
          <table:table-cell office:value-type="float" office:value="21138.2113821138" calcext:value-type="float">
            <text:p>21138.2113821138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  <table:table-cell table:number-columns-repeated="12"/>
          <table:table-cell office:value-type="float" office:value="20825.2427184466" calcext:value-type="float">
            <text:p>20825.2427184466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  <table:table-cell table:number-columns-repeated="12"/>
          <table:table-cell office:value-type="float" office:value="19419.0871369295" calcext:value-type="float">
            <text:p>19419.0871369295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  <table:table-cell table:number-columns-repeated="12"/>
          <table:table-cell office:value-type="float" office:value="21257.8616352201" calcext:value-type="float">
            <text:p>21257.861635220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  <table:table-cell table:number-columns-repeated="12"/>
          <table:table-cell office:value-type="float" office:value="23585.313174946" calcext:value-type="float">
            <text:p>23585.313174946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  <table:table-cell table:number-columns-repeated="12"/>
          <table:table-cell office:value-type="float" office:value="21081.0810810811" calcext:value-type="float">
            <text:p>21081.0810810811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  <table:table-cell table:number-columns-repeated="12"/>
          <table:table-cell office:value-type="float" office:value="20696.5174129353" calcext:value-type="float">
            <text:p>20696.5174129353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  <table:table-cell table:number-columns-repeated="12"/>
          <table:table-cell office:value-type="float" office:value="18676.0563380282" calcext:value-type="float">
            <text:p>18676.0563380282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  <table:table-cell table:number-columns-repeated="12"/>
          <table:table-cell office:value-type="float" office:value="20143.4720229555" calcext:value-type="float">
            <text:p>20143.4720229555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7"/>
          <table:table-cell office:value-type="string" calcext:value-type="string">
            <text:p>EFFICEINCY</text:p>
          </table:table-cell>
          <table:table-cell table:number-columns-repeated="12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  <table:table-cell table:number-columns-repeated="12"/>
          <table:table-cell office:value-type="float" office:value="4279.8353909465" calcext:value-type="float">
            <text:p>4279.835390946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1103.2028469751" calcext:value-type="float">
            <text:p>11103.2028469751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  <table:table-cell table:number-columns-repeated="12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  <table:table-cell table:number-columns-repeated="12"/>
          <table:table-cell office:value-type="float" office:value="11428.5714285714" calcext:value-type="float">
            <text:p>11428.5714285714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  <table:table-cell table:number-columns-repeated="12"/>
          <table:table-cell office:value-type="float" office:value="8478.26086956522" calcext:value-type="float">
            <text:p>8478.26086956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  <table:table-cell table:number-columns-repeated="12"/>
          <table:table-cell office:value-type="float" office:value="9313.4328358209" calcext:value-type="float">
            <text:p>9313.432835820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2"/>
          <table:table-cell office:value-type="float" office:value="7684.72906403941" calcext:value-type="float">
            <text:p>7684.7290640394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8455.28455284553" calcext:value-type="float">
            <text:p>8455.284552845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  <table:table-cell table:number-columns-repeated="12"/>
          <table:table-cell office:value-type="float" office:value="7572.81553398058" calcext:value-type="float">
            <text:p>7572.8155339806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  <table:table-cell table:number-columns-repeated="12"/>
          <table:table-cell office:value-type="float" office:value="6473.02904564315" calcext:value-type="float">
            <text:p>6473.0290456432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  <table:table-cell table:number-columns-repeated="12"/>
          <table:table-cell office:value-type="float" office:value="6540.88050314465" calcext:value-type="float">
            <text:p>6540.8805031447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  <table:table-cell table:number-columns-repeated="12"/>
          <table:table-cell office:value-type="float" office:value="6738.66090712743" calcext:value-type="float">
            <text:p>6738.6609071274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  <table:table-cell table:number-columns-repeated="12"/>
          <table:table-cell office:value-type="float" office:value="5621.62162162162" calcext:value-type="float">
            <text:p>5621.6216216216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  <table:table-cell table:number-columns-repeated="12"/>
          <table:table-cell office:value-type="float" office:value="5174.12935323383" calcext:value-type="float">
            <text:p>5174.1293532338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  <table:table-cell table:number-columns-repeated="12"/>
          <table:table-cell office:value-type="float" office:value="4394.3661971831" calcext:value-type="float">
            <text:p>4394.3661971831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  <table:table-cell table:number-columns-repeated="12"/>
          <table:table-cell office:value-type="float" office:value="4476.32711621234" calcext:value-type="float">
            <text:p>4476.3271162123</text:p>
          </table:table-cell>
        </table:table-row>
      </table:table>
      <table:table table:name="Variants of Workflow Trees" table:style-name="ta1">
        <table:shapes>
          <draw:frame draw:z-index="0" draw:style-name="gr1" draw:text-style-name="P1" svg:width="8.19cm" svg:height="4.25cm" svg:x="8.272cm" svg:y="7.145cm">
            <draw:object draw:notify-on-update-of-ranges="'Variants of Workflow Trees'.A7:'Variants of Workflow Trees'.A35 'Variants of Workflow Trees'.E7:'Variants of Workflow Trees'.E3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8.602cm" svg:height="4.701cm" svg:x="8.327cm" svg:y="21.223cm">
            <draw:object draw:notify-on-update-of-ranges="'Variants of Workflow Trees'.A40:'Variants of Workflow Trees'.A68 'Variants of Workflow Trees'.E40:'Variants of Workflow Trees'.E68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" draw:style-name="gr1" draw:text-style-name="P1" svg:width="8.355cm" svg:height="4.728cm" svg:x="8.217cm" svg:y="36.443cm">
            <draw:object draw:notify-on-update-of-ranges="'Variants of Workflow Trees'.A73:'Variants of Workflow Trees'.A101 'Variants of Workflow Trees'.E73:'Variants of Workflow Trees'.E10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3" draw:style-name="gr1" draw:text-style-name="P1" svg:width="8.547cm" svg:height="5.126cm" svg:x="8.025cm" svg:y="51.345cm">
            <draw:object draw:notify-on-update-of-ranges="'Variants of Workflow Trees'.A106:'Variants of Workflow Trees'.A134 'Variants of Workflow Trees'.E106:'Variants of Workflow Trees'.E134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4" draw:style-name="gr1" draw:text-style-name="P1" svg:width="8.703cm" svg:height="4.728cm" svg:x="34.755cm" svg:y="6.72cm">
            <draw:object draw:notify-on-update-of-ranges="'Variants of Workflow Trees'.I7:'Variants of Workflow Trees'.I35 'Variants of Workflow Trees'.M7:'Variants of Workflow Trees'.M35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5" draw:style-name="gr1" draw:text-style-name="P1" svg:width="8.565cm" svg:height="4.436cm" svg:x="34.261cm" svg:y="21.941cm">
            <draw:object draw:notify-on-update-of-ranges="'Variants of Workflow Trees'.I40:'Variants of Workflow Trees'.I68 'Variants of Workflow Trees'.M40:'Variants of Workflow Trees'.M68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6" draw:style-name="gr1" draw:text-style-name="P1" svg:width="8.318cm" svg:height="4.117cm" svg:x="34.426cm" svg:y="37.665cm">
            <draw:object draw:notify-on-update-of-ranges="'Variants of Workflow Trees'.I73:'Variants of Workflow Trees'.I101 'Variants of Workflow Trees'.M73:'Variants of Workflow Trees'.M10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7" draw:style-name="gr1" draw:text-style-name="P1" svg:width="9.444cm" svg:height="5.419cm" svg:x="34.069cm" svg:y="50.681cm">
            <draw:object draw:notify-on-update-of-ranges="'Variants of Workflow Trees'.I106:'Variants of Workflow Trees'.I134 'Variants of Workflow Trees'.M106:'Variants of Workflow Trees'.M134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8" draw:style-name="gr1" draw:text-style-name="P1" svg:width="8.315cm" svg:height="5.232cm" svg:x="60.014cm" svg:y="6.03cm">
            <draw:object draw:notify-on-update-of-ranges="'Variants of Workflow Trees'.Q7:'Variants of Workflow Trees'.Q35 'Variants of Workflow Trees'.U7:'Variants of Workflow Trees'.U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9" draw:style-name="gr1" draw:text-style-name="P1" svg:width="8.726cm" svg:height="5.472cm" svg:x="60.261cm" svg:y="20.692cm">
            <draw:object draw:notify-on-update-of-ranges="'Variants of Workflow Trees'.Q40:'Variants of Workflow Trees'.Q68 'Variants of Workflow Trees'.U40:'Variants of Workflow Trees'.U68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0" draw:style-name="gr1" draw:text-style-name="P1" svg:width="8.342cm" svg:height="4.967cm" svg:x="60.728cm" svg:y="34.823cm">
            <draw:object draw:notify-on-update-of-ranges="'Variants of Workflow Trees'.Q73:'Variants of Workflow Trees'.Q101 'Variants of Workflow Trees'.U73:'Variants of Workflow Trees'.U101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1" draw:style-name="gr1" draw:text-style-name="P1" svg:width="9.303cm" svg:height="5.127cm" svg:x="60.096cm" svg:y="50.229cm">
            <draw:object draw:notify-on-update-of-ranges="'Variants of Workflow Trees'.Q106:'Variants of Workflow Trees'.Q134 'Variants of Workflow Trees'.U106:'Variants of Workflow Trees'.U134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2" draw:style-name="gr1" draw:text-style-name="P1" svg:width="8.344cm" svg:height="4.728cm" svg:x="90.709cm" svg:y="6.295cm">
            <draw:object draw:notify-on-update-of-ranges="'Variants of Workflow Trees'.AA7:'Variants of Workflow Trees'.AA35 'Variants of Workflow Trees'.AE7:'Variants of Workflow Trees'.AE35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3" draw:style-name="gr1" draw:text-style-name="P1" svg:width="8.838cm" svg:height="4.383cm" svg:x="91.121cm" svg:y="21.143cm">
            <draw:object draw:notify-on-update-of-ranges="'Variants of Workflow Trees'.AA40:'Variants of Workflow Trees'.AA68 'Variants of Workflow Trees'.AE40:'Variants of Workflow Trees'.AE68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4" draw:style-name="gr1" draw:text-style-name="P1" svg:width="8.509cm" svg:height="4.33cm" svg:x="90.901cm" svg:y="37.851cm">
            <draw:object draw:notify-on-update-of-ranges="'Variants of Workflow Trees'.AA73:'Variants of Workflow Trees'.AA101 'Variants of Workflow Trees'.AE73:'Variants of Workflow Trees'.AE101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5" draw:style-name="gr1" draw:text-style-name="P1" svg:width="8.7cm" svg:height="4.011cm" svg:x="90.874cm" svg:y="51.159cm">
            <draw:object draw:notify-on-update-of-ranges="'Variants of Workflow Trees'.AA106:'Variants of Workflow Trees'.AA134 'Variants of Workflow Trees'.AE106:'Variants of Workflow Trees'.AE134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16" draw:style-name="gr1" draw:text-style-name="P1" svg:width="8.015cm" svg:height="3.772cm" svg:x="116.458cm" svg:y="6.747cm">
            <draw:object draw:notify-on-update-of-ranges="'Variants of Workflow Trees'.AI7:'Variants of Workflow Trees'.AI35 'Variants of Workflow Trees'.AM7:'Variants of Workflow Trees'.AM35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17" draw:style-name="gr1" draw:text-style-name="P1" svg:width="8.152cm" svg:height="4.675cm" svg:x="116.733cm" svg:y="20.745cm">
            <draw:object draw:notify-on-update-of-ranges="'Variants of Workflow Trees'.AI40:'Variants of Workflow Trees'.AI68 'Variants of Workflow Trees'.AM40:'Variants of Workflow Trees'.AM68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18" draw:style-name="gr1" draw:text-style-name="P1" svg:width="8.756cm" svg:height="3.666cm" svg:x="116.376cm" svg:y="37.399cm">
            <draw:object draw:notify-on-update-of-ranges="'Variants of Workflow Trees'.AI73:'Variants of Workflow Trees'.AI101 'Variants of Workflow Trees'.AM73:'Variants of Workflow Trees'.AM101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19" draw:style-name="gr1" draw:text-style-name="P1" svg:width="8.811cm" svg:height="4.595cm" svg:x="116.348cm" svg:y="50.84cm">
            <draw:object draw:notify-on-update-of-ranges="'Variants of Workflow Trees'.AI106:'Variants of Workflow Trees'.AI134 'Variants of Workflow Trees'.AM106:'Variants of Workflow Trees'.AM134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20" draw:style-name="gr1" draw:text-style-name="P1" svg:width="8.756cm" svg:height="3.852cm" svg:x="141.602cm" svg:y="6.401cm">
            <draw:object draw:notify-on-update-of-ranges="'Variants of Workflow Trees'.AQ7:'Variants of Workflow Trees'.AQ35 'Variants of Workflow Trees'.AU7:'Variants of Workflow Trees'.AU35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21" draw:style-name="gr1" draw:text-style-name="P1" svg:width="9.552cm" svg:height="4.064cm" svg:x="141.602cm" svg:y="21.329cm">
            <draw:object draw:notify-on-update-of-ranges="'Variants of Workflow Trees'.AQ40:'Variants of Workflow Trees'.AQ68 'Variants of Workflow Trees'.AU40:'Variants of Workflow Trees'.AU68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2" draw:style-name="gr1" draw:text-style-name="P1" svg:width="9.168cm" svg:height="4.382cm" svg:x="141.355cm" svg:y="37.798cm">
            <draw:object draw:notify-on-update-of-ranges="'Variants of Workflow Trees'.AQ73:'Variants of Workflow Trees'.AQ101 'Variants of Workflow Trees'.AU73:'Variants of Workflow Trees'.AU101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23" draw:style-name="gr1" draw:text-style-name="P1" svg:width="8.07cm" svg:height="4.383cm" svg:x="141.657cm" svg:y="52.54cm">
            <draw:object draw:notify-on-update-of-ranges="'Variants of Workflow Trees'.AQ106:'Variants of Workflow Trees'.AQ134 'Variants of Workflow Trees'.AU106:'Variants of Workflow Trees'.AU134" xlink:href="./Object 46" xlink:type="simple" xlink:show="embed" xlink:actuate="onLoad"/>
            <draw:image xlink:href="./ObjectReplacements/Object 46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3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3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5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3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  <table:table-cell table:number-columns-repeated="3"/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</table:table-row>
        <table:table-row table:style-name="ro1">
          <table:table-cell table:style-name="ce4" office:value-type="string" calcext:value-type="string">
            <text:p>2 AllConnected, 30 Collabs, 25 Tasks</text:p>
          </table:table-cell>
          <table:table-cell table:number-columns-repeated="3"/>
          <table:table-cell table:style-name="ce4" office:value-type="string" calcext:value-type="string">
            <text:p>2 AllConnected, 30 Collabs, 25 Tasks</text:p>
          </table:table-cell>
          <table:table-cell table:number-columns-repeated="3"/>
          <table:table-cell table:style-name="ce4" office:value-type="string" calcext:value-type="string">
            <text:p>3 AllConnected, 30 Collabs, 25 Tasks</text:p>
          </table:table-cell>
          <table:table-cell table:number-columns-repeated="3"/>
          <table:table-cell table:style-name="ce5" office:value-type="string" calcext:value-type="string">
            <text:p>3 AllConnected, 30 Collabs, 25 Tasks</text:p>
          </table:table-cell>
          <table:table-cell table:number-columns-repeated="3"/>
          <table:table-cell table:style-name="ce4" office:value-type="string" calcext:value-type="string">
            <text:p>4 AllConnected, 30 Collabs, 25 Tasks</text:p>
          </table:table-cell>
          <table:table-cell table:number-columns-repeated="3"/>
          <table:table-cell table:style-name="ce5" office:value-type="string" calcext:value-type="string">
            <text:p>4 AllConnected, 30 Collabs, 25 Tasks</text:p>
          </table:table-cell>
          <table:table-cell table:number-columns-repeated="5"/>
          <table:table-cell table:style-name="ce4" office:value-type="string" calcext:value-type="string">
            <text:p>2 Regular, 30 Collabs, 25 Tasks</text:p>
          </table:table-cell>
          <table:table-cell table:number-columns-repeated="3"/>
          <table:table-cell table:style-name="ce5" office:value-type="string" calcext:value-type="string">
            <text:p>2 Regular, 30 Collabs, 25 Tasks</text:p>
          </table:table-cell>
          <table:table-cell table:number-columns-repeated="3"/>
          <table:table-cell table:style-name="ce4" office:value-type="string" calcext:value-type="string">
            <text:p>3 Regular, 30 Collabs, 25 Tasks</text:p>
          </table:table-cell>
          <table:table-cell table:number-columns-repeated="3"/>
          <table:table-cell table:style-name="ce4" office:value-type="string" calcext:value-type="string">
            <text:p>3 Regular, 30 Collabs, 25 Tasks</text:p>
          </table:table-cell>
          <table:table-cell table:number-columns-repeated="3"/>
          <table:table-cell table:style-name="ce4" office:value-type="string" calcext:value-type="string">
            <text:p>4 Regular, 30 Collabs, 25 Tasks</text:p>
          </table:table-cell>
          <table:table-cell table:number-columns-repeated="3"/>
          <table:table-cell table:style-name="ce4" office:value-type="string" calcext:value-type="string">
            <text:p>4 Regular, 30 Collabs, 25 Tasks</text:p>
          </table:table-cell>
        </table:table-row>
        <table:table-row table:style-name="ro1" table:number-rows-repeated="3">
          <table:table-cell table:number-columns-repeated="47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5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3333333333333" calcext:value-type="float">
            <text:p>17.333333333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8.3333333333333" calcext:value-type="float">
            <text:p>58.3333333333</text:p>
          </table:table-cell>
          <table:table-cell table:number-columns-repeated="3"/>
          <table:table-cell office:value-type="float" office:value="55.3333333333333" calcext:value-type="float">
            <text:p>55.33333333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5.3333333333333" calcext:value-type="float">
            <text:p>25.3333333333</text:p>
          </table:table-cell>
          <table:table-cell table:number-columns-repeated="5"/>
          <table:table-cell office:value-type="float" office:value="14.3333333333333" calcext:value-type="float">
            <text:p>14.3333333333</text:p>
          </table:table-cell>
          <table:table-cell table:number-columns-repeated="3"/>
          <table:table-cell office:value-type="float" office:value="11.3333333333333" calcext:value-type="float">
            <text:p>11.33333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66666666666667" calcext:value-type="float">
            <text:p>4.666666666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43.75" calcext:value-type="float">
            <text:p>43.75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table:number-columns-repeated="3"/>
          <table:table-cell office:value-type="float" office:value="70.25" calcext:value-type="float">
            <text:p>70.25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table:number-columns-repeated="5"/>
          <table:table-cell office:value-type="float" office:value="30.5" calcext:value-type="float">
            <text:p>30.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table:number-columns-repeated="3"/>
          <table:table-cell office:value-type="float" office:value="73.25" calcext:value-type="float">
            <text:p>73.25</text:p>
          </table:table-cell>
          <table:table-cell table:number-columns-repeated="3"/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table:number-columns-repeated="3"/>
          <table:table-cell office:value-type="float" office:value="37.6" calcext:value-type="float">
            <text:p>37.6</text:p>
          </table:table-cell>
          <table:table-cell table:number-columns-repeated="3"/>
          <table:table-cell office:value-type="float" office:value="65.4" calcext:value-type="float">
            <text:p>65.4</text:p>
          </table:table-cell>
          <table:table-cell table:number-columns-repeated="3"/>
          <table:table-cell office:value-type="float" office:value="13.8" calcext:value-type="float">
            <text:p>13.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5"/>
          <table:table-cell office:value-type="float" office:value="54.8" calcext:value-type="float">
            <text:p>54.8</text:p>
          </table:table-cell>
          <table:table-cell table:number-columns-repeated="3"/>
          <table:table-cell office:value-type="float" office:value="12.6" calcext:value-type="float">
            <text:p>12.6</text:p>
          </table:table-cell>
          <table:table-cell table:number-columns-repeated="3"/>
          <table:table-cell office:value-type="float" office:value="26.4" calcext:value-type="float">
            <text:p>26.4</text:p>
          </table:table-cell>
          <table:table-cell table:number-columns-repeated="3"/>
          <table:table-cell office:value-type="float" office:value="36.6" calcext:value-type="float">
            <text:p>36.6</text:p>
          </table:table-cell>
          <table:table-cell table:number-columns-repeated="3"/>
          <table:table-cell office:value-type="float" office:value="75.6" calcext:value-type="float">
            <text:p>75.6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.6666666666667" calcext:value-type="float">
            <text:p>72.6666666667</text:p>
          </table:table-cell>
          <table:table-cell table:number-columns-repeated="3"/>
          <table:table-cell office:value-type="float" office:value="31.6666666666667" calcext:value-type="float">
            <text:p>31.666666666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5"/>
          <table:table-cell office:value-type="float" office:value="64.5" calcext:value-type="float">
            <text:p>64.5</text:p>
          </table:table-cell>
          <table:table-cell table:number-columns-repeated="3"/>
          <table:table-cell office:value-type="float" office:value="32.3333333333333" calcext:value-type="float">
            <text:p>32.3333333333</text:p>
          </table:table-cell>
          <table:table-cell table:number-columns-repeated="3"/>
          <table:table-cell office:value-type="float" office:value="45.3333333333333" calcext:value-type="float">
            <text:p>45.3333333333</text:p>
          </table:table-cell>
          <table:table-cell table:number-columns-repeated="3"/>
          <table:table-cell office:value-type="float" office:value="44.6666666666667" calcext:value-type="float">
            <text:p>44.6666666667</text:p>
          </table:table-cell>
          <table:table-cell table:number-columns-repeated="3"/>
          <table:table-cell office:value-type="float" office:value="55.1666666666667" calcext:value-type="float">
            <text:p>55.1666666667</text:p>
          </table:table-cell>
          <table:table-cell table:number-columns-repeated="3"/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67.142857142857" calcext:value-type="float">
            <text:p>167.1428571429</text:p>
          </table:table-cell>
          <table:table-cell table:number-columns-repeated="3"/>
          <table:table-cell office:value-type="float" office:value="49.2857142857143" calcext:value-type="float">
            <text:p>49.2857142857</text:p>
          </table:table-cell>
          <table:table-cell table:number-columns-repeated="3"/>
          <table:table-cell office:value-type="float" office:value="90.4285714285714" calcext:value-type="float">
            <text:p>90.4285714286</text:p>
          </table:table-cell>
          <table:table-cell table:number-columns-repeated="3"/>
          <table:table-cell office:value-type="float" office:value="36.4285714285714" calcext:value-type="float">
            <text:p>36.4285714286</text:p>
          </table:table-cell>
          <table:table-cell table:number-columns-repeated="3"/>
          <table:table-cell office:value-type="float" office:value="111.857142857143" calcext:value-type="float">
            <text:p>111.8571428571</text:p>
          </table:table-cell>
          <table:table-cell table:number-columns-repeated="3"/>
          <table:table-cell office:value-type="float" office:value="60.5714285714286" calcext:value-type="float">
            <text:p>60.5714285714</text:p>
          </table:table-cell>
          <table:table-cell table:number-columns-repeated="5"/>
          <table:table-cell office:value-type="float" office:value="87.1428571428571" calcext:value-type="float">
            <text:p>87.1428571429</text:p>
          </table:table-cell>
          <table:table-cell table:number-columns-repeated="3"/>
          <table:table-cell office:value-type="float" office:value="20.1428571428571" calcext:value-type="float">
            <text:p>20.142857142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0.5714285714286" calcext:value-type="float">
            <text:p>40.5714285714</text:p>
          </table:table-cell>
          <table:table-cell table:number-columns-repeated="3"/>
          <table:table-cell office:value-type="float" office:value="63.2857142857143" calcext:value-type="float">
            <text:p>63.2857142857</text:p>
          </table:table-cell>
          <table:table-cell table:number-columns-repeated="3"/>
          <table:table-cell office:value-type="float" office:value="39.1428571428571" calcext:value-type="float">
            <text:p>39.1428571429</text:p>
          </table:table-cell>
        </table:table-row>
        <table:table-row table:style-name="ro1">
          <table:table-cell office:value-type="float" office:value="169.375" calcext:value-type="float">
            <text:p>169.375</text:p>
          </table:table-cell>
          <table:table-cell table:number-columns-repeated="3"/>
          <table:table-cell office:value-type="float" office:value="78.125" calcext:value-type="float">
            <text:p>78.125</text:p>
          </table:table-cell>
          <table:table-cell table:number-columns-repeated="3"/>
          <table:table-cell office:value-type="float" office:value="98.875" calcext:value-type="float">
            <text:p>98.875</text:p>
          </table:table-cell>
          <table:table-cell table:number-columns-repeated="3"/>
          <table:table-cell office:value-type="float" office:value="96.625" calcext:value-type="float">
            <text:p>96.625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table:number-columns-repeated="3"/>
          <table:table-cell office:value-type="float" office:value="15.875" calcext:value-type="float">
            <text:p>15.875</text:p>
          </table:table-cell>
          <table:table-cell table:number-columns-repeated="5"/>
          <table:table-cell office:value-type="float" office:value="125.75" calcext:value-type="float">
            <text:p>125.75</text:p>
          </table:table-cell>
          <table:table-cell table:number-columns-repeated="3"/>
          <table:table-cell office:value-type="float" office:value="76.25" calcext:value-type="float">
            <text:p>76.25</text:p>
          </table:table-cell>
          <table:table-cell table:number-columns-repeated="3"/>
          <table:table-cell office:value-type="float" office:value="87.375" calcext:value-type="float">
            <text:p>87.375</text:p>
          </table:table-cell>
          <table:table-cell table:number-columns-repeated="3"/>
          <table:table-cell office:value-type="float" office:value="30.375" calcext:value-type="float">
            <text:p>30.375</text:p>
          </table:table-cell>
          <table:table-cell table:number-columns-repeated="3"/>
          <table:table-cell office:value-type="float" office:value="64.125" calcext:value-type="float">
            <text:p>64.125</text:p>
          </table:table-cell>
          <table:table-cell table:number-columns-repeated="3"/>
          <table:table-cell office:value-type="float" office:value="44.625" calcext:value-type="float">
            <text:p>44.6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52.1111111111111" calcext:value-type="float">
            <text:p>52.1111111111</text:p>
          </table:table-cell>
          <table:table-cell table:number-columns-repeated="3"/>
          <table:table-cell office:value-type="float" office:value="116.777777777778" calcext:value-type="float">
            <text:p>116.7777777778</text:p>
          </table:table-cell>
          <table:table-cell table:number-columns-repeated="3"/>
          <table:table-cell office:value-type="float" office:value="55.7777777777778" calcext:value-type="float">
            <text:p>55.7777777778</text:p>
          </table:table-cell>
          <table:table-cell table:number-columns-repeated="3"/>
          <table:table-cell office:value-type="float" office:value="115.555555555556" calcext:value-type="float">
            <text:p>115.5555555556</text:p>
          </table:table-cell>
          <table:table-cell table:number-columns-repeated="3"/>
          <table:table-cell office:value-type="float" office:value="58.3333333333333" calcext:value-type="float">
            <text:p>58.3333333333</text:p>
          </table:table-cell>
          <table:table-cell table:number-columns-repeated="5"/>
          <table:table-cell office:value-type="float" office:value="177.555555555556" calcext:value-type="float">
            <text:p>177.5555555556</text:p>
          </table:table-cell>
          <table:table-cell table:number-columns-repeated="3"/>
          <table:table-cell office:value-type="float" office:value="42.5555555555556" calcext:value-type="float">
            <text:p>42.555555555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9.1111111111111" calcext:value-type="float">
            <text:p>39.1111111111</text:p>
          </table:table-cell>
          <table:table-cell table:number-columns-repeated="3"/>
          <table:table-cell office:value-type="float" office:value="73.2222222222222" calcext:value-type="float">
            <text:p>73.2222222222</text:p>
          </table:table-cell>
          <table:table-cell table:number-columns-repeated="3"/>
          <table:table-cell office:value-type="float" office:value="82.2222222222222" calcext:value-type="float">
            <text:p>82.2222222222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table:number-columns-repeated="3"/>
          <table:table-cell office:value-type="float" office:value="163.6" calcext:value-type="float">
            <text:p>163.6</text:p>
          </table:table-cell>
          <table:table-cell table:number-columns-repeated="3"/>
          <table:table-cell office:value-type="float" office:value="130.6" calcext:value-type="float">
            <text:p>130.6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49.3" calcext:value-type="float">
            <text:p>49.3</text:p>
          </table:table-cell>
          <table:table-cell table:number-columns-repeated="5"/>
          <table:table-cell office:value-type="float" office:value="172.5" calcext:value-type="float">
            <text:p>172.5</text:p>
          </table:table-cell>
          <table:table-cell table:number-columns-repeated="3"/>
          <table:table-cell office:value-type="float" office:value="150.9" calcext:value-type="float">
            <text:p>150.9</text:p>
          </table:table-cell>
          <table:table-cell table:number-columns-repeated="3"/>
          <table:table-cell office:value-type="float" office:value="139.2" calcext:value-type="float">
            <text:p>139.2</text:p>
          </table:table-cell>
          <table:table-cell table:number-columns-repeated="3"/>
          <table:table-cell office:value-type="float" office:value="91.2" calcext:value-type="float">
            <text:p>91.2</text:p>
          </table:table-cell>
          <table:table-cell table:number-columns-repeated="3"/>
          <table:table-cell office:value-type="float" office:value="189.5" calcext:value-type="float">
            <text:p>189.5</text:p>
          </table:table-cell>
          <table:table-cell table:number-columns-repeated="3"/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147.181818181818" calcext:value-type="float">
            <text:p>147.1818181818</text:p>
          </table:table-cell>
          <table:table-cell table:number-columns-repeated="3"/>
          <table:table-cell office:value-type="float" office:value="151.818181818182" calcext:value-type="float">
            <text:p>151.8181818182</text:p>
          </table:table-cell>
          <table:table-cell table:number-columns-repeated="3"/>
          <table:table-cell office:value-type="float" office:value="131.727272727273" calcext:value-type="float">
            <text:p>131.7272727273</text:p>
          </table:table-cell>
          <table:table-cell table:number-columns-repeated="3"/>
          <table:table-cell office:value-type="float" office:value="151.727272727273" calcext:value-type="float">
            <text:p>151.7272727273</text:p>
          </table:table-cell>
          <table:table-cell table:number-columns-repeated="3"/>
          <table:table-cell office:value-type="float" office:value="136.454545454545" calcext:value-type="float">
            <text:p>136.4545454545</text:p>
          </table:table-cell>
          <table:table-cell table:number-columns-repeated="3"/>
          <table:table-cell office:value-type="float" office:value="132.909090909091" calcext:value-type="float">
            <text:p>132.9090909091</text:p>
          </table:table-cell>
          <table:table-cell table:number-columns-repeated="5"/>
          <table:table-cell office:value-type="float" office:value="131.727272727273" calcext:value-type="float">
            <text:p>131.7272727273</text:p>
          </table:table-cell>
          <table:table-cell table:number-columns-repeated="3"/>
          <table:table-cell office:value-type="float" office:value="104.818181818182" calcext:value-type="float">
            <text:p>104.8181818182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87.6363636363636" calcext:value-type="float">
            <text:p>87.6363636364</text:p>
          </table:table-cell>
          <table:table-cell table:number-columns-repeated="3"/>
          <table:table-cell office:value-type="float" office:value="134.818181818182" calcext:value-type="float">
            <text:p>134.8181818182</text:p>
          </table:table-cell>
          <table:table-cell table:number-columns-repeated="3"/>
          <table:table-cell office:value-type="float" office:value="85.8181818181818" calcext:value-type="float">
            <text:p>85.8181818182</text:p>
          </table:table-cell>
        </table:table-row>
        <table:table-row table:style-name="ro1">
          <table:table-cell office:value-type="float" office:value="226.416666666667" calcext:value-type="float">
            <text:p>226.4166666667</text:p>
          </table:table-cell>
          <table:table-cell table:number-columns-repeated="3"/>
          <table:table-cell office:value-type="float" office:value="105.916666666667" calcext:value-type="float">
            <text:p>105.9166666667</text:p>
          </table:table-cell>
          <table:table-cell table:number-columns-repeated="3"/>
          <table:table-cell office:value-type="float" office:value="208.416666666667" calcext:value-type="float">
            <text:p>208.4166666667</text:p>
          </table:table-cell>
          <table:table-cell table:number-columns-repeated="3"/>
          <table:table-cell office:value-type="float" office:value="206.083333333333" calcext:value-type="float">
            <text:p>206.083333333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80.25" calcext:value-type="float">
            <text:p>80.25</text:p>
          </table:table-cell>
          <table:table-cell table:number-columns-repeated="5"/>
          <table:table-cell office:value-type="float" office:value="115.833333333333" calcext:value-type="float">
            <text:p>115.8333333333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46.75" calcext:value-type="float">
            <text:p>146.75</text:p>
          </table:table-cell>
          <table:table-cell table:number-columns-repeated="3"/>
          <table:table-cell office:value-type="float" office:value="75.3333333333333" calcext:value-type="float">
            <text:p>75.3333333333</text:p>
          </table:table-cell>
          <table:table-cell table:number-columns-repeated="3"/>
          <table:table-cell office:value-type="float" office:value="114.083333333333" calcext:value-type="float">
            <text:p>114.0833333333</text:p>
          </table:table-cell>
          <table:table-cell table:number-columns-repeated="3"/>
          <table:table-cell office:value-type="float" office:value="80.3333333333333" calcext:value-type="float">
            <text:p>80.3333333333</text:p>
          </table:table-cell>
        </table:table-row>
        <table:table-row table:style-name="ro1">
          <table:table-cell office:value-type="float" office:value="312.923076923077" calcext:value-type="float">
            <text:p>312.9230769231</text:p>
          </table:table-cell>
          <table:table-cell table:number-columns-repeated="3"/>
          <table:table-cell office:value-type="float" office:value="111.384615384615" calcext:value-type="float">
            <text:p>111.3846153846</text:p>
          </table:table-cell>
          <table:table-cell table:number-columns-repeated="3"/>
          <table:table-cell office:value-type="float" office:value="203.769230769231" calcext:value-type="float">
            <text:p>203.7692307692</text:p>
          </table:table-cell>
          <table:table-cell table:number-columns-repeated="3"/>
          <table:table-cell office:value-type="float" office:value="153.538461538462" calcext:value-type="float">
            <text:p>153.5384615385</text:p>
          </table:table-cell>
          <table:table-cell table:number-columns-repeated="3"/>
          <table:table-cell office:value-type="float" office:value="145.153846153846" calcext:value-type="float">
            <text:p>145.153846153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151.769230769231" calcext:value-type="float">
            <text:p>151.7692307692</text:p>
          </table:table-cell>
          <table:table-cell table:number-columns-repeated="3"/>
          <table:table-cell office:value-type="float" office:value="275.692307692308" calcext:value-type="float">
            <text:p>275.6923076923</text:p>
          </table:table-cell>
          <table:table-cell table:number-columns-repeated="3"/>
          <table:table-cell office:value-type="float" office:value="85.6923076923077" calcext:value-type="float">
            <text:p>85.6923076923</text:p>
          </table:table-cell>
          <table:table-cell table:number-columns-repeated="3"/>
          <table:table-cell office:value-type="float" office:value="139.538461538462" calcext:value-type="float">
            <text:p>139.5384615385</text:p>
          </table:table-cell>
          <table:table-cell table:number-columns-repeated="3"/>
          <table:table-cell office:value-type="float" office:value="86.6153846153846" calcext:value-type="float">
            <text:p>86.6153846154</text:p>
          </table:table-cell>
        </table:table-row>
        <table:table-row table:style-name="ro1">
          <table:table-cell office:value-type="float" office:value="268.642857142857" calcext:value-type="float">
            <text:p>268.6428571429</text:p>
          </table:table-cell>
          <table:table-cell table:number-columns-repeated="3"/>
          <table:table-cell office:value-type="float" office:value="195.142857142857" calcext:value-type="float">
            <text:p>195.1428571429</text:p>
          </table:table-cell>
          <table:table-cell table:number-columns-repeated="3"/>
          <table:table-cell office:value-type="float" office:value="319.857142857143" calcext:value-type="float">
            <text:p>319.8571428571</text:p>
          </table:table-cell>
          <table:table-cell table:number-columns-repeated="3"/>
          <table:table-cell office:value-type="float" office:value="103.642857142857" calcext:value-type="float">
            <text:p>103.6428571429</text:p>
          </table:table-cell>
          <table:table-cell table:number-columns-repeated="3"/>
          <table:table-cell office:value-type="float" office:value="149.785714285714" calcext:value-type="float">
            <text:p>149.7857142857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5"/>
          <table:table-cell office:value-type="float" office:value="168.071428571429" calcext:value-type="float">
            <text:p>168.0714285714</text:p>
          </table:table-cell>
          <table:table-cell table:number-columns-repeated="3"/>
          <table:table-cell office:value-type="float" office:value="139.142857142857" calcext:value-type="float">
            <text:p>139.1428571429</text:p>
          </table:table-cell>
          <table:table-cell table:number-columns-repeated="3"/>
          <table:table-cell office:value-type="float" office:value="859.571428571429" calcext:value-type="float">
            <text:p>859.5714285714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280.5" calcext:value-type="float">
            <text:p>280.5</text:p>
          </table:table-cell>
          <table:table-cell table:number-columns-repeated="3"/>
          <table:table-cell office:value-type="float" office:value="111.142857142857" calcext:value-type="float">
            <text:p>111.1428571429</text:p>
          </table:table-cell>
        </table:table-row>
        <table:table-row table:style-name="ro1">
          <table:table-cell office:value-type="float" office:value="384.466666666667" calcext:value-type="float">
            <text:p>384.4666666667</text:p>
          </table:table-cell>
          <table:table-cell table:number-columns-repeated="3"/>
          <table:table-cell office:value-type="float" office:value="211.733333333333" calcext:value-type="float">
            <text:p>211.7333333333</text:p>
          </table:table-cell>
          <table:table-cell table:number-columns-repeated="3"/>
          <table:table-cell office:value-type="float" office:value="260.6" calcext:value-type="float">
            <text:p>260.6</text:p>
          </table:table-cell>
          <table:table-cell table:number-columns-repeated="3"/>
          <table:table-cell office:value-type="float" office:value="196.8" calcext:value-type="float">
            <text:p>196.8</text:p>
          </table:table-cell>
          <table:table-cell table:number-columns-repeated="3"/>
          <table:table-cell office:value-type="float" office:value="258.666666666667" calcext:value-type="float">
            <text:p>258.6666666667</text:p>
          </table:table-cell>
          <table:table-cell table:number-columns-repeated="3"/>
          <table:table-cell office:value-type="float" office:value="114.6" calcext:value-type="float">
            <text:p>114.6</text:p>
          </table:table-cell>
          <table:table-cell table:number-columns-repeated="5"/>
          <table:table-cell office:value-type="float" office:value="269.066666666667" calcext:value-type="float">
            <text:p>269.0666666667</text:p>
          </table:table-cell>
          <table:table-cell table:number-columns-repeated="3"/>
          <table:table-cell office:value-type="float" office:value="170.533333333333" calcext:value-type="float">
            <text:p>170.5333333333</text:p>
          </table:table-cell>
          <table:table-cell table:number-columns-repeated="3"/>
          <table:table-cell office:value-type="float" office:value="343.933333333333" calcext:value-type="float">
            <text:p>343.9333333333</text:p>
          </table:table-cell>
          <table:table-cell table:number-columns-repeated="3"/>
          <table:table-cell office:value-type="float" office:value="149.733333333333" calcext:value-type="float">
            <text:p>149.7333333333</text:p>
          </table:table-cell>
          <table:table-cell table:number-columns-repeated="3"/>
          <table:table-cell office:value-type="float" office:value="380.333333333333" calcext:value-type="float">
            <text:p>380.3333333333</text:p>
          </table:table-cell>
          <table:table-cell table:number-columns-repeated="3"/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318.0625" calcext:value-type="float">
            <text:p>318.0625</text:p>
          </table:table-cell>
          <table:table-cell table:number-columns-repeated="3"/>
          <table:table-cell office:value-type="float" office:value="195.5625" calcext:value-type="float">
            <text:p>195.5625</text:p>
          </table:table-cell>
          <table:table-cell table:number-columns-repeated="3"/>
          <table:table-cell office:value-type="float" office:value="446.9375" calcext:value-type="float">
            <text:p>446.9375</text:p>
          </table:table-cell>
          <table:table-cell table:number-columns-repeated="3"/>
          <table:table-cell office:value-type="float" office:value="153.5" calcext:value-type="float">
            <text:p>153.5</text:p>
          </table:table-cell>
          <table:table-cell table:number-columns-repeated="3"/>
          <table:table-cell office:value-type="float" office:value="223.875" calcext:value-type="float">
            <text:p>223.875</text:p>
          </table:table-cell>
          <table:table-cell table:number-columns-repeated="3"/>
          <table:table-cell office:value-type="float" office:value="272.875" calcext:value-type="float">
            <text:p>272.875</text:p>
          </table:table-cell>
          <table:table-cell table:number-columns-repeated="5"/>
          <table:table-cell office:value-type="float" office:value="306.4375" calcext:value-type="float">
            <text:p>306.437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41.375" calcext:value-type="float">
            <text:p>341.375</text:p>
          </table:table-cell>
          <table:table-cell table:number-columns-repeated="3"/>
          <table:table-cell office:value-type="float" office:value="150.1875" calcext:value-type="float">
            <text:p>150.1875</text:p>
          </table:table-cell>
          <table:table-cell table:number-columns-repeated="3"/>
          <table:table-cell office:value-type="float" office:value="253.625" calcext:value-type="float">
            <text:p>253.625</text:p>
          </table:table-cell>
          <table:table-cell table:number-columns-repeated="3"/>
          <table:table-cell office:value-type="float" office:value="106.8125" calcext:value-type="float">
            <text:p>106.8125</text:p>
          </table:table-cell>
        </table:table-row>
        <table:table-row table:style-name="ro1">
          <table:table-cell office:value-type="float" office:value="584.176470588235" calcext:value-type="float">
            <text:p>584.1764705882</text:p>
          </table:table-cell>
          <table:table-cell table:number-columns-repeated="3"/>
          <table:table-cell office:value-type="float" office:value="456.117647058824" calcext:value-type="float">
            <text:p>456.1176470588</text:p>
          </table:table-cell>
          <table:table-cell table:number-columns-repeated="3"/>
          <table:table-cell office:value-type="float" office:value="338.588235294118" calcext:value-type="float">
            <text:p>338.5882352941</text:p>
          </table:table-cell>
          <table:table-cell table:number-columns-repeated="3"/>
          <table:table-cell office:value-type="float" office:value="189.647058823529" calcext:value-type="float">
            <text:p>189.6470588235</text:p>
          </table:table-cell>
          <table:table-cell table:number-columns-repeated="3"/>
          <table:table-cell office:value-type="float" office:value="191.235294117647" calcext:value-type="float">
            <text:p>191.2352941176</text:p>
          </table:table-cell>
          <table:table-cell table:number-columns-repeated="3"/>
          <table:table-cell office:value-type="float" office:value="122.588235294118" calcext:value-type="float">
            <text:p>122.5882352941</text:p>
          </table:table-cell>
          <table:table-cell table:number-columns-repeated="5"/>
          <table:table-cell office:value-type="float" office:value="338.647058823529" calcext:value-type="float">
            <text:p>338.6470588235</text:p>
          </table:table-cell>
          <table:table-cell table:number-columns-repeated="3"/>
          <table:table-cell office:value-type="float" office:value="169.647058823529" calcext:value-type="float">
            <text:p>169.6470588235</text:p>
          </table:table-cell>
          <table:table-cell table:number-columns-repeated="3"/>
          <table:table-cell office:value-type="float" office:value="348.529411764706" calcext:value-type="float">
            <text:p>348.5294117647</text:p>
          </table:table-cell>
          <table:table-cell table:number-columns-repeated="3"/>
          <table:table-cell office:value-type="float" office:value="144.882352941176" calcext:value-type="float">
            <text:p>144.8823529412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79.1764705882353" calcext:value-type="float">
            <text:p>79.1764705882</text:p>
          </table:table-cell>
        </table:table-row>
        <table:table-row table:style-name="ro1">
          <table:table-cell office:value-type="float" office:value="806.5" calcext:value-type="float">
            <text:p>806.5</text:p>
          </table:table-cell>
          <table:table-cell table:number-columns-repeated="3"/>
          <table:table-cell office:value-type="float" office:value="257.333333333333" calcext:value-type="float">
            <text:p>257.3333333333</text:p>
          </table:table-cell>
          <table:table-cell table:number-columns-repeated="3"/>
          <table:table-cell office:value-type="float" office:value="295.222222222222" calcext:value-type="float">
            <text:p>295.2222222222</text:p>
          </table:table-cell>
          <table:table-cell table:number-columns-repeated="3"/>
          <table:table-cell office:value-type="float" office:value="280.888888888889" calcext:value-type="float">
            <text:p>280.8888888889</text:p>
          </table:table-cell>
          <table:table-cell table:number-columns-repeated="3"/>
          <table:table-cell office:value-type="float" office:value="352.888888888889" calcext:value-type="float">
            <text:p>352.8888888889</text:p>
          </table:table-cell>
          <table:table-cell table:number-columns-repeated="3"/>
          <table:table-cell office:value-type="float" office:value="173.888888888889" calcext:value-type="float">
            <text:p>173.8888888889</text:p>
          </table:table-cell>
          <table:table-cell table:number-columns-repeated="5"/>
          <table:table-cell office:value-type="float" office:value="492.222222222222" calcext:value-type="float">
            <text:p>492.2222222222</text:p>
          </table:table-cell>
          <table:table-cell table:number-columns-repeated="3"/>
          <table:table-cell office:value-type="float" office:value="215.277777777778" calcext:value-type="float">
            <text:p>215.2777777778</text:p>
          </table:table-cell>
          <table:table-cell table:number-columns-repeated="3"/>
          <table:table-cell office:value-type="float" office:value="318.388888888889" calcext:value-type="float">
            <text:p>318.3888888889</text:p>
          </table:table-cell>
          <table:table-cell table:number-columns-repeated="3"/>
          <table:table-cell office:value-type="float" office:value="238.333333333333" calcext:value-type="float">
            <text:p>238.3333333333</text:p>
          </table:table-cell>
          <table:table-cell table:number-columns-repeated="3"/>
          <table:table-cell office:value-type="float" office:value="418.5" calcext:value-type="float">
            <text:p>418.5</text:p>
          </table:table-cell>
          <table:table-cell table:number-columns-repeated="3"/>
          <table:table-cell office:value-type="float" office:value="107.888888888889" calcext:value-type="float">
            <text:p>107.8888888889</text:p>
          </table:table-cell>
        </table:table-row>
        <table:table-row table:style-name="ro1">
          <table:table-cell office:value-type="float" office:value="449.684210526316" calcext:value-type="float">
            <text:p>449.6842105263</text:p>
          </table:table-cell>
          <table:table-cell table:number-columns-repeated="3"/>
          <table:table-cell office:value-type="float" office:value="264.473684210526" calcext:value-type="float">
            <text:p>264.4736842105</text:p>
          </table:table-cell>
          <table:table-cell table:number-columns-repeated="3"/>
          <table:table-cell office:value-type="float" office:value="480.210526315789" calcext:value-type="float">
            <text:p>480.2105263158</text:p>
          </table:table-cell>
          <table:table-cell table:number-columns-repeated="3"/>
          <table:table-cell office:value-type="float" office:value="268.210526315789" calcext:value-type="float">
            <text:p>268.2105263158</text:p>
          </table:table-cell>
          <table:table-cell table:number-columns-repeated="3"/>
          <table:table-cell office:value-type="float" office:value="319.368421052632" calcext:value-type="float">
            <text:p>319.3684210526</text:p>
          </table:table-cell>
          <table:table-cell table:number-columns-repeated="3"/>
          <table:table-cell office:value-type="float" office:value="180.157894736842" calcext:value-type="float">
            <text:p>180.1578947368</text:p>
          </table:table-cell>
          <table:table-cell table:number-columns-repeated="5"/>
          <table:table-cell office:value-type="float" office:value="422.578947368421" calcext:value-type="float">
            <text:p>422.5789473684</text:p>
          </table:table-cell>
          <table:table-cell table:number-columns-repeated="3"/>
          <table:table-cell office:value-type="float" office:value="205.526315789474" calcext:value-type="float">
            <text:p>205.5263157895</text:p>
          </table:table-cell>
          <table:table-cell table:number-columns-repeated="3"/>
          <table:table-cell office:value-type="float" office:value="292.631578947368" calcext:value-type="float">
            <text:p>292.6315789474</text:p>
          </table:table-cell>
          <table:table-cell table:number-columns-repeated="3"/>
          <table:table-cell office:value-type="float" office:value="240.263157894737" calcext:value-type="float">
            <text:p>240.2631578947</text:p>
          </table:table-cell>
          <table:table-cell table:number-columns-repeated="3"/>
          <table:table-cell office:value-type="float" office:value="338.473684210526" calcext:value-type="float">
            <text:p>338.4736842105</text:p>
          </table:table-cell>
          <table:table-cell table:number-columns-repeated="3"/>
          <table:table-cell office:value-type="float" office:value="142.368421052632" calcext:value-type="float">
            <text:p>142.3684210526</text:p>
          </table:table-cell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3"/>
          <table:table-cell office:value-type="float" office:value="475.05" calcext:value-type="float">
            <text:p>475.05</text:p>
          </table:table-cell>
          <table:table-cell table:number-columns-repeated="3"/>
          <table:table-cell office:value-type="float" office:value="469.8" calcext:value-type="float">
            <text:p>469.8</text:p>
          </table:table-cell>
          <table:table-cell table:number-columns-repeated="3"/>
          <table:table-cell office:value-type="float" office:value="281.75" calcext:value-type="float">
            <text:p>281.75</text:p>
          </table:table-cell>
          <table:table-cell table:number-columns-repeated="3"/>
          <table:table-cell office:value-type="float" office:value="510.05" calcext:value-type="float">
            <text:p>510.05</text:p>
          </table:table-cell>
          <table:table-cell table:number-columns-repeated="3"/>
          <table:table-cell office:value-type="float" office:value="381.55" calcext:value-type="float">
            <text:p>381.55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227.25" calcext:value-type="float">
            <text:p>227.25</text:p>
          </table:table-cell>
          <table:table-cell table:number-columns-repeated="3"/>
          <table:table-cell office:value-type="float" office:value="508.8" calcext:value-type="float">
            <text:p>508.8</text:p>
          </table:table-cell>
          <table:table-cell table:number-columns-repeated="3"/>
          <table:table-cell office:value-type="float" office:value="339.75" calcext:value-type="float">
            <text:p>339.75</text:p>
          </table:table-cell>
          <table:table-cell table:number-columns-repeated="3"/>
          <table:table-cell office:value-type="float" office:value="404.75" calcext:value-type="float">
            <text:p>404.75</text:p>
          </table:table-cell>
          <table:table-cell table:number-columns-repeated="3"/>
          <table:table-cell office:value-type="float" office:value="220.7" calcext:value-type="float">
            <text:p>220.7</text:p>
          </table:table-cell>
        </table:table-row>
        <table:table-row table:style-name="ro1">
          <table:table-cell office:value-type="float" office:value="664.095238095238" calcext:value-type="float">
            <text:p>664.0952380952</text:p>
          </table:table-cell>
          <table:table-cell table:number-columns-repeated="3"/>
          <table:table-cell office:value-type="float" office:value="452.095238095238" calcext:value-type="float">
            <text:p>452.0952380952</text:p>
          </table:table-cell>
          <table:table-cell table:number-columns-repeated="3"/>
          <table:table-cell office:value-type="float" office:value="444.809523809524" calcext:value-type="float">
            <text:p>444.8095238095</text:p>
          </table:table-cell>
          <table:table-cell table:number-columns-repeated="3"/>
          <table:table-cell office:value-type="float" office:value="324.619047619048" calcext:value-type="float">
            <text:p>324.619047619</text:p>
          </table:table-cell>
          <table:table-cell table:number-columns-repeated="3"/>
          <table:table-cell office:value-type="float" office:value="386.857142857143" calcext:value-type="float">
            <text:p>386.8571428571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5"/>
          <table:table-cell office:value-type="float" office:value="710.285714285714" calcext:value-type="float">
            <text:p>710.2857142857</text:p>
          </table:table-cell>
          <table:table-cell table:number-columns-repeated="3"/>
          <table:table-cell office:value-type="float" office:value="327.285714285714" calcext:value-type="float">
            <text:p>327.2857142857</text:p>
          </table:table-cell>
          <table:table-cell table:number-columns-repeated="3"/>
          <table:table-cell office:value-type="float" office:value="528.047619047619" calcext:value-type="float">
            <text:p>528.0476190476</text:p>
          </table:table-cell>
          <table:table-cell table:number-columns-repeated="3"/>
          <table:table-cell office:value-type="float" office:value="211.904761904762" calcext:value-type="float">
            <text:p>211.9047619048</text:p>
          </table:table-cell>
          <table:table-cell table:number-columns-repeated="3"/>
          <table:table-cell office:value-type="float" office:value="390.904761904762" calcext:value-type="float">
            <text:p>390.9047619048</text:p>
          </table:table-cell>
          <table:table-cell table:number-columns-repeated="3"/>
          <table:table-cell office:value-type="float" office:value="204.952380952381" calcext:value-type="float">
            <text:p>204.9523809524</text:p>
          </table:table-cell>
        </table:table-row>
        <table:table-row table:style-name="ro1">
          <table:table-cell office:value-type="float" office:value="1032.18181818182" calcext:value-type="float">
            <text:p>1032.1818181818</text:p>
          </table:table-cell>
          <table:table-cell table:number-columns-repeated="3"/>
          <table:table-cell office:value-type="float" office:value="459.590909090909" calcext:value-type="float">
            <text:p>459.5909090909</text:p>
          </table:table-cell>
          <table:table-cell table:number-columns-repeated="3"/>
          <table:table-cell office:value-type="float" office:value="563.272727272727" calcext:value-type="float">
            <text:p>563.2727272727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617.818181818182" calcext:value-type="float">
            <text:p>617.8181818182</text:p>
          </table:table-cell>
          <table:table-cell table:number-columns-repeated="3"/>
          <table:table-cell office:value-type="float" office:value="365.636363636364" calcext:value-type="float">
            <text:p>365.6363636364</text:p>
          </table:table-cell>
          <table:table-cell table:number-columns-repeated="5"/>
          <table:table-cell office:value-type="float" office:value="606.136363636364" calcext:value-type="float">
            <text:p>606.1363636364</text:p>
          </table:table-cell>
          <table:table-cell table:number-columns-repeated="3"/>
          <table:table-cell office:value-type="float" office:value="528.090909090909" calcext:value-type="float">
            <text:p>528.0909090909</text:p>
          </table:table-cell>
          <table:table-cell table:number-columns-repeated="3"/>
          <table:table-cell office:value-type="float" office:value="401.636363636364" calcext:value-type="float">
            <text:p>401.6363636364</text:p>
          </table:table-cell>
          <table:table-cell table:number-columns-repeated="3"/>
          <table:table-cell office:value-type="float" office:value="450.818181818182" calcext:value-type="float">
            <text:p>450.8181818182</text:p>
          </table:table-cell>
          <table:table-cell table:number-columns-repeated="3"/>
          <table:table-cell office:value-type="float" office:value="491.545454545455" calcext:value-type="float">
            <text:p>491.5454545455</text:p>
          </table:table-cell>
          <table:table-cell table:number-columns-repeated="3"/>
          <table:table-cell office:value-type="float" office:value="204.636363636364" calcext:value-type="float">
            <text:p>204.6363636364</text:p>
          </table:table-cell>
        </table:table-row>
        <table:table-row table:style-name="ro1">
          <table:table-cell office:value-type="float" office:value="1029.78260869565" calcext:value-type="float">
            <text:p>1029.7826086957</text:p>
          </table:table-cell>
          <table:table-cell table:number-columns-repeated="3"/>
          <table:table-cell office:value-type="float" office:value="681.652173913044" calcext:value-type="float">
            <text:p>681.652173913</text:p>
          </table:table-cell>
          <table:table-cell table:number-columns-repeated="3"/>
          <table:table-cell office:value-type="float" office:value="1024.13043478261" calcext:value-type="float">
            <text:p>1024.1304347826</text:p>
          </table:table-cell>
          <table:table-cell table:number-columns-repeated="3"/>
          <table:table-cell office:value-type="float" office:value="319.260869565217" calcext:value-type="float">
            <text:p>319.2608695652</text:p>
          </table:table-cell>
          <table:table-cell table:number-columns-repeated="3"/>
          <table:table-cell office:value-type="float" office:value="534.913043478261" calcext:value-type="float">
            <text:p>534.9130434783</text:p>
          </table:table-cell>
          <table:table-cell table:number-columns-repeated="3"/>
          <table:table-cell office:value-type="float" office:value="341.869565217391" calcext:value-type="float">
            <text:p>341.8695652174</text:p>
          </table:table-cell>
          <table:table-cell table:number-columns-repeated="5"/>
          <table:table-cell office:value-type="float" office:value="728.04347826087" calcext:value-type="float">
            <text:p>728.0434782609</text:p>
          </table:table-cell>
          <table:table-cell table:number-columns-repeated="3"/>
          <table:table-cell office:value-type="float" office:value="315.826086956522" calcext:value-type="float">
            <text:p>315.8260869565</text:p>
          </table:table-cell>
          <table:table-cell table:number-columns-repeated="3"/>
          <table:table-cell office:value-type="float" office:value="712.086956521739" calcext:value-type="float">
            <text:p>712.0869565217</text:p>
          </table:table-cell>
          <table:table-cell table:number-columns-repeated="3"/>
          <table:table-cell office:value-type="float" office:value="328.95652173913" calcext:value-type="float">
            <text:p>328.9565217391</text:p>
          </table:table-cell>
          <table:table-cell table:number-columns-repeated="3"/>
          <table:table-cell office:value-type="float" office:value="472.173913043478" calcext:value-type="float">
            <text:p>472.1739130435</text:p>
          </table:table-cell>
          <table:table-cell table:number-columns-repeated="3"/>
          <table:table-cell office:value-type="float" office:value="310.347826086956" calcext:value-type="float">
            <text:p>310.347826087</text:p>
          </table:table-cell>
        </table:table-row>
        <table:table-row table:style-name="ro1">
          <table:table-cell office:value-type="float" office:value="925.375" calcext:value-type="float">
            <text:p>925.375</text:p>
          </table:table-cell>
          <table:table-cell table:number-columns-repeated="3"/>
          <table:table-cell office:value-type="float" office:value="661.625" calcext:value-type="float">
            <text:p>661.625</text:p>
          </table:table-cell>
          <table:table-cell table:number-columns-repeated="3"/>
          <table:table-cell office:value-type="float" office:value="929.291666666667" calcext:value-type="float">
            <text:p>929.2916666667</text:p>
          </table:table-cell>
          <table:table-cell table:number-columns-repeated="3"/>
          <table:table-cell office:value-type="float" office:value="473.125" calcext:value-type="float">
            <text:p>473.125</text:p>
          </table:table-cell>
          <table:table-cell table:number-columns-repeated="3"/>
          <table:table-cell office:value-type="float" office:value="543.416666666667" calcext:value-type="float">
            <text:p>543.4166666667</text:p>
          </table:table-cell>
          <table:table-cell table:number-columns-repeated="3"/>
          <table:table-cell office:value-type="float" office:value="306.25" calcext:value-type="float">
            <text:p>306.25</text:p>
          </table:table-cell>
          <table:table-cell table:number-columns-repeated="5"/>
          <table:table-cell office:value-type="float" office:value="758.666666666667" calcext:value-type="float">
            <text:p>758.6666666667</text:p>
          </table:table-cell>
          <table:table-cell table:number-columns-repeated="3"/>
          <table:table-cell office:value-type="float" office:value="401.458333333333" calcext:value-type="float">
            <text:p>401.4583333333</text:p>
          </table:table-cell>
          <table:table-cell table:number-columns-repeated="3"/>
          <table:table-cell office:value-type="float" office:value="918.041666666667" calcext:value-type="float">
            <text:p>918.0416666667</text:p>
          </table:table-cell>
          <table:table-cell table:number-columns-repeated="3"/>
          <table:table-cell office:value-type="float" office:value="304.125" calcext:value-type="float">
            <text:p>304.125</text:p>
          </table:table-cell>
          <table:table-cell table:number-columns-repeated="3"/>
          <table:table-cell office:value-type="float" office:value="509.75" calcext:value-type="float">
            <text:p>509.75</text:p>
          </table:table-cell>
          <table:table-cell table:number-columns-repeated="3"/>
          <table:table-cell office:value-type="float" office:value="204.75" calcext:value-type="float">
            <text:p>204.75</text:p>
          </table:table-cell>
        </table:table-row>
        <table:table-row table:style-name="ro1">
          <table:table-cell office:value-type="float" office:value="1002.48" calcext:value-type="float">
            <text:p>1002.48</text:p>
          </table:table-cell>
          <table:table-cell table:number-columns-repeated="3"/>
          <table:table-cell office:value-type="float" office:value="487.8" calcext:value-type="float">
            <text:p>487.8</text:p>
          </table:table-cell>
          <table:table-cell table:number-columns-repeated="3"/>
          <table:table-cell office:value-type="float" office:value="873.44" calcext:value-type="float">
            <text:p>873.44</text:p>
          </table:table-cell>
          <table:table-cell table:number-columns-repeated="3"/>
          <table:table-cell office:value-type="float" office:value="411.52" calcext:value-type="float">
            <text:p>411.52</text:p>
          </table:table-cell>
          <table:table-cell table:number-columns-repeated="3"/>
          <table:table-cell office:value-type="float" office:value="381.92" calcext:value-type="float">
            <text:p>381.92</text:p>
          </table:table-cell>
          <table:table-cell table:number-columns-repeated="3"/>
          <table:table-cell office:value-type="float" office:value="316.92" calcext:value-type="float">
            <text:p>316.92</text:p>
          </table:table-cell>
          <table:table-cell table:number-columns-repeated="5"/>
          <table:table-cell office:value-type="float" office:value="1060.28" calcext:value-type="float">
            <text:p>1060.28</text:p>
          </table:table-cell>
          <table:table-cell table:number-columns-repeated="3"/>
          <table:table-cell office:value-type="float" office:value="434.76" calcext:value-type="float">
            <text:p>434.76</text:p>
          </table:table-cell>
          <table:table-cell table:number-columns-repeated="3"/>
          <table:table-cell office:value-type="float" office:value="763.76" calcext:value-type="float">
            <text:p>763.76</text:p>
          </table:table-cell>
          <table:table-cell table:number-columns-repeated="3"/>
          <table:table-cell office:value-type="float" office:value="351.72" calcext:value-type="float">
            <text:p>351.72</text:p>
          </table:table-cell>
          <table:table-cell table:number-columns-repeated="3"/>
          <table:table-cell office:value-type="float" office:value="602.24" calcext:value-type="float">
            <text:p>602.24</text:p>
          </table:table-cell>
          <table:table-cell table:number-columns-repeated="3"/>
          <table:table-cell office:value-type="float" office:value="412.88" calcext:value-type="float">
            <text:p>412.88</text:p>
          </table:table-cell>
        </table:table-row>
        <table:table-row table:style-name="ro1">
          <table:table-cell office:value-type="float" office:value="1248.5" calcext:value-type="float">
            <text:p>1248.5</text:p>
          </table:table-cell>
          <table:table-cell table:number-columns-repeated="3"/>
          <table:table-cell office:value-type="float" office:value="901.538461538462" calcext:value-type="float">
            <text:p>901.5384615385</text:p>
          </table:table-cell>
          <table:table-cell table:number-columns-repeated="3"/>
          <table:table-cell office:value-type="float" office:value="922.115384615385" calcext:value-type="float">
            <text:p>922.1153846154</text:p>
          </table:table-cell>
          <table:table-cell table:number-columns-repeated="3"/>
          <table:table-cell office:value-type="float" office:value="404.153846153846" calcext:value-type="float">
            <text:p>404.1538461538</text:p>
          </table:table-cell>
          <table:table-cell table:number-columns-repeated="3"/>
          <table:table-cell office:value-type="float" office:value="589.346153846154" calcext:value-type="float">
            <text:p>589.3461538462</text:p>
          </table:table-cell>
          <table:table-cell table:number-columns-repeated="3"/>
          <table:table-cell office:value-type="float" office:value="496.423076923077" calcext:value-type="float">
            <text:p>496.4230769231</text:p>
          </table:table-cell>
          <table:table-cell table:number-columns-repeated="5"/>
          <table:table-cell office:value-type="float" office:value="682.115384615385" calcext:value-type="float">
            <text:p>682.1153846154</text:p>
          </table:table-cell>
          <table:table-cell table:number-columns-repeated="3"/>
          <table:table-cell office:value-type="float" office:value="496.730769230769" calcext:value-type="float">
            <text:p>496.7307692308</text:p>
          </table:table-cell>
          <table:table-cell table:number-columns-repeated="3"/>
          <table:table-cell office:value-type="float" office:value="870.692307692308" calcext:value-type="float">
            <text:p>870.6923076923</text:p>
          </table:table-cell>
          <table:table-cell table:number-columns-repeated="3"/>
          <table:table-cell office:value-type="float" office:value="313.038461538462" calcext:value-type="float">
            <text:p>313.0384615385</text:p>
          </table:table-cell>
          <table:table-cell table:number-columns-repeated="3"/>
          <table:table-cell office:value-type="float" office:value="677.538461538462" calcext:value-type="float">
            <text:p>677.5384615385</text:p>
          </table:table-cell>
          <table:table-cell table:number-columns-repeated="3"/>
          <table:table-cell office:value-type="float" office:value="304.730769230769" calcext:value-type="float">
            <text:p>304.7307692308</text:p>
          </table:table-cell>
        </table:table-row>
        <table:table-row table:style-name="ro1">
          <table:table-cell office:value-type="float" office:value="1192.51851851852" calcext:value-type="float">
            <text:p>1192.5185185185</text:p>
          </table:table-cell>
          <table:table-cell table:number-columns-repeated="3"/>
          <table:table-cell office:value-type="float" office:value="983.925925925926" calcext:value-type="float">
            <text:p>983.9259259259</text:p>
          </table:table-cell>
          <table:table-cell table:number-columns-repeated="3"/>
          <table:table-cell office:value-type="float" office:value="731.814814814815" calcext:value-type="float">
            <text:p>731.8148148148</text:p>
          </table:table-cell>
          <table:table-cell table:number-columns-repeated="3"/>
          <table:table-cell office:value-type="float" office:value="611.185185185185" calcext:value-type="float">
            <text:p>611.1851851852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545.592592592593" calcext:value-type="float">
            <text:p>545.5925925926</text:p>
          </table:table-cell>
          <table:table-cell table:number-columns-repeated="5"/>
          <table:table-cell office:value-type="float" office:value="1044.44444444444" calcext:value-type="float">
            <text:p>1044.4444444445</text:p>
          </table:table-cell>
          <table:table-cell table:number-columns-repeated="3"/>
          <table:table-cell office:value-type="float" office:value="805.740740740741" calcext:value-type="float">
            <text:p>805.7407407407</text:p>
          </table:table-cell>
          <table:table-cell table:number-columns-repeated="3"/>
          <table:table-cell office:value-type="float" office:value="562.148148148148" calcext:value-type="float">
            <text:p>562.1481481481</text:p>
          </table:table-cell>
          <table:table-cell table:number-columns-repeated="3"/>
          <table:table-cell office:value-type="float" office:value="432.925925925926" calcext:value-type="float">
            <text:p>432.9259259259</text:p>
          </table:table-cell>
          <table:table-cell table:number-columns-repeated="3"/>
          <table:table-cell office:value-type="float" office:value="804.740740740741" calcext:value-type="float">
            <text:p>804.7407407407</text:p>
          </table:table-cell>
          <table:table-cell table:number-columns-repeated="3"/>
          <table:table-cell office:value-type="float" office:value="350.888888888889" calcext:value-type="float">
            <text:p>350.8888888889</text:p>
          </table:table-cell>
        </table:table-row>
        <table:table-row table:style-name="ro1">
          <table:table-cell office:value-type="float" office:value="1106.25" calcext:value-type="float">
            <text:p>1106.25</text:p>
          </table:table-cell>
          <table:table-cell table:number-columns-repeated="3"/>
          <table:table-cell office:value-type="float" office:value="616.857142857143" calcext:value-type="float">
            <text:p>616.8571428571</text:p>
          </table:table-cell>
          <table:table-cell table:number-columns-repeated="3"/>
          <table:table-cell office:value-type="float" office:value="877.857142857143" calcext:value-type="float">
            <text:p>877.8571428571</text:p>
          </table:table-cell>
          <table:table-cell table:number-columns-repeated="3"/>
          <table:table-cell office:value-type="float" office:value="417.678571428572" calcext:value-type="float">
            <text:p>417.6785714286</text:p>
          </table:table-cell>
          <table:table-cell table:number-columns-repeated="3"/>
          <table:table-cell office:value-type="float" office:value="809.035714285714" calcext:value-type="float">
            <text:p>809.0357142857</text:p>
          </table:table-cell>
          <table:table-cell table:number-columns-repeated="3"/>
          <table:table-cell office:value-type="float" office:value="417.464285714286" calcext:value-type="float">
            <text:p>417.4642857143</text:p>
          </table:table-cell>
          <table:table-cell table:number-columns-repeated="5"/>
          <table:table-cell office:value-type="float" office:value="996.785714285714" calcext:value-type="float">
            <text:p>996.7857142857</text:p>
          </table:table-cell>
          <table:table-cell table:number-columns-repeated="3"/>
          <table:table-cell office:value-type="float" office:value="554.785714285714" calcext:value-type="float">
            <text:p>554.7857142857</text:p>
          </table:table-cell>
          <table:table-cell table:number-columns-repeated="3"/>
          <table:table-cell office:value-type="float" office:value="1131.96428571429" calcext:value-type="float">
            <text:p>1131.9642857143</text:p>
          </table:table-cell>
          <table:table-cell table:number-columns-repeated="3"/>
          <table:table-cell office:value-type="float" office:value="502.571428571429" calcext:value-type="float">
            <text:p>502.5714285714</text:p>
          </table:table-cell>
          <table:table-cell table:number-columns-repeated="3"/>
          <table:table-cell office:value-type="float" office:value="682.178571428571" calcext:value-type="float">
            <text:p>682.1785714286</text:p>
          </table:table-cell>
          <table:table-cell table:number-columns-repeated="3"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20.55172413793" calcext:value-type="float">
            <text:p>1520.5517241379</text:p>
          </table:table-cell>
          <table:table-cell table:number-columns-repeated="3"/>
          <table:table-cell office:value-type="float" office:value="958.620689655172" calcext:value-type="float">
            <text:p>958.6206896552</text:p>
          </table:table-cell>
          <table:table-cell table:number-columns-repeated="3"/>
          <table:table-cell office:value-type="float" office:value="986.51724137931" calcext:value-type="float">
            <text:p>986.5172413793</text:p>
          </table:table-cell>
          <table:table-cell table:number-columns-repeated="3"/>
          <table:table-cell office:value-type="float" office:value="441.620689655172" calcext:value-type="float">
            <text:p>441.6206896552</text:p>
          </table:table-cell>
          <table:table-cell table:number-columns-repeated="3"/>
          <table:table-cell office:value-type="float" office:value="707.137931034483" calcext:value-type="float">
            <text:p>707.1379310345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5"/>
          <table:table-cell office:value-type="float" office:value="1219.58620689655" calcext:value-type="float">
            <text:p>1219.5862068966</text:p>
          </table:table-cell>
          <table:table-cell table:number-columns-repeated="3"/>
          <table:table-cell office:value-type="float" office:value="732.896551724138" calcext:value-type="float">
            <text:p>732.8965517241</text:p>
          </table:table-cell>
          <table:table-cell table:number-columns-repeated="3"/>
          <table:table-cell office:value-type="float" office:value="908.48275862069" calcext:value-type="float">
            <text:p>908.4827586207</text:p>
          </table:table-cell>
          <table:table-cell table:number-columns-repeated="3"/>
          <table:table-cell office:value-type="float" office:value="458.827586206897" calcext:value-type="float">
            <text:p>458.8275862069</text:p>
          </table:table-cell>
          <table:table-cell table:number-columns-repeated="3"/>
          <table:table-cell office:value-type="float" office:value="793.862068965517" calcext:value-type="float">
            <text:p>793.8620689655</text:p>
          </table:table-cell>
          <table:table-cell table:number-columns-repeated="3"/>
          <table:table-cell office:value-type="float" office:value="474.689655172414" calcext:value-type="float">
            <text:p>474.6896551724</text:p>
          </table:table-cell>
        </table:table-row>
        <table:table-row table:style-name="ro1" table:number-rows-repeated="3">
          <table:table-cell table:number-columns-repeated="47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5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585" calcext:value-type="float">
            <text:p>585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table:number-columns-repeated="3"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586" calcext:value-type="float">
            <text:p>586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4207" calcext:value-type="float">
            <text:p>4207</text:p>
          </table:table-cell>
          <table:table-cell table:number-columns-repeated="3"/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table:number-columns-repeated="3"/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1016" calcext:value-type="float">
            <text:p>1016</text:p>
          </table:table-cell>
          <table:table-cell table:number-columns-repeated="3"/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table:number-columns-repeated="3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table:number-columns-repeated="3"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1207" calcext:value-type="float">
            <text:p>1207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1010" calcext:value-type="float">
            <text:p>1010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1385" calcext:value-type="float">
            <text:p>1385</text:p>
          </table:table-cell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1571" calcext:value-type="float">
            <text:p>1571</text:p>
          </table:table-cell>
          <table:table-cell table:number-columns-repeated="3"/>
          <table:table-cell office:value-type="float" office:value="1085" calcext:value-type="float">
            <text:p>1085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1402" calcext:value-type="float">
            <text:p>140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table:number-columns-repeated="3"/>
          <table:table-cell office:value-type="float" office:value="1314" calcext:value-type="float">
            <text:p>1314</text:p>
          </table:table-cell>
          <table:table-cell table:number-columns-repeated="3"/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1923" calcext:value-type="float">
            <text:p>1923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1242" calcext:value-type="float">
            <text:p>1242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 table:number-columns-repeated="5"/>
          <table:table-cell office:value-type="float" office:value="1501" calcext:value-type="float">
            <text:p>1501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1692" calcext:value-type="float">
            <text:p>1692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1325" calcext:value-type="float">
            <text:p>1325</text:p>
          </table:table-cell>
          <table:table-cell table:number-columns-repeated="3"/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/>
          <table:table-cell office:value-type="float" office:value="1333" calcext:value-type="float">
            <text:p>1333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table:number-columns-repeated="3"/>
          <table:table-cell office:value-type="float" office:value="1811" calcext:value-type="float">
            <text:p>1811</text:p>
          </table:table-cell>
          <table:table-cell table:number-columns-repeated="3"/>
          <table:table-cell office:value-type="float" office:value="1047" calcext:value-type="float">
            <text:p>1047</text:p>
          </table:table-cell>
          <table:table-cell table:number-columns-repeated="3"/>
          <table:table-cell office:value-type="float" office:value="1171" calcext:value-type="float">
            <text:p>1171</text:p>
          </table:table-cell>
          <table:table-cell table:number-columns-repeated="3"/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3"/>
          <table:table-cell office:value-type="float" office:value="1590" calcext:value-type="float">
            <text:p>1590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 table:number-columns-repeated="5"/>
          <table:table-cell office:value-type="float" office:value="2066" calcext:value-type="float">
            <text:p>2066</text:p>
          </table:table-cell>
          <table:table-cell table:number-columns-repeated="3"/>
          <table:table-cell office:value-type="float" office:value="1122" calcext:value-type="float">
            <text:p>1122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table:number-columns-repeated="3"/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table:number-columns-repeated="3"/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/>
          <table:table-cell office:value-type="float" office:value="1820" calcext:value-type="float">
            <text:p>1820</text:p>
          </table:table-cell>
          <table:table-cell table:number-columns-repeated="3"/>
          <table:table-cell office:value-type="float" office:value="1762" calcext:value-type="float">
            <text:p>1762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table:number-columns-repeated="3"/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number-columns-repeated="3"/>
          <table:table-cell office:value-type="float" office:value="1305" calcext:value-type="float">
            <text:p>1305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513" calcext:value-type="float">
            <text:p>1513</text:p>
          </table:table-cell>
          <table:table-cell table:number-columns-repeated="3"/>
          <table:table-cell office:value-type="float" office:value="1326" calcext:value-type="float">
            <text:p>1326</text:p>
          </table:table-cell>
          <table:table-cell table:number-columns-repeated="3"/>
          <table:table-cell office:value-type="float" office:value="1682" calcext:value-type="float">
            <text:p>1682</text:p>
          </table:table-cell>
          <table:table-cell table:number-columns-repeated="3"/>
          <table:table-cell office:value-type="float" office:value="1444" calcext:value-type="float">
            <text:p>1444</text:p>
          </table:table-cell>
          <table:table-cell table:number-columns-repeated="5"/>
          <table:table-cell office:value-type="float" office:value="2046" calcext:value-type="float">
            <text:p>2046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1651" calcext:value-type="float">
            <text:p>1651</text:p>
          </table:table-cell>
          <table:table-cell table:number-columns-repeated="3"/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1396" calcext:value-type="float">
            <text:p>1396</text:p>
          </table:table-cell>
          <table:table-cell table:number-columns-repeated="3"/>
          <table:table-cell office:value-type="float" office:value="2045" calcext:value-type="float">
            <text:p>2045</text:p>
          </table:table-cell>
          <table:table-cell table:number-columns-repeated="3"/>
          <table:table-cell office:value-type="float" office:value="1291" calcext:value-type="float">
            <text:p>1291</text:p>
          </table:table-cell>
          <table:table-cell table:number-columns-repeated="5"/>
          <table:table-cell office:value-type="float" office:value="1736" calcext:value-type="float">
            <text:p>1736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table:number-columns-repeated="3"/>
          <table:table-cell office:value-type="float" office:value="2274" calcext:value-type="float">
            <text:p>2274</text:p>
          </table:table-cell>
          <table:table-cell table:number-columns-repeated="3"/>
          <table:table-cell office:value-type="float" office:value="1295" calcext:value-type="float">
            <text:p>1295</text:p>
          </table:table-cell>
          <table:table-cell table:number-columns-repeated="3"/>
          <table:table-cell office:value-type="float" office:value="1526" calcext:value-type="float">
            <text:p>1526</text:p>
          </table:table-cell>
          <table:table-cell table:number-columns-repeated="3"/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number-columns-repeated="3"/>
          <table:table-cell office:value-type="float" office:value="2042" calcext:value-type="float">
            <text:p>2042</text:p>
          </table:table-cell>
          <table:table-cell table:number-columns-repeated="3"/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1729" calcext:value-type="float">
            <text:p>1729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 table:number-columns-repeated="5"/>
          <table:table-cell office:value-type="float" office:value="2348" calcext:value-type="float">
            <text:p>2348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table:number-columns-repeated="3"/>
          <table:table-cell office:value-type="float" office:value="1257" calcext:value-type="float">
            <text:p>1257</text:p>
          </table:table-cell>
          <table:table-cell table:number-columns-repeated="3"/>
          <table:table-cell office:value-type="float" office:value="1723" calcext:value-type="float">
            <text:p>1723</text:p>
          </table:table-cell>
          <table:table-cell table:number-columns-repeated="3"/>
          <table:table-cell office:value-type="float" office:value="1455" calcext:value-type="float">
            <text:p>1455</text:p>
          </table:table-cell>
        </table:table-row>
        <table:table-row table:style-name="ro1" table:number-rows-repeated="3">
          <table:table-cell table:number-columns-repeated="47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5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2184.87394957983" calcext:value-type="float">
            <text:p>2184.8739495798</text:p>
          </table:table-cell>
          <table:table-cell table:number-columns-repeated="3"/>
          <table:table-cell office:value-type="float" office:value="2136.98630136986" calcext:value-type="float">
            <text:p>2136.9863013699</text:p>
          </table:table-cell>
          <table:table-cell table:number-columns-repeated="3"/>
          <table:table-cell office:value-type="float" office:value="1989.79591836735" calcext:value-type="float">
            <text:p>1989.7959183674</text:p>
          </table:table-cell>
          <table:table-cell table:number-columns-repeated="3"/>
          <table:table-cell office:value-type="float" office:value="1563.12625250501" calcext:value-type="float">
            <text:p>1563.126252505</text:p>
          </table:table-cell>
          <table:table-cell table:number-columns-repeated="3"/>
          <table:table-cell office:value-type="float" office:value="2005.14138817481" calcext:value-type="float">
            <text:p>2005.1413881748</text:p>
          </table:table-cell>
          <table:table-cell table:number-columns-repeated="3"/>
          <table:table-cell office:value-type="float" office:value="2047.24409448819" calcext:value-type="float">
            <text:p>2047.2440944882</text:p>
          </table:table-cell>
          <table:table-cell table:number-columns-repeated="5"/>
          <table:table-cell office:value-type="float" office:value="2209.63172804533" calcext:value-type="float">
            <text:p>2209.6317280453</text:p>
          </table:table-cell>
          <table:table-cell table:number-columns-repeated="3"/>
          <table:table-cell office:value-type="float" office:value="2091.1528150134" calcext:value-type="float">
            <text:p>2091.1528150134</text:p>
          </table:table-cell>
          <table:table-cell table:number-columns-repeated="3"/>
          <table:table-cell office:value-type="float" office:value="1940.29850746269" calcext:value-type="float">
            <text:p>1940.2985074627</text:p>
          </table:table-cell>
          <table:table-cell table:number-columns-repeated="3"/>
          <table:table-cell office:value-type="float" office:value="2058.04749340369" calcext:value-type="float">
            <text:p>2058.0474934037</text:p>
          </table:table-cell>
          <table:table-cell table:number-columns-repeated="3"/>
          <table:table-cell office:value-type="float" office:value="2015.50387596899" calcext:value-type="float">
            <text:p>2015.503875969</text:p>
          </table:table-cell>
          <table:table-cell table:number-columns-repeated="3"/>
          <table:table-cell office:value-type="float" office:value="1897.8102189781" calcext:value-type="float">
            <text:p>1897.8102189781</text:p>
          </table:table-cell>
        </table:table-row>
        <table:table-row table:style-name="ro1"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647.05882352941" calcext:value-type="float">
            <text:p>7647.0588235294</text:p>
          </table:table-cell>
          <table:table-cell table:number-columns-repeated="3"/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839.1959798995" calcext:value-type="float">
            <text:p>7839.1959798995</text:p>
          </table:table-cell>
          <table:table-cell table:number-columns-repeated="3"/>
          <table:table-cell office:value-type="float" office:value="7761.19402985075" calcext:value-type="float">
            <text:p>7761.1940298508</text:p>
          </table:table-cell>
          <table:table-cell table:number-columns-repeated="5"/>
          <table:table-cell office:value-type="float" office:value="7839.1959798995" calcext:value-type="float">
            <text:p>7839.1959798995</text:p>
          </table:table-cell>
          <table:table-cell table:number-columns-repeated="3"/>
          <table:table-cell office:value-type="float" office:value="7800" calcext:value-type="float">
            <text:p>7800</text:p>
          </table:table-cell>
          <table:table-cell table:number-columns-repeated="3"/>
          <table:table-cell office:value-type="float" office:value="6902.65486725664" calcext:value-type="float">
            <text:p>6902.6548672566</text:p>
          </table:table-cell>
          <table:table-cell table:number-columns-repeated="3"/>
          <table:table-cell office:value-type="float" office:value="7761.19402985075" calcext:value-type="float">
            <text:p>7761.1940298508</text:p>
          </table:table-cell>
          <table:table-cell table:number-columns-repeated="3"/>
          <table:table-cell office:value-type="float" office:value="7800" calcext:value-type="float">
            <text:p>7800</text:p>
          </table:table-cell>
          <table:table-cell table:number-columns-repeated="3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table:number-columns-repeated="3"/>
          <table:table-cell office:value-type="float" office:value="7774.08637873754" calcext:value-type="float">
            <text:p>7774.0863787376</text:p>
          </table:table-cell>
          <table:table-cell table:number-columns-repeated="3"/>
          <table:table-cell office:value-type="float" office:value="7289.71962616822" calcext:value-type="float">
            <text:p>7289.7196261682</text:p>
          </table:table-cell>
          <table:table-cell table:number-columns-repeated="3"/>
          <table:table-cell office:value-type="float" office:value="6062.17616580311" calcext:value-type="float">
            <text:p>6062.1761658031</text:p>
          </table:table-cell>
          <table:table-cell table:number-columns-repeated="3"/>
          <table:table-cell office:value-type="float" office:value="5924.05063291139" calcext:value-type="float">
            <text:p>5924.0506329114</text:p>
          </table:table-cell>
          <table:table-cell table:number-columns-repeated="3"/>
          <table:table-cell office:value-type="float" office:value="8210.52631578947" calcext:value-type="float">
            <text:p>8210.5263157895</text:p>
          </table:table-cell>
          <table:table-cell table:number-columns-repeated="5"/>
          <table:table-cell office:value-type="float" office:value="9957.44680851064" calcext:value-type="float">
            <text:p>9957.4468085106</text:p>
          </table:table-cell>
          <table:table-cell table:number-columns-repeated="3"/>
          <table:table-cell office:value-type="float" office:value="10985.9154929577" calcext:value-type="float">
            <text:p>10985.9154929577</text:p>
          </table:table-cell>
          <table:table-cell table:number-columns-repeated="3"/>
          <table:table-cell office:value-type="float" office:value="8153.31010452962" calcext:value-type="float">
            <text:p>8153.3101045296</text:p>
          </table:table-cell>
          <table:table-cell table:number-columns-repeated="3"/>
          <table:table-cell office:value-type="float" office:value="9957.44680851064" calcext:value-type="float">
            <text:p>9957.4468085106</text:p>
          </table:table-cell>
          <table:table-cell table:number-columns-repeated="3"/>
          <table:table-cell office:value-type="float" office:value="11641.7910447761" calcext:value-type="float">
            <text:p>11641.7910447761</text:p>
          </table:table-cell>
          <table:table-cell table:number-columns-repeated="3"/>
          <table:table-cell office:value-type="float" office:value="9069.76744186046" calcext:value-type="float">
            <text:p>9069.7674418605</text:p>
          </table:table-cell>
        </table:table-row>
        <table:table-row table:style-name="ro1"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1024.7349823322" calcext:value-type="float">
            <text:p>11024.7349823322</text:p>
          </table:table-cell>
          <table:table-cell table:number-columns-repeated="3"/>
          <table:table-cell office:value-type="float" office:value="13448.275862069" calcext:value-type="float">
            <text:p>13448.275862069</text:p>
          </table:table-cell>
          <table:table-cell table:number-columns-repeated="3"/>
          <table:table-cell office:value-type="float" office:value="9069.76744186046" calcext:value-type="float">
            <text:p>9069.7674418605</text:p>
          </table:table-cell>
          <table:table-cell table:number-columns-repeated="3"/>
          <table:table-cell office:value-type="float" office:value="16421.052631579" calcext:value-type="float">
            <text:p>16421.052631579</text:p>
          </table:table-cell>
          <table:table-cell table:number-columns-repeated="5"/>
          <table:table-cell office:value-type="float" office:value="12734.693877551" calcext:value-type="float">
            <text:p>12734.693877551</text:p>
          </table:table-cell>
          <table:table-cell table:number-columns-repeated="3"/>
          <table:table-cell office:value-type="float" office:value="11908.3969465649" calcext:value-type="float">
            <text:p>11908.3969465649</text:p>
          </table:table-cell>
          <table:table-cell table:number-columns-repeated="3"/>
          <table:table-cell office:value-type="float" office:value="14511.6279069767" calcext:value-type="float">
            <text:p>14511.6279069767</text:p>
          </table:table-cell>
          <table:table-cell table:number-columns-repeated="3"/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8813.5593220339" calcext:value-type="float">
            <text:p>8813.5593220339</text:p>
          </table:table-cell>
          <table:table-cell table:number-columns-repeated="3"/>
          <table:table-cell office:value-type="float" office:value="10196.0784313725" calcext:value-type="float">
            <text:p>10196.0784313725</text:p>
          </table:table-cell>
        </table:table-row>
        <table:table-row table:style-name="ro1">
          <table:table-cell office:value-type="float" office:value="14552.2388059702" calcext:value-type="float">
            <text:p>14552.2388059702</text:p>
          </table:table-cell>
          <table:table-cell table:number-columns-repeated="3"/>
          <table:table-cell office:value-type="float" office:value="12540.192926045" calcext:value-type="float">
            <text:p>12540.192926045</text:p>
          </table:table-cell>
          <table:table-cell table:number-columns-repeated="3"/>
          <table:table-cell office:value-type="float" office:value="12786.8852459016" calcext:value-type="float">
            <text:p>12786.8852459016</text:p>
          </table:table-cell>
          <table:table-cell table:number-columns-repeated="3"/>
          <table:table-cell office:value-type="float" office:value="17333.3333333333" calcext:value-type="float">
            <text:p>17333.3333333333</text:p>
          </table:table-cell>
          <table:table-cell table:number-columns-repeated="3"/>
          <table:table-cell office:value-type="float" office:value="13448.275862069" calcext:value-type="float">
            <text:p>13448.275862069</text:p>
          </table:table-cell>
          <table:table-cell table:number-columns-repeated="3"/>
          <table:table-cell office:value-type="float" office:value="16883.1168831169" calcext:value-type="float">
            <text:p>16883.1168831169</text:p>
          </table:table-cell>
          <table:table-cell table:number-columns-repeated="5"/>
          <table:table-cell office:value-type="float" office:value="11370.2623906706" calcext:value-type="float">
            <text:p>11370.2623906706</text:p>
          </table:table-cell>
          <table:table-cell table:number-columns-repeated="3"/>
          <table:table-cell office:value-type="float" office:value="17808.2191780822" calcext:value-type="float">
            <text:p>17808.2191780822</text:p>
          </table:table-cell>
          <table:table-cell table:number-columns-repeated="3"/>
          <table:table-cell office:value-type="float" office:value="14498.1412639405" calcext:value-type="float">
            <text:p>14498.1412639405</text:p>
          </table:table-cell>
          <table:table-cell table:number-columns-repeated="3"/>
          <table:table-cell office:value-type="float" office:value="11818.1818181818" calcext:value-type="float">
            <text:p>11818.1818181818</text:p>
          </table:table-cell>
          <table:table-cell table:number-columns-repeated="3"/>
          <table:table-cell office:value-type="float" office:value="10129.8701298701" calcext:value-type="float">
            <text:p>10129.8701298701</text:p>
          </table:table-cell>
          <table:table-cell table:number-columns-repeated="3"/>
          <table:table-cell office:value-type="float" office:value="14028.7769784173" calcext:value-type="float">
            <text:p>14028.7769784173</text:p>
          </table:table-cell>
        </table:table-row>
        <table:table-row table:style-name="ro1">
          <table:table-cell office:value-type="float" office:value="13724.3401759531" calcext:value-type="float">
            <text:p>13724.3401759531</text:p>
          </table:table-cell>
          <table:table-cell table:number-columns-repeated="3"/>
          <table:table-cell office:value-type="float" office:value="18947.3684210526" calcext:value-type="float">
            <text:p>18947.3684210526</text:p>
          </table:table-cell>
          <table:table-cell table:number-columns-repeated="3"/>
          <table:table-cell office:value-type="float" office:value="16027.397260274" calcext:value-type="float">
            <text:p>16027.397260274</text:p>
          </table:table-cell>
          <table:table-cell table:number-columns-repeated="3"/>
          <table:table-cell office:value-type="float" office:value="12446.8085106383" calcext:value-type="float">
            <text:p>12446.8085106383</text:p>
          </table:table-cell>
          <table:table-cell table:number-columns-repeated="3"/>
          <table:table-cell office:value-type="float" office:value="13072.625698324" calcext:value-type="float">
            <text:p>13072.625698324</text:p>
          </table:table-cell>
          <table:table-cell table:number-columns-repeated="3"/>
          <table:table-cell office:value-type="float" office:value="21767.4418604651" calcext:value-type="float">
            <text:p>21767.4418604651</text:p>
          </table:table-cell>
          <table:table-cell table:number-columns-repeated="5"/>
          <table:table-cell office:value-type="float" office:value="13846.1538461538" calcext:value-type="float">
            <text:p>13846.1538461538</text:p>
          </table:table-cell>
          <table:table-cell table:number-columns-repeated="3"/>
          <table:table-cell office:value-type="float" office:value="11700" calcext:value-type="float">
            <text:p>11700</text:p>
          </table:table-cell>
          <table:table-cell table:number-columns-repeated="3"/>
          <table:table-cell office:value-type="float" office:value="13970.1492537313" calcext:value-type="float">
            <text:p>13970.1492537313</text:p>
          </table:table-cell>
          <table:table-cell table:number-columns-repeated="3"/>
          <table:table-cell office:value-type="float" office:value="13295.4545454545" calcext:value-type="float">
            <text:p>13295.4545454545</text:p>
          </table:table-cell>
          <table:table-cell table:number-columns-repeated="3"/>
          <table:table-cell office:value-type="float" office:value="14181.8181818182" calcext:value-type="float">
            <text:p>14181.8181818182</text:p>
          </table:table-cell>
          <table:table-cell table:number-columns-repeated="3"/>
          <table:table-cell office:value-type="float" office:value="17462.6865671642" calcext:value-type="float">
            <text:p>17462.6865671642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number-columns-repeated="3"/>
          <table:table-cell office:value-type="float" office:value="13031.0262529833" calcext:value-type="float">
            <text:p>13031.0262529833</text:p>
          </table:table-cell>
          <table:table-cell table:number-columns-repeated="3"/>
          <table:table-cell office:value-type="float" office:value="13684.2105263158" calcext:value-type="float">
            <text:p>13684.2105263158</text:p>
          </table:table-cell>
          <table:table-cell table:number-columns-repeated="3"/>
          <table:table-cell office:value-type="float" office:value="16058.8235294118" calcext:value-type="float">
            <text:p>16058.8235294118</text:p>
          </table:table-cell>
          <table:table-cell table:number-columns-repeated="3"/>
          <table:table-cell office:value-type="float" office:value="11792.656587473" calcext:value-type="float">
            <text:p>11792.656587473</text:p>
          </table:table-cell>
          <table:table-cell table:number-columns-repeated="3"/>
          <table:table-cell office:value-type="float" office:value="13615.9600997506" calcext:value-type="float">
            <text:p>13615.9600997506</text:p>
          </table:table-cell>
          <table:table-cell table:number-columns-repeated="5"/>
          <table:table-cell office:value-type="float" office:value="13514.8514851485" calcext:value-type="float">
            <text:p>13514.8514851485</text:p>
          </table:table-cell>
          <table:table-cell table:number-columns-repeated="3"/>
          <table:table-cell office:value-type="float" office:value="17785.016286645" calcext:value-type="float">
            <text:p>17785.016286645</text:p>
          </table:table-cell>
          <table:table-cell table:number-columns-repeated="3"/>
          <table:table-cell office:value-type="float" office:value="14521.2765957447" calcext:value-type="float">
            <text:p>14521.2765957447</text:p>
          </table:table-cell>
          <table:table-cell table:number-columns-repeated="3"/>
          <table:table-cell office:value-type="float" office:value="14181.8181818182" calcext:value-type="float">
            <text:p>14181.8181818182</text:p>
          </table:table-cell>
          <table:table-cell table:number-columns-repeated="3"/>
          <table:table-cell office:value-type="float" office:value="12969.1211401425" calcext:value-type="float">
            <text:p>12969.1211401425</text:p>
          </table:table-cell>
          <table:table-cell table:number-columns-repeated="3"/>
          <table:table-cell office:value-type="float" office:value="13753.1486146096" calcext:value-type="float">
            <text:p>13753.1486146096</text:p>
          </table:table-cell>
        </table:table-row>
        <table:table-row table:style-name="ro1">
          <table:table-cell office:value-type="float" office:value="11620.1117318436" calcext:value-type="float">
            <text:p>11620.1117318436</text:p>
          </table:table-cell>
          <table:table-cell table:number-columns-repeated="3"/>
          <table:table-cell office:value-type="float" office:value="16041.1311053985" calcext:value-type="float">
            <text:p>16041.1311053985</text:p>
          </table:table-cell>
          <table:table-cell table:number-columns-repeated="3"/>
          <table:table-cell office:value-type="float" office:value="15145.6310679612" calcext:value-type="float">
            <text:p>15145.6310679612</text:p>
          </table:table-cell>
          <table:table-cell table:number-columns-repeated="3"/>
          <table:table-cell office:value-type="float" office:value="12430.2788844622" calcext:value-type="float">
            <text:p>12430.2788844622</text:p>
          </table:table-cell>
          <table:table-cell table:number-columns-repeated="3"/>
          <table:table-cell office:value-type="float" office:value="16729.2225201072" calcext:value-type="float">
            <text:p>16729.2225201072</text:p>
          </table:table-cell>
          <table:table-cell table:number-columns-repeated="3"/>
          <table:table-cell office:value-type="float" office:value="22527.0758122744" calcext:value-type="float">
            <text:p>22527.0758122744</text:p>
          </table:table-cell>
          <table:table-cell table:number-columns-repeated="5"/>
          <table:table-cell office:value-type="float" office:value="14477.9582366589" calcext:value-type="float">
            <text:p>14477.9582366589</text:p>
          </table:table-cell>
          <table:table-cell table:number-columns-repeated="3"/>
          <table:table-cell office:value-type="float" office:value="15407.4074074074" calcext:value-type="float">
            <text:p>15407.4074074074</text:p>
          </table:table-cell>
          <table:table-cell table:number-columns-repeated="3"/>
          <table:table-cell office:value-type="float" office:value="14344.8275862069" calcext:value-type="float">
            <text:p>14344.8275862069</text:p>
          </table:table-cell>
          <table:table-cell table:number-columns-repeated="3"/>
          <table:table-cell office:value-type="float" office:value="15797.4683544304" calcext:value-type="float">
            <text:p>15797.4683544304</text:p>
          </table:table-cell>
          <table:table-cell table:number-columns-repeated="3"/>
          <table:table-cell office:value-type="float" office:value="17982.7089337176" calcext:value-type="float">
            <text:p>17982.7089337176</text:p>
          </table:table-cell>
          <table:table-cell table:number-columns-repeated="3"/>
          <table:table-cell office:value-type="float" office:value="17627.1186440678" calcext:value-type="float">
            <text:p>17627.1186440678</text:p>
          </table:table-cell>
        </table:table-row>
        <table:table-row table:style-name="ro1">
          <table:table-cell office:value-type="float" office:value="12671.4801444043" calcext:value-type="float">
            <text:p>12671.4801444043</text:p>
          </table:table-cell>
          <table:table-cell table:number-columns-repeated="3"/>
          <table:table-cell office:value-type="float" office:value="18921.832884097" calcext:value-type="float">
            <text:p>18921.832884097</text:p>
          </table:table-cell>
          <table:table-cell table:number-columns-repeated="3"/>
          <table:table-cell office:value-type="float" office:value="15294.1176470588" calcext:value-type="float">
            <text:p>15294.1176470588</text:p>
          </table:table-cell>
          <table:table-cell table:number-columns-repeated="3"/>
          <table:table-cell office:value-type="float" office:value="16915.6626506024" calcext:value-type="float">
            <text:p>16915.6626506024</text:p>
          </table:table-cell>
          <table:table-cell table:number-columns-repeated="3"/>
          <table:table-cell office:value-type="float" office:value="15918.3673469388" calcext:value-type="float">
            <text:p>15918.3673469388</text:p>
          </table:table-cell>
          <table:table-cell table:number-columns-repeated="3"/>
          <table:table-cell office:value-type="float" office:value="17038.8349514563" calcext:value-type="float">
            <text:p>17038.8349514563</text:p>
          </table:table-cell>
          <table:table-cell table:number-columns-repeated="5"/>
          <table:table-cell office:value-type="float" office:value="13474.0882917466" calcext:value-type="float">
            <text:p>13474.0882917466</text:p>
          </table:table-cell>
          <table:table-cell table:number-columns-repeated="3"/>
          <table:table-cell office:value-type="float" office:value="16875" calcext:value-type="float">
            <text:p>16875</text:p>
          </table:table-cell>
          <table:table-cell table:number-columns-repeated="3"/>
          <table:table-cell office:value-type="float" office:value="15918.3673469388" calcext:value-type="float">
            <text:p>15918.3673469388</text:p>
          </table:table-cell>
          <table:table-cell table:number-columns-repeated="3"/>
          <table:table-cell office:value-type="float" office:value="20466.472303207" calcext:value-type="float">
            <text:p>20466.472303207</text:p>
          </table:table-cell>
          <table:table-cell table:number-columns-repeated="3"/>
          <table:table-cell office:value-type="float" office:value="14594.5945945946" calcext:value-type="float">
            <text:p>14594.5945945946</text:p>
          </table:table-cell>
          <table:table-cell table:number-columns-repeated="3"/>
          <table:table-cell office:value-type="float" office:value="16100.9174311927" calcext:value-type="float">
            <text:p>16100.9174311927</text:p>
          </table:table-cell>
        </table:table-row>
        <table:table-row table:style-name="ro1">
          <table:table-cell office:value-type="float" office:value="15384.6153846154" calcext:value-type="float">
            <text:p>15384.6153846154</text:p>
          </table:table-cell>
          <table:table-cell table:number-columns-repeated="3"/>
          <table:table-cell office:value-type="float" office:value="14104.8824593128" calcext:value-type="float">
            <text:p>14104.8824593128</text:p>
          </table:table-cell>
          <table:table-cell table:number-columns-repeated="3"/>
          <table:table-cell office:value-type="float" office:value="16702.3554603854" calcext:value-type="float">
            <text:p>16702.3554603854</text:p>
          </table:table-cell>
          <table:table-cell table:number-columns-repeated="3"/>
          <table:table-cell office:value-type="float" office:value="17256.6371681416" calcext:value-type="float">
            <text:p>17256.6371681416</text:p>
          </table:table-cell>
          <table:table-cell table:number-columns-repeated="3"/>
          <table:table-cell office:value-type="float" office:value="16810.3448275862" calcext:value-type="float">
            <text:p>16810.3448275862</text:p>
          </table:table-cell>
          <table:table-cell table:number-columns-repeated="3"/>
          <table:table-cell office:value-type="float" office:value="20365.5352480418" calcext:value-type="float">
            <text:p>20365.5352480418</text:p>
          </table:table-cell>
          <table:table-cell table:number-columns-repeated="5"/>
          <table:table-cell office:value-type="float" office:value="16317.9916317992" calcext:value-type="float">
            <text:p>16317.9916317992</text:p>
          </table:table-cell>
          <table:table-cell table:number-columns-repeated="3"/>
          <table:table-cell office:value-type="float" office:value="13333.3333333333" calcext:value-type="float">
            <text:p>13333.3333333333</text:p>
          </table:table-cell>
          <table:table-cell table:number-columns-repeated="3"/>
          <table:table-cell office:value-type="float" office:value="17333.3333333333" calcext:value-type="float">
            <text:p>17333.3333333333</text:p>
          </table:table-cell>
          <table:table-cell table:number-columns-repeated="3"/>
          <table:table-cell office:value-type="float" office:value="13220.3389830508" calcext:value-type="float">
            <text:p>13220.3389830508</text:p>
          </table:table-cell>
          <table:table-cell table:number-columns-repeated="3"/>
          <table:table-cell office:value-type="float" office:value="14364.6408839779" calcext:value-type="float">
            <text:p>14364.6408839779</text:p>
          </table:table-cell>
          <table:table-cell table:number-columns-repeated="3"/>
          <table:table-cell office:value-type="float" office:value="20051.4138817481" calcext:value-type="float">
            <text:p>20051.4138817481</text:p>
          </table:table-cell>
        </table:table-row>
        <table:table-row table:style-name="ro1">
          <table:table-cell office:value-type="float" office:value="17368.4210526316" calcext:value-type="float">
            <text:p>17368.4210526316</text:p>
          </table:table-cell>
          <table:table-cell table:number-columns-repeated="3"/>
          <table:table-cell office:value-type="float" office:value="18177.9661016949" calcext:value-type="float">
            <text:p>18177.9661016949</text:p>
          </table:table-cell>
          <table:table-cell table:number-columns-repeated="3"/>
          <table:table-cell office:value-type="float" office:value="19024.3902439024" calcext:value-type="float">
            <text:p>19024.3902439024</text:p>
          </table:table-cell>
          <table:table-cell table:number-columns-repeated="3"/>
          <table:table-cell office:value-type="float" office:value="14517.7664974619" calcext:value-type="float">
            <text:p>14517.7664974619</text:p>
          </table:table-cell>
          <table:table-cell table:number-columns-repeated="3"/>
          <table:table-cell office:value-type="float" office:value="18652.1739130435" calcext:value-type="float">
            <text:p>18652.1739130435</text:p>
          </table:table-cell>
          <table:table-cell table:number-columns-repeated="3"/>
          <table:table-cell office:value-type="float" office:value="16790.6066536204" calcext:value-type="float">
            <text:p>16790.6066536204</text:p>
          </table:table-cell>
          <table:table-cell table:number-columns-repeated="5"/>
          <table:table-cell office:value-type="float" office:value="18255.3191489362" calcext:value-type="float">
            <text:p>18255.3191489362</text:p>
          </table:table-cell>
          <table:table-cell table:number-columns-repeated="3"/>
          <table:table-cell office:value-type="float" office:value="18611.7136659436" calcext:value-type="float">
            <text:p>18611.7136659436</text:p>
          </table:table-cell>
          <table:table-cell table:number-columns-repeated="3"/>
          <table:table-cell office:value-type="float" office:value="16757.8125" calcext:value-type="float">
            <text:p>16757.8125</text:p>
          </table:table-cell>
          <table:table-cell table:number-columns-repeated="3"/>
          <table:table-cell office:value-type="float" office:value="18216.5605095541" calcext:value-type="float">
            <text:p>18216.5605095541</text:p>
          </table:table-cell>
          <table:table-cell table:number-columns-repeated="3"/>
          <table:table-cell office:value-type="float" office:value="17160" calcext:value-type="float">
            <text:p>17160</text:p>
          </table:table-cell>
          <table:table-cell table:number-columns-repeated="3"/>
          <table:table-cell office:value-type="float" office:value="18733.6244541485" calcext:value-type="float">
            <text:p>18733.6244541485</text:p>
          </table:table-cell>
        </table:table-row>
        <table:table-row table:style-name="ro1">
          <table:table-cell office:value-type="float" office:value="14556.765163297" calcext:value-type="float">
            <text:p>14556.765163297</text:p>
          </table:table-cell>
          <table:table-cell table:number-columns-repeated="3"/>
          <table:table-cell office:value-type="float" office:value="20085.8369098712" calcext:value-type="float">
            <text:p>20085.8369098712</text:p>
          </table:table-cell>
          <table:table-cell table:number-columns-repeated="3"/>
          <table:table-cell office:value-type="float" office:value="16684.4919786096" calcext:value-type="float">
            <text:p>16684.4919786096</text:p>
          </table:table-cell>
          <table:table-cell table:number-columns-repeated="3"/>
          <table:table-cell office:value-type="float" office:value="14181.8181818182" calcext:value-type="float">
            <text:p>14181.8181818182</text:p>
          </table:table-cell>
          <table:table-cell table:number-columns-repeated="3"/>
          <table:table-cell office:value-type="float" office:value="18832.9979879276" calcext:value-type="float">
            <text:p>18832.9979879276</text:p>
          </table:table-cell>
          <table:table-cell table:number-columns-repeated="3"/>
          <table:table-cell office:value-type="float" office:value="20042.8265524625" calcext:value-type="float">
            <text:p>20042.8265524625</text:p>
          </table:table-cell>
          <table:table-cell table:number-columns-repeated="5"/>
          <table:table-cell office:value-type="float" office:value="17727.2727272727" calcext:value-type="float">
            <text:p>17727.2727272727</text:p>
          </table:table-cell>
          <table:table-cell table:number-columns-repeated="3"/>
          <table:table-cell office:value-type="float" office:value="18317.0254403131" calcext:value-type="float">
            <text:p>18317.0254403131</text:p>
          </table:table-cell>
          <table:table-cell table:number-columns-repeated="3"/>
          <table:table-cell office:value-type="float" office:value="12874.8280605227" calcext:value-type="float">
            <text:p>12874.8280605227</text:p>
          </table:table-cell>
          <table:table-cell table:number-columns-repeated="3"/>
          <table:table-cell office:value-type="float" office:value="15784.1483979764" calcext:value-type="float">
            <text:p>15784.1483979764</text:p>
          </table:table-cell>
          <table:table-cell table:number-columns-repeated="3"/>
          <table:table-cell office:value-type="float" office:value="17627.1186440678" calcext:value-type="float">
            <text:p>17627.1186440678</text:p>
          </table:table-cell>
          <table:table-cell table:number-columns-repeated="3"/>
          <table:table-cell office:value-type="float" office:value="19830.5084745763" calcext:value-type="float">
            <text:p>19830.5084745763</text:p>
          </table:table-cell>
        </table:table-row>
        <table:table-row table:style-name="ro1">
          <table:table-cell office:value-type="float" office:value="13928.5714285714" calcext:value-type="float">
            <text:p>13928.5714285714</text:p>
          </table:table-cell>
          <table:table-cell table:number-columns-repeated="3"/>
          <table:table-cell office:value-type="float" office:value="18402.9038112523" calcext:value-type="float">
            <text:p>18402.9038112523</text:p>
          </table:table-cell>
          <table:table-cell table:number-columns-repeated="3"/>
          <table:table-cell office:value-type="float" office:value="16069.7305863708" calcext:value-type="float">
            <text:p>16069.7305863708</text:p>
          </table:table-cell>
          <table:table-cell table:number-columns-repeated="3"/>
          <table:table-cell office:value-type="float" office:value="19096.0451977401" calcext:value-type="float">
            <text:p>19096.0451977401</text:p>
          </table:table-cell>
          <table:table-cell table:number-columns-repeated="3"/>
          <table:table-cell office:value-type="float" office:value="17099.4940978078" calcext:value-type="float">
            <text:p>17099.4940978078</text:p>
          </table:table-cell>
          <table:table-cell table:number-columns-repeated="3"/>
          <table:table-cell office:value-type="float" office:value="20280" calcext:value-type="float">
            <text:p>20280</text:p>
          </table:table-cell>
          <table:table-cell table:number-columns-repeated="5"/>
          <table:table-cell office:value-type="float" office:value="12320.7776427704" calcext:value-type="float">
            <text:p>12320.7776427704</text:p>
          </table:table-cell>
          <table:table-cell table:number-columns-repeated="3"/>
          <table:table-cell office:value-type="float" office:value="18402.9038112523" calcext:value-type="float">
            <text:p>18402.9038112523</text:p>
          </table:table-cell>
          <table:table-cell table:number-columns-repeated="3"/>
          <table:table-cell office:value-type="float" office:value="11628.4403669725" calcext:value-type="float">
            <text:p>11628.4403669725</text:p>
          </table:table-cell>
          <table:table-cell table:number-columns-repeated="3"/>
          <table:table-cell office:value-type="float" office:value="18605.504587156" calcext:value-type="float">
            <text:p>18605.504587156</text:p>
          </table:table-cell>
          <table:table-cell table:number-columns-repeated="3"/>
          <table:table-cell office:value-type="float" office:value="17042.0168067227" calcext:value-type="float">
            <text:p>17042.0168067227</text:p>
          </table:table-cell>
          <table:table-cell table:number-columns-repeated="3"/>
          <table:table-cell office:value-type="float" office:value="19575.2895752896" calcext:value-type="float">
            <text:p>19575.2895752896</text:p>
          </table:table-cell>
        </table:table-row>
        <table:table-row table:style-name="ro1">
          <table:table-cell office:value-type="float" office:value="15757.5757575758" calcext:value-type="float">
            <text:p>15757.5757575758</text:p>
          </table:table-cell>
          <table:table-cell table:number-columns-repeated="3"/>
          <table:table-cell office:value-type="float" office:value="18049.5867768595" calcext:value-type="float">
            <text:p>18049.5867768595</text:p>
          </table:table-cell>
          <table:table-cell table:number-columns-repeated="3"/>
          <table:table-cell office:value-type="float" office:value="15467.4220963173" calcext:value-type="float">
            <text:p>15467.4220963173</text:p>
          </table:table-cell>
          <table:table-cell table:number-columns-repeated="3"/>
          <table:table-cell office:value-type="float" office:value="19024.3902439024" calcext:value-type="float">
            <text:p>19024.3902439024</text:p>
          </table:table-cell>
          <table:table-cell table:number-columns-repeated="3"/>
          <table:table-cell office:value-type="float" office:value="16520.4236006051" calcext:value-type="float">
            <text:p>16520.4236006051</text:p>
          </table:table-cell>
          <table:table-cell table:number-columns-repeated="3"/>
          <table:table-cell office:value-type="float" office:value="18634.8122866894" calcext:value-type="float">
            <text:p>18634.8122866894</text:p>
          </table:table-cell>
          <table:table-cell table:number-columns-repeated="5"/>
          <table:table-cell office:value-type="float" office:value="18291.4572864322" calcext:value-type="float">
            <text:p>18291.4572864322</text:p>
          </table:table-cell>
          <table:table-cell table:number-columns-repeated="3"/>
          <table:table-cell office:value-type="float" office:value="20411.214953271" calcext:value-type="float">
            <text:p>20411.214953271</text:p>
          </table:table-cell>
          <table:table-cell table:number-columns-repeated="3"/>
          <table:table-cell office:value-type="float" office:value="2595.67387687188" calcext:value-type="float">
            <text:p>2595.6738768719</text:p>
          </table:table-cell>
          <table:table-cell table:number-columns-repeated="3"/>
          <table:table-cell office:value-type="float" office:value="21081.0810810811" calcext:value-type="float">
            <text:p>21081.0810810811</text:p>
          </table:table-cell>
          <table:table-cell table:number-columns-repeated="3"/>
          <table:table-cell office:value-type="float" office:value="13822.7848101266" calcext:value-type="float">
            <text:p>13822.7848101266</text:p>
          </table:table-cell>
          <table:table-cell table:number-columns-repeated="3"/>
          <table:table-cell office:value-type="float" office:value="20259.7402597403" calcext:value-type="float">
            <text:p>20259.7402597403</text:p>
          </table:table-cell>
        </table:table-row>
        <table:table-row table:style-name="ro1">
          <table:table-cell office:value-type="float" office:value="14942.5287356322" calcext:value-type="float">
            <text:p>14942.5287356322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  <table:table-cell table:number-columns-repeated="3"/>
          <table:table-cell office:value-type="float" office:value="17410.7142857143" calcext:value-type="float">
            <text:p>17410.7142857143</text:p>
          </table:table-cell>
          <table:table-cell table:number-columns-repeated="3"/>
          <table:table-cell office:value-type="float" office:value="18224.2990654206" calcext:value-type="float">
            <text:p>18224.2990654206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3"/>
          <table:table-cell office:value-type="float" office:value="19597.9899497487" calcext:value-type="float">
            <text:p>19597.9899497487</text:p>
          </table:table-cell>
          <table:table-cell table:number-columns-repeated="5"/>
          <table:table-cell office:value-type="float" office:value="15175.0972762646" calcext:value-type="float">
            <text:p>15175.0972762646</text:p>
          </table:table-cell>
          <table:table-cell table:number-columns-repeated="3"/>
          <table:table-cell office:value-type="float" office:value="18962.7228525122" calcext:value-type="float">
            <text:p>18962.7228525122</text:p>
          </table:table-cell>
          <table:table-cell table:number-columns-repeated="3"/>
          <table:table-cell office:value-type="float" office:value="13895.486935867" calcext:value-type="float">
            <text:p>13895.486935867</text:p>
          </table:table-cell>
          <table:table-cell table:number-columns-repeated="3"/>
          <table:table-cell office:value-type="float" office:value="17005.8139534884" calcext:value-type="float">
            <text:p>17005.8139534884</text:p>
          </table:table-cell>
          <table:table-cell table:number-columns-repeated="3"/>
          <table:table-cell office:value-type="float" office:value="11515.7480314961" calcext:value-type="float">
            <text:p>11515.7480314961</text:p>
          </table:table-cell>
          <table:table-cell table:number-columns-repeated="3"/>
          <table:table-cell office:value-type="float" office:value="20068.6106346484" calcext:value-type="float">
            <text:p>20068.6106346484</text:p>
          </table:table-cell>
        </table:table-row>
        <table:table-row table:style-name="ro1">
          <table:table-cell office:value-type="float" office:value="14101.6949152542" calcext:value-type="float">
            <text:p>14101.6949152542</text:p>
          </table:table-cell>
          <table:table-cell table:number-columns-repeated="3"/>
          <table:table-cell office:value-type="float" office:value="19409.0202177294" calcext:value-type="float">
            <text:p>19409.0202177294</text:p>
          </table:table-cell>
          <table:table-cell table:number-columns-repeated="3"/>
          <table:table-cell office:value-type="float" office:value="12140.0778210117" calcext:value-type="float">
            <text:p>12140.0778210117</text:p>
          </table:table-cell>
          <table:table-cell table:number-columns-repeated="3"/>
          <table:table-cell office:value-type="float" office:value="18516.3204747774" calcext:value-type="float">
            <text:p>18516.3204747774</text:p>
          </table:table-cell>
          <table:table-cell table:number-columns-repeated="3"/>
          <table:table-cell office:value-type="float" office:value="16729.2225201072" calcext:value-type="float">
            <text:p>16729.2225201072</text:p>
          </table:table-cell>
          <table:table-cell table:number-columns-repeated="3"/>
          <table:table-cell office:value-type="float" office:value="15483.8709677419" calcext:value-type="float">
            <text:p>15483.8709677419</text:p>
          </table:table-cell>
          <table:table-cell table:number-columns-repeated="5"/>
          <table:table-cell office:value-type="float" office:value="15294.1176470588" calcext:value-type="float">
            <text:p>15294.1176470588</text:p>
          </table:table-cell>
          <table:table-cell table:number-columns-repeated="3"/>
          <table:table-cell office:value-type="float" office:value="18139.5348837209" calcext:value-type="float">
            <text:p>18139.5348837209</text:p>
          </table:table-cell>
          <table:table-cell table:number-columns-repeated="3"/>
          <table:table-cell office:value-type="float" office:value="13206.3492063492" calcext:value-type="float">
            <text:p>13206.3492063492</text:p>
          </table:table-cell>
          <table:table-cell table:number-columns-repeated="3"/>
          <table:table-cell office:value-type="float" office:value="20594.0594059406" calcext:value-type="float">
            <text:p>20594.0594059406</text:p>
          </table:table-cell>
          <table:table-cell table:number-columns-repeated="3"/>
          <table:table-cell office:value-type="float" office:value="15331.6953316953" calcext:value-type="float">
            <text:p>15331.6953316953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9451.1760513186" calcext:value-type="float">
            <text:p>9451.1760513186</text:p>
          </table:table-cell>
          <table:table-cell table:number-columns-repeated="3"/>
          <table:table-cell office:value-type="float" office:value="11765.7497781721" calcext:value-type="float">
            <text:p>11765.7497781721</text:p>
          </table:table-cell>
          <table:table-cell table:number-columns-repeated="3"/>
          <table:table-cell office:value-type="float" office:value="15472.5787631272" calcext:value-type="float">
            <text:p>15472.5787631272</text:p>
          </table:table-cell>
          <table:table-cell table:number-columns-repeated="3"/>
          <table:table-cell office:value-type="float" office:value="19850.2994011976" calcext:value-type="float">
            <text:p>19850.2994011976</text:p>
          </table:table-cell>
          <table:table-cell table:number-columns-repeated="3"/>
          <table:table-cell office:value-type="float" office:value="19385.9649122807" calcext:value-type="float">
            <text:p>19385.9649122807</text:p>
          </table:table-cell>
          <table:table-cell table:number-columns-repeated="3"/>
          <table:table-cell office:value-type="float" office:value="19791.0447761194" calcext:value-type="float">
            <text:p>19791.0447761194</text:p>
          </table:table-cell>
          <table:table-cell table:number-columns-repeated="5"/>
          <table:table-cell office:value-type="float" office:value="15748.2185273159" calcext:value-type="float">
            <text:p>15748.2185273159</text:p>
          </table:table-cell>
          <table:table-cell table:number-columns-repeated="3"/>
          <table:table-cell office:value-type="float" office:value="18623.595505618" calcext:value-type="float">
            <text:p>18623.595505618</text:p>
          </table:table-cell>
          <table:table-cell table:number-columns-repeated="3"/>
          <table:table-cell office:value-type="float" office:value="14002.1119324182" calcext:value-type="float">
            <text:p>14002.1119324182</text:p>
          </table:table-cell>
          <table:table-cell table:number-columns-repeated="3"/>
          <table:table-cell office:value-type="float" office:value="21081.0810810811" calcext:value-type="float">
            <text:p>21081.0810810811</text:p>
          </table:table-cell>
          <table:table-cell table:number-columns-repeated="3"/>
          <table:table-cell office:value-type="float" office:value="15311.7782909931" calcext:value-type="float">
            <text:p>15311.7782909931</text:p>
          </table:table-cell>
          <table:table-cell table:number-columns-repeated="3"/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9448.18304172275" calcext:value-type="float">
            <text:p>9448.1830417228</text:p>
          </table:table-cell>
          <table:table-cell table:number-columns-repeated="3"/>
          <table:table-cell office:value-type="float" office:value="16956.5217391304" calcext:value-type="float">
            <text:p>16956.5217391304</text:p>
          </table:table-cell>
          <table:table-cell table:number-columns-repeated="3"/>
          <table:table-cell office:value-type="float" office:value="17794.6768060836" calcext:value-type="float">
            <text:p>17794.6768060836</text:p>
          </table:table-cell>
          <table:table-cell table:number-columns-repeated="3"/>
          <table:table-cell office:value-type="float" office:value="15600" calcext:value-type="float">
            <text:p>15600</text:p>
          </table:table-cell>
          <table:table-cell table:number-columns-repeated="3"/>
          <table:table-cell office:value-type="float" office:value="15227.7657266811" calcext:value-type="float">
            <text:p>15227.7657266811</text:p>
          </table:table-cell>
          <table:table-cell table:number-columns-repeated="3"/>
          <table:table-cell office:value-type="float" office:value="20830.8605341246" calcext:value-type="float">
            <text:p>20830.8605341246</text:p>
          </table:table-cell>
          <table:table-cell table:number-columns-repeated="5"/>
          <table:table-cell office:value-type="float" office:value="11277.1084337349" calcext:value-type="float">
            <text:p>11277.1084337349</text:p>
          </table:table-cell>
          <table:table-cell table:number-columns-repeated="3"/>
          <table:table-cell office:value-type="float" office:value="17018.1818181818" calcext:value-type="float">
            <text:p>17018.1818181818</text:p>
          </table:table-cell>
          <table:table-cell table:number-columns-repeated="3"/>
          <table:table-cell office:value-type="float" office:value="18281.25" calcext:value-type="float">
            <text:p>18281.25</text:p>
          </table:table-cell>
          <table:table-cell table:number-columns-repeated="3"/>
          <table:table-cell office:value-type="float" office:value="15828.6358511838" calcext:value-type="float">
            <text:p>15828.6358511838</text:p>
          </table:table-cell>
          <table:table-cell table:number-columns-repeated="3"/>
          <table:table-cell office:value-type="float" office:value="11719.5325542571" calcext:value-type="float">
            <text:p>11719.5325542571</text:p>
          </table:table-cell>
          <table:table-cell table:number-columns-repeated="3"/>
          <table:table-cell office:value-type="float" office:value="21272.7272727273" calcext:value-type="float">
            <text:p>21272.7272727273</text:p>
          </table:table-cell>
        </table:table-row>
        <table:table-row table:style-name="ro1">
          <table:table-cell office:value-type="float" office:value="14430.3797468354" calcext:value-type="float">
            <text:p>14430.3797468354</text:p>
          </table:table-cell>
          <table:table-cell table:number-columns-repeated="3"/>
          <table:table-cell office:value-type="float" office:value="18927.2030651341" calcext:value-type="float">
            <text:p>18927.2030651341</text:p>
          </table:table-cell>
          <table:table-cell table:number-columns-repeated="3"/>
          <table:table-cell office:value-type="float" office:value="14020.8136234626" calcext:value-type="float">
            <text:p>14020.8136234626</text:p>
          </table:table-cell>
          <table:table-cell table:number-columns-repeated="3"/>
          <table:table-cell office:value-type="float" office:value="15799.5735607676" calcext:value-type="float">
            <text:p>15799.5735607676</text:p>
          </table:table-cell>
          <table:table-cell table:number-columns-repeated="3"/>
          <table:table-cell office:value-type="float" office:value="17172.6535341831" calcext:value-type="float">
            <text:p>17172.6535341831</text:p>
          </table:table-cell>
          <table:table-cell table:number-columns-repeated="3"/>
          <table:table-cell office:value-type="float" office:value="16840.9090909091" calcext:value-type="float">
            <text:p>16840.9090909091</text:p>
          </table:table-cell>
          <table:table-cell table:number-columns-repeated="5"/>
          <table:table-cell office:value-type="float" office:value="15278.3505154639" calcext:value-type="float">
            <text:p>15278.3505154639</text:p>
          </table:table-cell>
          <table:table-cell table:number-columns-repeated="3"/>
          <table:table-cell office:value-type="float" office:value="18525" calcext:value-type="float">
            <text:p>18525</text:p>
          </table:table-cell>
          <table:table-cell table:number-columns-repeated="3"/>
          <table:table-cell office:value-type="float" office:value="16250" calcext:value-type="float">
            <text:p>16250</text:p>
          </table:table-cell>
          <table:table-cell table:number-columns-repeated="3"/>
          <table:table-cell office:value-type="float" office:value="20108.5481682497" calcext:value-type="float">
            <text:p>20108.5481682497</text:p>
          </table:table-cell>
          <table:table-cell table:number-columns-repeated="3"/>
          <table:table-cell office:value-type="float" office:value="13773.2342007435" calcext:value-type="float">
            <text:p>13773.2342007435</text:p>
          </table:table-cell>
          <table:table-cell table:number-columns-repeated="3"/>
          <table:table-cell office:value-type="float" office:value="20669.4560669456" calcext:value-type="float">
            <text:p>20669.4560669456</text:p>
          </table:table-cell>
        </table:table-row>
        <table:table-row table:style-name="ro1">
          <table:table-cell office:value-type="float" office:value="12351.5439429929" calcext:value-type="float">
            <text:p>12351.5439429929</text:p>
          </table:table-cell>
          <table:table-cell table:number-columns-repeated="3"/>
          <table:table-cell office:value-type="float" office:value="13965.9803043868" calcext:value-type="float">
            <text:p>13965.9803043868</text:p>
          </table:table-cell>
          <table:table-cell table:number-columns-repeated="3"/>
          <table:table-cell office:value-type="float" office:value="13265.306122449" calcext:value-type="float">
            <text:p>13265.306122449</text:p>
          </table:table-cell>
          <table:table-cell table:number-columns-repeated="3"/>
          <table:table-cell office:value-type="float" office:value="17449.6644295302" calcext:value-type="float">
            <text:p>17449.6644295302</text:p>
          </table:table-cell>
          <table:table-cell table:number-columns-repeated="3"/>
          <table:table-cell office:value-type="float" office:value="12420.3821656051" calcext:value-type="float">
            <text:p>12420.3821656051</text:p>
          </table:table-cell>
          <table:table-cell table:number-columns-repeated="3"/>
          <table:table-cell office:value-type="float" office:value="14338.2352941176" calcext:value-type="float">
            <text:p>14338.2352941176</text:p>
          </table:table-cell>
          <table:table-cell table:number-columns-repeated="5"/>
          <table:table-cell office:value-type="float" office:value="11676.6467065868" calcext:value-type="float">
            <text:p>11676.6467065868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  <table:table-cell table:number-columns-repeated="3"/>
          <table:table-cell office:value-type="float" office:value="12924.6064623032" calcext:value-type="float">
            <text:p>12924.6064623032</text:p>
          </table:table-cell>
          <table:table-cell table:number-columns-repeated="3"/>
          <table:table-cell office:value-type="float" office:value="14913.9579349904" calcext:value-type="float">
            <text:p>14913.9579349904</text:p>
          </table:table-cell>
          <table:table-cell table:number-columns-repeated="3"/>
          <table:table-cell office:value-type="float" office:value="13231.5521628499" calcext:value-type="float">
            <text:p>13231.5521628499</text:p>
          </table:table-cell>
          <table:table-cell table:number-columns-repeated="3"/>
          <table:table-cell office:value-type="float" office:value="19524.4055068836" calcext:value-type="float">
            <text:p>19524.4055068836</text:p>
          </table:table-cell>
        </table:table-row>
        <table:table-row table:style-name="ro1">
          <table:table-cell office:value-type="float" office:value="11600.566572238" calcext:value-type="float">
            <text:p>11600.566572238</text:p>
          </table:table-cell>
          <table:table-cell table:number-columns-repeated="3"/>
          <table:table-cell office:value-type="float" office:value="16217.8217821782" calcext:value-type="float">
            <text:p>16217.8217821782</text:p>
          </table:table-cell>
          <table:table-cell table:number-columns-repeated="3"/>
          <table:table-cell office:value-type="float" office:value="14651.1627906977" calcext:value-type="float">
            <text:p>14651.1627906977</text:p>
          </table:table-cell>
          <table:table-cell table:number-columns-repeated="3"/>
          <table:table-cell office:value-type="float" office:value="17518.7165775401" calcext:value-type="float">
            <text:p>17518.7165775401</text:p>
          </table:table-cell>
          <table:table-cell table:number-columns-repeated="3"/>
          <table:table-cell office:value-type="float" office:value="14756.7567567568" calcext:value-type="float">
            <text:p>14756.7567567568</text:p>
          </table:table-cell>
          <table:table-cell table:number-columns-repeated="3"/>
          <table:table-cell office:value-type="float" office:value="19384.6153846154" calcext:value-type="float">
            <text:p>19384.6153846154</text:p>
          </table:table-cell>
          <table:table-cell table:number-columns-repeated="5"/>
          <table:table-cell office:value-type="float" office:value="11551.4809590973" calcext:value-type="float">
            <text:p>11551.4809590973</text:p>
          </table:table-cell>
          <table:table-cell table:number-columns-repeated="3"/>
          <table:table-cell office:value-type="float" office:value="15511.3636363636" calcext:value-type="float">
            <text:p>15511.3636363636</text:p>
          </table:table-cell>
          <table:table-cell table:number-columns-repeated="3"/>
          <table:table-cell office:value-type="float" office:value="11826.714801444" calcext:value-type="float">
            <text:p>11826.714801444</text:p>
          </table:table-cell>
          <table:table-cell table:number-columns-repeated="3"/>
          <table:table-cell office:value-type="float" office:value="20526.3157894737" calcext:value-type="float">
            <text:p>20526.3157894737</text:p>
          </table:table-cell>
          <table:table-cell table:number-columns-repeated="3"/>
          <table:table-cell office:value-type="float" office:value="15659.65583174" calcext:value-type="float">
            <text:p>15659.65583174</text:p>
          </table:table-cell>
          <table:table-cell table:number-columns-repeated="3"/>
          <table:table-cell office:value-type="float" office:value="19830.5084745763" calcext:value-type="float">
            <text:p>19830.5084745763</text:p>
          </table:table-cell>
        </table:table-row>
        <table:table-row table:style-name="ro1">
          <table:table-cell office:value-type="float" office:value="9565.21739130435" calcext:value-type="float">
            <text:p>9565.2173913044</text:p>
          </table:table-cell>
          <table:table-cell table:number-columns-repeated="3"/>
          <table:table-cell office:value-type="float" office:value="14383.9061190277" calcext:value-type="float">
            <text:p>14383.9061190277</text:p>
          </table:table-cell>
          <table:table-cell table:number-columns-repeated="3"/>
          <table:table-cell office:value-type="float" office:value="13575.9493670886" calcext:value-type="float">
            <text:p>13575.9493670886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  <table:table-cell table:number-columns-repeated="3"/>
          <table:table-cell office:value-type="float" office:value="10922.9789942712" calcext:value-type="float">
            <text:p>10922.9789942712</text:p>
          </table:table-cell>
          <table:table-cell table:number-columns-repeated="3"/>
          <table:table-cell office:value-type="float" office:value="15815.668202765" calcext:value-type="float">
            <text:p>15815.668202765</text:p>
          </table:table-cell>
          <table:table-cell table:number-columns-repeated="5"/>
          <table:table-cell office:value-type="float" office:value="12170.2127659574" calcext:value-type="float">
            <text:p>12170.2127659574</text:p>
          </table:table-cell>
          <table:table-cell table:number-columns-repeated="3"/>
          <table:table-cell office:value-type="float" office:value="12239.6576319544" calcext:value-type="float">
            <text:p>12239.6576319544</text:p>
          </table:table-cell>
          <table:table-cell table:number-columns-repeated="3"/>
          <table:table-cell office:value-type="float" office:value="15933.147632312" calcext:value-type="float">
            <text:p>15933.147632312</text:p>
          </table:table-cell>
          <table:table-cell table:number-columns-repeated="3"/>
          <table:table-cell office:value-type="float" office:value="13738.9911929544" calcext:value-type="float">
            <text:p>13738.9911929544</text:p>
          </table:table-cell>
          <table:table-cell table:number-columns-repeated="3"/>
          <table:table-cell office:value-type="float" office:value="13059.3607305936" calcext:value-type="float">
            <text:p>13059.3607305936</text:p>
          </table:table-cell>
          <table:table-cell table:number-columns-repeated="3"/>
          <table:table-cell office:value-type="float" office:value="19411.7647058824" calcext:value-type="float">
            <text:p>19411.7647058824</text:p>
          </table:table-cell>
        </table:table-row>
        <table:table-row table:style-name="ro1">
          <table:table-cell office:value-type="float" office:value="10684.9315068493" calcext:value-type="float">
            <text:p>10684.9315068493</text:p>
          </table:table-cell>
          <table:table-cell table:number-columns-repeated="3"/>
          <table:table-cell office:value-type="float" office:value="12270.8618331053" calcext:value-type="float">
            <text:p>12270.8618331053</text:p>
          </table:table-cell>
          <table:table-cell table:number-columns-repeated="3"/>
          <table:table-cell office:value-type="float" office:value="9329.17316692668" calcext:value-type="float">
            <text:p>9329.1731669267</text:p>
          </table:table-cell>
          <table:table-cell table:number-columns-repeated="3"/>
          <table:table-cell office:value-type="float" office:value="18121.2121212121" calcext:value-type="float">
            <text:p>18121.2121212121</text:p>
          </table:table-cell>
          <table:table-cell table:number-columns-repeated="3"/>
          <table:table-cell office:value-type="float" office:value="14444.4444444444" calcext:value-type="float">
            <text:p>14444.4444444444</text:p>
          </table:table-cell>
          <table:table-cell table:number-columns-repeated="3"/>
          <table:table-cell office:value-type="float" office:value="17536.6568914956" calcext:value-type="float">
            <text:p>17536.6568914956</text:p>
          </table:table-cell>
          <table:table-cell table:number-columns-repeated="5"/>
          <table:table-cell office:value-type="float" office:value="11952.0319786809" calcext:value-type="float">
            <text:p>11952.0319786809</text:p>
          </table:table-cell>
          <table:table-cell table:number-columns-repeated="3"/>
          <table:table-cell office:value-type="float" office:value="19457.7006507592" calcext:value-type="float">
            <text:p>19457.7006507592</text:p>
          </table:table-cell>
          <table:table-cell table:number-columns-repeated="3"/>
          <table:table-cell office:value-type="float" office:value="10602.8368794326" calcext:value-type="float">
            <text:p>10602.8368794326</text:p>
          </table:table-cell>
          <table:table-cell table:number-columns-repeated="3"/>
          <table:table-cell office:value-type="float" office:value="16892.6553672316" calcext:value-type="float">
            <text:p>16892.6553672316</text:p>
          </table:table-cell>
          <table:table-cell table:number-columns-repeated="3"/>
          <table:table-cell office:value-type="float" office:value="13539.6226415094" calcext:value-type="float">
            <text:p>13539.6226415094</text:p>
          </table:table-cell>
          <table:table-cell table:number-columns-repeated="3"/>
          <table:table-cell office:value-type="float" office:value="16565.0969529086" calcext:value-type="float">
            <text:p>16565.0969529086</text:p>
          </table:table-cell>
        </table:table-row>
        <table:table-row table:style-name="ro1">
          <table:table-cell office:value-type="float" office:value="11263.5379061372" calcext:value-type="float">
            <text:p>11263.5379061372</text:p>
          </table:table-cell>
          <table:table-cell table:number-columns-repeated="3"/>
          <table:table-cell office:value-type="float" office:value="14043.5108777194" calcext:value-type="float">
            <text:p>14043.5108777194</text:p>
          </table:table-cell>
          <table:table-cell table:number-columns-repeated="3"/>
          <table:table-cell office:value-type="float" office:value="10190.5280348394" calcext:value-type="float">
            <text:p>10190.5280348394</text:p>
          </table:table-cell>
          <table:table-cell table:number-columns-repeated="3"/>
          <table:table-cell office:value-type="float" office:value="16493.3920704846" calcext:value-type="float">
            <text:p>16493.3920704846</text:p>
          </table:table-cell>
          <table:table-cell table:number-columns-repeated="3"/>
          <table:table-cell office:value-type="float" office:value="14728.5601888277" calcext:value-type="float">
            <text:p>14728.5601888277</text:p>
          </table:table-cell>
          <table:table-cell table:number-columns-repeated="3"/>
          <table:table-cell office:value-type="float" office:value="16493.3920704846" calcext:value-type="float">
            <text:p>16493.3920704846</text:p>
          </table:table-cell>
          <table:table-cell table:number-columns-repeated="5"/>
          <table:table-cell office:value-type="float" office:value="12682.9268292683" calcext:value-type="float">
            <text:p>12682.9268292683</text:p>
          </table:table-cell>
          <table:table-cell table:number-columns-repeated="3"/>
          <table:table-cell office:value-type="float" office:value="16640" calcext:value-type="float">
            <text:p>16640</text:p>
          </table:table-cell>
          <table:table-cell table:number-columns-repeated="3"/>
          <table:table-cell office:value-type="float" office:value="10336.8304803976" calcext:value-type="float">
            <text:p>10336.8304803976</text:p>
          </table:table-cell>
          <table:table-cell table:number-columns-repeated="3"/>
          <table:table-cell office:value-type="float" office:value="17879.6561604585" calcext:value-type="float">
            <text:p>17879.6561604585</text:p>
          </table:table-cell>
          <table:table-cell table:number-columns-repeated="3"/>
          <table:table-cell office:value-type="float" office:value="15986.3364645602" calcext:value-type="float">
            <text:p>15986.3364645602</text:p>
          </table:table-cell>
          <table:table-cell table:number-columns-repeated="3"/>
          <table:table-cell office:value-type="float" office:value="22472.9891956783" calcext:value-type="float">
            <text:p>22472.9891956783</text:p>
          </table:table-cell>
        </table:table-row>
        <table:table-row table:style-name="ro1">
          <table:table-cell office:value-type="float" office:value="11423.5500878735" calcext:value-type="float">
            <text:p>11423.5500878735</text:p>
          </table:table-cell>
          <table:table-cell table:number-columns-repeated="3"/>
          <table:table-cell office:value-type="float" office:value="16781.4113597246" calcext:value-type="float">
            <text:p>16781.4113597246</text:p>
          </table:table-cell>
          <table:table-cell table:number-columns-repeated="3"/>
          <table:table-cell office:value-type="float" office:value="12264.1509433962" calcext:value-type="float">
            <text:p>12264.1509433962</text:p>
          </table:table-cell>
          <table:table-cell table:number-columns-repeated="3"/>
          <table:table-cell office:value-type="float" office:value="14306.6764490095" calcext:value-type="float">
            <text:p>14306.6764490095</text:p>
          </table:table-cell>
          <table:table-cell table:number-columns-repeated="3"/>
          <table:table-cell office:value-type="float" office:value="17256.6371681416" calcext:value-type="float">
            <text:p>17256.6371681416</text:p>
          </table:table-cell>
          <table:table-cell table:number-columns-repeated="3"/>
          <table:table-cell office:value-type="float" office:value="17241.3793103448" calcext:value-type="float">
            <text:p>17241.3793103448</text:p>
          </table:table-cell>
          <table:table-cell table:number-columns-repeated="5"/>
          <table:table-cell office:value-type="float" office:value="9438.52855759923" calcext:value-type="float">
            <text:p>9438.5285575992</text:p>
          </table:table-cell>
          <table:table-cell table:number-columns-repeated="3"/>
          <table:table-cell office:value-type="float" office:value="17379.679144385" calcext:value-type="float">
            <text:p>17379.679144385</text:p>
          </table:table-cell>
          <table:table-cell table:number-columns-repeated="3"/>
          <table:table-cell office:value-type="float" office:value="12460.0638977636" calcext:value-type="float">
            <text:p>12460.0638977636</text:p>
          </table:table-cell>
          <table:table-cell table:number-columns-repeated="3"/>
          <table:table-cell office:value-type="float" office:value="18768.0461982676" calcext:value-type="float">
            <text:p>18768.0461982676</text:p>
          </table:table-cell>
          <table:table-cell table:number-columns-repeated="3"/>
          <table:table-cell office:value-type="float" office:value="14028.7769784173" calcext:value-type="float">
            <text:p>14028.7769784173</text:p>
          </table:table-cell>
          <table:table-cell table:number-columns-repeated="3"/>
          <table:table-cell office:value-type="float" office:value="14455.1519644181" calcext:value-type="float">
            <text:p>14455.1519644181</text:p>
          </table:table-cell>
        </table:table-row>
        <table:table-row table:style-name="ro1">
          <table:table-cell office:value-type="float" office:value="9393.23761000463" calcext:value-type="float">
            <text:p>9393.2376100046</text:p>
          </table:table-cell>
          <table:table-cell table:number-columns-repeated="3"/>
          <table:table-cell office:value-type="float" office:value="11142.8571428571" calcext:value-type="float">
            <text:p>11142.8571428571</text:p>
          </table:table-cell>
          <table:table-cell table:number-columns-repeated="3"/>
          <table:table-cell office:value-type="float" office:value="11509.6481271283" calcext:value-type="float">
            <text:p>11509.6481271283</text:p>
          </table:table-cell>
          <table:table-cell table:number-columns-repeated="3"/>
          <table:table-cell office:value-type="float" office:value="17805.0921861282" calcext:value-type="float">
            <text:p>17805.0921861282</text:p>
          </table:table-cell>
          <table:table-cell table:number-columns-repeated="3"/>
          <table:table-cell office:value-type="float" office:value="14695.652173913" calcext:value-type="float">
            <text:p>14695.652173913</text:p>
          </table:table-cell>
          <table:table-cell table:number-columns-repeated="3"/>
          <table:table-cell office:value-type="float" office:value="15089.2857142857" calcext:value-type="float">
            <text:p>15089.2857142857</text:p>
          </table:table-cell>
          <table:table-cell table:number-columns-repeated="5"/>
          <table:table-cell office:value-type="float" office:value="14496.0686204432" calcext:value-type="float">
            <text:p>14496.0686204432</text:p>
          </table:table-cell>
          <table:table-cell table:number-columns-repeated="3"/>
          <table:table-cell office:value-type="float" office:value="15540.2298850575" calcext:value-type="float">
            <text:p>15540.2298850575</text:p>
          </table:table-cell>
          <table:table-cell table:number-columns-repeated="3"/>
          <table:table-cell office:value-type="float" office:value="11210.6135986733" calcext:value-type="float">
            <text:p>11210.6135986733</text:p>
          </table:table-cell>
          <table:table-cell table:number-columns-repeated="3"/>
          <table:table-cell office:value-type="float" office:value="20139.0268123138" calcext:value-type="float">
            <text:p>20139.0268123138</text:p>
          </table:table-cell>
          <table:table-cell table:number-columns-repeated="3"/>
          <table:table-cell office:value-type="float" office:value="12859.86049461" calcext:value-type="float">
            <text:p>12859.86049461</text:p>
          </table:table-cell>
          <table:table-cell table:number-columns-repeated="3"/>
          <table:table-cell office:value-type="float" office:value="19114.0433553252" calcext:value-type="float">
            <text:p>19114.0433553252</text:p>
          </table:table-cell>
        </table:table-row>
        <table:table-row table:style-name="ro1">
          <table:table-cell office:value-type="float" office:value="10268.1618722574" calcext:value-type="float">
            <text:p>10268.1618722574</text:p>
          </table:table-cell>
          <table:table-cell table:number-columns-repeated="3"/>
          <table:table-cell office:value-type="float" office:value="10283.203125" calcext:value-type="float">
            <text:p>10283.203125</text:p>
          </table:table-cell>
          <table:table-cell table:number-columns-repeated="3"/>
          <table:table-cell office:value-type="float" office:value="13919.3654990086" calcext:value-type="float">
            <text:p>13919.3654990086</text:p>
          </table:table-cell>
          <table:table-cell table:number-columns-repeated="3"/>
          <table:table-cell office:value-type="float" office:value="15882.3529411765" calcext:value-type="float">
            <text:p>15882.3529411765</text:p>
          </table:table-cell>
          <table:table-cell table:number-columns-repeated="3"/>
          <table:table-cell office:value-type="float" office:value="12520.8085612366" calcext:value-type="float">
            <text:p>12520.8085612366</text:p>
          </table:table-cell>
          <table:table-cell table:number-columns-repeated="3"/>
          <table:table-cell office:value-type="float" office:value="14584.487534626" calcext:value-type="float">
            <text:p>14584.487534626</text:p>
          </table:table-cell>
          <table:table-cell table:number-columns-repeated="5"/>
          <table:table-cell office:value-type="float" office:value="10293.2551319648" calcext:value-type="float">
            <text:p>10293.2551319648</text:p>
          </table:table-cell>
          <table:table-cell table:number-columns-repeated="3"/>
          <table:table-cell office:value-type="float" office:value="10934.5794392523" calcext:value-type="float">
            <text:p>10934.5794392523</text:p>
          </table:table-cell>
          <table:table-cell table:number-columns-repeated="3"/>
          <table:table-cell office:value-type="float" office:value="16780.8764940239" calcext:value-type="float">
            <text:p>16780.8764940239</text:p>
          </table:table-cell>
          <table:table-cell table:number-columns-repeated="3"/>
          <table:table-cell office:value-type="float" office:value="16848" calcext:value-type="float">
            <text:p>16848</text:p>
          </table:table-cell>
          <table:table-cell table:number-columns-repeated="3"/>
          <table:table-cell office:value-type="float" office:value="12755.905511811" calcext:value-type="float">
            <text:p>12755.905511811</text:p>
          </table:table-cell>
          <table:table-cell table:number-columns-repeated="3"/>
          <table:table-cell office:value-type="float" office:value="19180.3278688525" calcext:value-type="float">
            <text:p>19180.3278688525</text:p>
          </table:table-cell>
        </table:table-row>
        <table:table-row table:style-name="ro1">
          <table:table-cell office:value-type="float" office:value="10622.5680933852" calcext:value-type="float">
            <text:p>10622.5680933852</text:p>
          </table:table-cell>
          <table:table-cell table:number-columns-repeated="3"/>
          <table:table-cell office:value-type="float" office:value="16250" calcext:value-type="float">
            <text:p>16250</text:p>
          </table:table-cell>
          <table:table-cell table:number-columns-repeated="3"/>
          <table:table-cell office:value-type="float" office:value="11422.5941422594" calcext:value-type="float">
            <text:p>11422.5941422594</text:p>
          </table:table-cell>
          <table:table-cell table:number-columns-repeated="3"/>
          <table:table-cell office:value-type="float" office:value="15644.6991404011" calcext:value-type="float">
            <text:p>15644.6991404011</text:p>
          </table:table-cell>
          <table:table-cell table:number-columns-repeated="3"/>
          <table:table-cell office:value-type="float" office:value="10679.706601467" calcext:value-type="float">
            <text:p>10679.706601467</text:p>
          </table:table-cell>
          <table:table-cell table:number-columns-repeated="3"/>
          <table:table-cell office:value-type="float" office:value="16917.1185127808" calcext:value-type="float">
            <text:p>16917.1185127808</text:p>
          </table:table-cell>
          <table:table-cell table:number-columns-repeated="5"/>
          <table:table-cell office:value-type="float" office:value="12580.6451612903" calcext:value-type="float">
            <text:p>12580.6451612903</text:p>
          </table:table-cell>
          <table:table-cell table:number-columns-repeated="3"/>
          <table:table-cell office:value-type="float" office:value="15757.5757575758" calcext:value-type="float">
            <text:p>15757.5757575758</text:p>
          </table:table-cell>
          <table:table-cell table:number-columns-repeated="3"/>
          <table:table-cell office:value-type="float" office:value="9604.2216358839" calcext:value-type="float">
            <text:p>9604.2216358839</text:p>
          </table:table-cell>
          <table:table-cell table:number-columns-repeated="3"/>
          <table:table-cell office:value-type="float" office:value="16864.8648648649" calcext:value-type="float">
            <text:p>16864.8648648649</text:p>
          </table:table-cell>
          <table:table-cell table:number-columns-repeated="3"/>
          <table:table-cell office:value-type="float" office:value="14311.9266055046" calcext:value-type="float">
            <text:p>14311.9266055046</text:p>
          </table:table-cell>
          <table:table-cell table:number-columns-repeated="3"/>
          <table:table-cell office:value-type="float" office:value="19587.4439461883" calcext:value-type="float">
            <text:p>19587.4439461883</text:p>
          </table:table-cell>
        </table:table-row>
        <table:table-row table:style-name="ro1">
          <table:table-cell office:value-type="float" office:value="9080.6904857487" calcext:value-type="float">
            <text:p>9080.6904857487</text:p>
          </table:table-cell>
          <table:table-cell table:number-columns-repeated="3"/>
          <table:table-cell office:value-type="float" office:value="11499.7458057956" calcext:value-type="float">
            <text:p>11499.7458057956</text:p>
          </table:table-cell>
          <table:table-cell table:number-columns-repeated="3"/>
          <table:table-cell office:value-type="float" office:value="11077.375122429" calcext:value-type="float">
            <text:p>11077.375122429</text:p>
          </table:table-cell>
          <table:table-cell table:number-columns-repeated="3"/>
          <table:table-cell office:value-type="float" office:value="18168.6746987952" calcext:value-type="float">
            <text:p>18168.6746987952</text:p>
          </table:table-cell>
          <table:table-cell table:number-columns-repeated="3"/>
          <table:table-cell office:value-type="float" office:value="13082.7067669173" calcext:value-type="float">
            <text:p>13082.7067669173</text:p>
          </table:table-cell>
          <table:table-cell table:number-columns-repeated="3"/>
          <table:table-cell office:value-type="float" office:value="20433.6043360434" calcext:value-type="float">
            <text:p>20433.6043360434</text:p>
          </table:table-cell>
          <table:table-cell table:number-columns-repeated="5"/>
          <table:table-cell office:value-type="float" office:value="9633.73083475298" calcext:value-type="float">
            <text:p>9633.730834753</text:p>
          </table:table-cell>
          <table:table-cell table:number-columns-repeated="3"/>
          <table:table-cell office:value-type="float" office:value="12758.0372250423" calcext:value-type="float">
            <text:p>12758.0372250423</text:p>
          </table:table-cell>
          <table:table-cell table:number-columns-repeated="3"/>
          <table:table-cell office:value-type="float" office:value="11671.826625387" calcext:value-type="float">
            <text:p>11671.826625387</text:p>
          </table:table-cell>
          <table:table-cell table:number-columns-repeated="3"/>
          <table:table-cell office:value-type="float" office:value="17995.2267303103" calcext:value-type="float">
            <text:p>17995.2267303103</text:p>
          </table:table-cell>
          <table:table-cell table:number-columns-repeated="3"/>
          <table:table-cell office:value-type="float" office:value="13128.2646546721" calcext:value-type="float">
            <text:p>13128.2646546721</text:p>
          </table:table-cell>
          <table:table-cell table:number-columns-repeated="3"/>
          <table:table-cell office:value-type="float" office:value="15546.3917525773" calcext:value-type="float">
            <text:p>15546.3917525773</text:p>
          </table:table-cell>
        </table:table-row>
        <table:table-row table:style-name="ro1" table:number-rows-repeated="3">
          <table:table-cell table:number-columns-repeated="47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5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8739.49579831933" calcext:value-type="float">
            <text:p>8739.4957983193</text:p>
          </table:table-cell>
          <table:table-cell table:number-columns-repeated="3"/>
          <table:table-cell office:value-type="float" office:value="8547.94520547945" calcext:value-type="float">
            <text:p>8547.9452054795</text:p>
          </table:table-cell>
          <table:table-cell table:number-columns-repeated="3"/>
          <table:table-cell office:value-type="float" office:value="7959.18367346939" calcext:value-type="float">
            <text:p>7959.1836734694</text:p>
          </table:table-cell>
          <table:table-cell table:number-columns-repeated="3"/>
          <table:table-cell office:value-type="float" office:value="6252.50501002004" calcext:value-type="float">
            <text:p>6252.50501002</text:p>
          </table:table-cell>
          <table:table-cell table:number-columns-repeated="3"/>
          <table:table-cell office:value-type="float" office:value="8020.56555269923" calcext:value-type="float">
            <text:p>8020.5655526992</text:p>
          </table:table-cell>
          <table:table-cell table:number-columns-repeated="3"/>
          <table:table-cell office:value-type="float" office:value="8188.97637795276" calcext:value-type="float">
            <text:p>8188.9763779528</text:p>
          </table:table-cell>
          <table:table-cell table:number-columns-repeated="5"/>
          <table:table-cell office:value-type="float" office:value="8838.5269121813" calcext:value-type="float">
            <text:p>8838.5269121813</text:p>
          </table:table-cell>
          <table:table-cell table:number-columns-repeated="3"/>
          <table:table-cell office:value-type="float" office:value="8364.61126005362" calcext:value-type="float">
            <text:p>8364.6112600536</text:p>
          </table:table-cell>
          <table:table-cell table:number-columns-repeated="3"/>
          <table:table-cell office:value-type="float" office:value="7761.19402985075" calcext:value-type="float">
            <text:p>7761.1940298508</text:p>
          </table:table-cell>
          <table:table-cell table:number-columns-repeated="3"/>
          <table:table-cell office:value-type="float" office:value="8232.18997361477" calcext:value-type="float">
            <text:p>8232.1899736148</text:p>
          </table:table-cell>
          <table:table-cell table:number-columns-repeated="3"/>
          <table:table-cell office:value-type="float" office:value="8062.01550387597" calcext:value-type="float">
            <text:p>8062.015503876</text:p>
          </table:table-cell>
          <table:table-cell table:number-columns-repeated="3"/>
          <table:table-cell office:value-type="float" office:value="7591.24087591241" calcext:value-type="float">
            <text:p>7591.2408759124</text:p>
          </table:table-cell>
        </table:table-row>
        <table:table-row table:style-name="ro1"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294.1176470588" calcext:value-type="float">
            <text:p>15294.1176470588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15522.3880597015" calcext:value-type="float">
            <text:p>15522.3880597015</text:p>
          </table:table-cell>
          <table:table-cell table:number-columns-repeated="5"/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15600" calcext:value-type="float">
            <text:p>15600</text:p>
          </table:table-cell>
          <table:table-cell table:number-columns-repeated="3"/>
          <table:table-cell office:value-type="float" office:value="13805.3097345133" calcext:value-type="float">
            <text:p>13805.3097345133</text:p>
          </table:table-cell>
          <table:table-cell table:number-columns-repeated="3"/>
          <table:table-cell office:value-type="float" office:value="15522.3880597015" calcext:value-type="float">
            <text:p>15522.3880597015</text:p>
          </table:table-cell>
          <table:table-cell table:number-columns-repeated="3"/>
          <table:table-cell office:value-type="float" office:value="15600" calcext:value-type="float">
            <text:p>15600</text:p>
          </table:table-cell>
          <table:table-cell table:number-columns-repeated="3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/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9719.6261682243" calcext:value-type="float">
            <text:p>9719.6261682243</text:p>
          </table:table-cell>
          <table:table-cell table:number-columns-repeated="3"/>
          <table:table-cell office:value-type="float" office:value="8082.90155440415" calcext:value-type="float">
            <text:p>8082.9015544042</text:p>
          </table:table-cell>
          <table:table-cell table:number-columns-repeated="3"/>
          <table:table-cell office:value-type="float" office:value="7898.73417721519" calcext:value-type="float">
            <text:p>7898.7341772152</text:p>
          </table:table-cell>
          <table:table-cell table:number-columns-repeated="3"/>
          <table:table-cell office:value-type="float" office:value="10947.3684210526" calcext:value-type="float">
            <text:p>10947.3684210526</text:p>
          </table:table-cell>
          <table:table-cell table:number-columns-repeated="5"/>
          <table:table-cell office:value-type="float" office:value="13276.5957446809" calcext:value-type="float">
            <text:p>13276.5957446809</text:p>
          </table:table-cell>
          <table:table-cell table:number-columns-repeated="3"/>
          <table:table-cell office:value-type="float" office:value="14647.8873239437" calcext:value-type="float">
            <text:p>14647.8873239437</text:p>
          </table:table-cell>
          <table:table-cell table:number-columns-repeated="3"/>
          <table:table-cell office:value-type="float" office:value="10871.0801393728" calcext:value-type="float">
            <text:p>10871.0801393728</text:p>
          </table:table-cell>
          <table:table-cell table:number-columns-repeated="3"/>
          <table:table-cell office:value-type="float" office:value="13276.5957446809" calcext:value-type="float">
            <text:p>13276.5957446809</text:p>
          </table:table-cell>
          <table:table-cell table:number-columns-repeated="3"/>
          <table:table-cell office:value-type="float" office:value="15522.3880597015" calcext:value-type="float">
            <text:p>15522.3880597015</text:p>
          </table:table-cell>
          <table:table-cell table:number-columns-repeated="3"/>
          <table:table-cell office:value-type="float" office:value="12093.023255814" calcext:value-type="float">
            <text:p>12093.023255814</text:p>
          </table:table-cell>
        </table:table-row>
        <table:table-row table:style-name="ro1"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1024.7349823322" calcext:value-type="float">
            <text:p>11024.7349823322</text:p>
          </table:table-cell>
          <table:table-cell table:number-columns-repeated="3"/>
          <table:table-cell office:value-type="float" office:value="13448.275862069" calcext:value-type="float">
            <text:p>13448.275862069</text:p>
          </table:table-cell>
          <table:table-cell table:number-columns-repeated="3"/>
          <table:table-cell office:value-type="float" office:value="9069.76744186046" calcext:value-type="float">
            <text:p>9069.7674418605</text:p>
          </table:table-cell>
          <table:table-cell table:number-columns-repeated="3"/>
          <table:table-cell office:value-type="float" office:value="16421.0526315789" calcext:value-type="float">
            <text:p>16421.0526315789</text:p>
          </table:table-cell>
          <table:table-cell table:number-columns-repeated="5"/>
          <table:table-cell office:value-type="float" office:value="12734.693877551" calcext:value-type="float">
            <text:p>12734.693877551</text:p>
          </table:table-cell>
          <table:table-cell table:number-columns-repeated="3"/>
          <table:table-cell office:value-type="float" office:value="11908.3969465649" calcext:value-type="float">
            <text:p>11908.3969465649</text:p>
          </table:table-cell>
          <table:table-cell table:number-columns-repeated="3"/>
          <table:table-cell office:value-type="float" office:value="14511.6279069767" calcext:value-type="float">
            <text:p>14511.6279069767</text:p>
          </table:table-cell>
          <table:table-cell table:number-columns-repeated="3"/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8813.5593220339" calcext:value-type="float">
            <text:p>8813.5593220339</text:p>
          </table:table-cell>
          <table:table-cell table:number-columns-repeated="3"/>
          <table:table-cell office:value-type="float" office:value="10196.0784313725" calcext:value-type="float">
            <text:p>10196.0784313725</text:p>
          </table:table-cell>
        </table:table-row>
        <table:table-row table:style-name="ro1">
          <table:table-cell office:value-type="float" office:value="11641.7910447761" calcext:value-type="float">
            <text:p>11641.7910447761</text:p>
          </table:table-cell>
          <table:table-cell table:number-columns-repeated="3"/>
          <table:table-cell office:value-type="float" office:value="10032.154340836" calcext:value-type="float">
            <text:p>10032.154340836</text:p>
          </table:table-cell>
          <table:table-cell table:number-columns-repeated="3"/>
          <table:table-cell office:value-type="float" office:value="10229.5081967213" calcext:value-type="float">
            <text:p>10229.5081967213</text:p>
          </table:table-cell>
          <table:table-cell table:number-columns-repeated="3"/>
          <table:table-cell office:value-type="float" office:value="13866.6666666667" calcext:value-type="float">
            <text:p>13866.6666666667</text:p>
          </table:table-cell>
          <table:table-cell table:number-columns-repeated="3"/>
          <table:table-cell office:value-type="float" office:value="10758.6206896552" calcext:value-type="float">
            <text:p>10758.6206896552</text:p>
          </table:table-cell>
          <table:table-cell table:number-columns-repeated="3"/>
          <table:table-cell office:value-type="float" office:value="13506.4935064935" calcext:value-type="float">
            <text:p>13506.4935064935</text:p>
          </table:table-cell>
          <table:table-cell table:number-columns-repeated="5"/>
          <table:table-cell office:value-type="float" office:value="9096.20991253644" calcext:value-type="float">
            <text:p>9096.2099125365</text:p>
          </table:table-cell>
          <table:table-cell table:number-columns-repeated="3"/>
          <table:table-cell office:value-type="float" office:value="14246.5753424658" calcext:value-type="float">
            <text:p>14246.5753424658</text:p>
          </table:table-cell>
          <table:table-cell table:number-columns-repeated="3"/>
          <table:table-cell office:value-type="float" office:value="11598.5130111524" calcext:value-type="float">
            <text:p>11598.5130111524</text:p>
          </table:table-cell>
          <table:table-cell table:number-columns-repeated="3"/>
          <table:table-cell office:value-type="float" office:value="9454.54545454546" calcext:value-type="float">
            <text:p>9454.5454545455</text:p>
          </table:table-cell>
          <table:table-cell table:number-columns-repeated="3"/>
          <table:table-cell office:value-type="float" office:value="8103.8961038961" calcext:value-type="float">
            <text:p>8103.8961038961</text:p>
          </table:table-cell>
          <table:table-cell table:number-columns-repeated="3"/>
          <table:table-cell office:value-type="float" office:value="11223.0215827338" calcext:value-type="float">
            <text:p>11223.0215827338</text:p>
          </table:table-cell>
        </table:table-row>
        <table:table-row table:style-name="ro1">
          <table:table-cell office:value-type="float" office:value="9149.56011730205" calcext:value-type="float">
            <text:p>9149.5601173021</text:p>
          </table:table-cell>
          <table:table-cell table:number-columns-repeated="3"/>
          <table:table-cell office:value-type="float" office:value="12631.5789473684" calcext:value-type="float">
            <text:p>12631.5789473684</text:p>
          </table:table-cell>
          <table:table-cell table:number-columns-repeated="3"/>
          <table:table-cell office:value-type="float" office:value="10684.9315068493" calcext:value-type="float">
            <text:p>10684.9315068493</text:p>
          </table:table-cell>
          <table:table-cell table:number-columns-repeated="3"/>
          <table:table-cell office:value-type="float" office:value="8297.87234042553" calcext:value-type="float">
            <text:p>8297.8723404255</text:p>
          </table:table-cell>
          <table:table-cell table:number-columns-repeated="3"/>
          <table:table-cell office:value-type="float" office:value="8715.08379888268" calcext:value-type="float">
            <text:p>8715.0837988827</text:p>
          </table:table-cell>
          <table:table-cell table:number-columns-repeated="3"/>
          <table:table-cell office:value-type="float" office:value="14511.6279069767" calcext:value-type="float">
            <text:p>14511.6279069767</text:p>
          </table:table-cell>
          <table:table-cell table:number-columns-repeated="5"/>
          <table:table-cell office:value-type="float" office:value="9230.76923076923" calcext:value-type="float">
            <text:p>9230.7692307692</text:p>
          </table:table-cell>
          <table:table-cell table:number-columns-repeated="3"/>
          <table:table-cell office:value-type="float" office:value="7800" calcext:value-type="float">
            <text:p>7800</text:p>
          </table:table-cell>
          <table:table-cell table:number-columns-repeated="3"/>
          <table:table-cell office:value-type="float" office:value="9313.4328358209" calcext:value-type="float">
            <text:p>9313.4328358209</text:p>
          </table:table-cell>
          <table:table-cell table:number-columns-repeated="3"/>
          <table:table-cell office:value-type="float" office:value="8863.63636363636" calcext:value-type="float">
            <text:p>8863.6363636364</text:p>
          </table:table-cell>
          <table:table-cell table:number-columns-repeated="3"/>
          <table:table-cell office:value-type="float" office:value="9454.54545454546" calcext:value-type="float">
            <text:p>9454.5454545455</text:p>
          </table:table-cell>
          <table:table-cell table:number-columns-repeated="3"/>
          <table:table-cell office:value-type="float" office:value="11641.7910447761" calcext:value-type="float">
            <text:p>11641.791044776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  <table:table-cell office:value-type="float" office:value="7446.30071599045" calcext:value-type="float">
            <text:p>7446.3007159905</text:p>
          </table:table-cell>
          <table:table-cell table:number-columns-repeated="3"/>
          <table:table-cell office:value-type="float" office:value="7819.54887218045" calcext:value-type="float">
            <text:p>7819.5488721805</text:p>
          </table:table-cell>
          <table:table-cell table:number-columns-repeated="3"/>
          <table:table-cell office:value-type="float" office:value="9176.47058823529" calcext:value-type="float">
            <text:p>9176.4705882353</text:p>
          </table:table-cell>
          <table:table-cell table:number-columns-repeated="3"/>
          <table:table-cell office:value-type="float" office:value="6738.66090712743" calcext:value-type="float">
            <text:p>6738.6609071274</text:p>
          </table:table-cell>
          <table:table-cell table:number-columns-repeated="3"/>
          <table:table-cell office:value-type="float" office:value="7780.54862842893" calcext:value-type="float">
            <text:p>7780.5486284289</text:p>
          </table:table-cell>
          <table:table-cell table:number-columns-repeated="5"/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10162.8664495114" calcext:value-type="float">
            <text:p>10162.8664495114</text:p>
          </table:table-cell>
          <table:table-cell table:number-columns-repeated="3"/>
          <table:table-cell office:value-type="float" office:value="8297.87234042553" calcext:value-type="float">
            <text:p>8297.8723404255</text:p>
          </table:table-cell>
          <table:table-cell table:number-columns-repeated="3"/>
          <table:table-cell office:value-type="float" office:value="8103.8961038961" calcext:value-type="float">
            <text:p>8103.8961038961</text:p>
          </table:table-cell>
          <table:table-cell table:number-columns-repeated="3"/>
          <table:table-cell office:value-type="float" office:value="7410.92636579572" calcext:value-type="float">
            <text:p>7410.9263657957</text:p>
          </table:table-cell>
          <table:table-cell table:number-columns-repeated="3"/>
          <table:table-cell office:value-type="float" office:value="7858.94206549119" calcext:value-type="float">
            <text:p>7858.9420654912</text:p>
          </table:table-cell>
        </table:table-row>
        <table:table-row table:style-name="ro1">
          <table:table-cell office:value-type="float" office:value="5810.05586592179" calcext:value-type="float">
            <text:p>5810.0558659218</text:p>
          </table:table-cell>
          <table:table-cell table:number-columns-repeated="3"/>
          <table:table-cell office:value-type="float" office:value="8020.56555269923" calcext:value-type="float">
            <text:p>8020.5655526992</text:p>
          </table:table-cell>
          <table:table-cell table:number-columns-repeated="3"/>
          <table:table-cell office:value-type="float" office:value="7572.81553398058" calcext:value-type="float">
            <text:p>7572.8155339806</text:p>
          </table:table-cell>
          <table:table-cell table:number-columns-repeated="3"/>
          <table:table-cell office:value-type="float" office:value="6215.13944223108" calcext:value-type="float">
            <text:p>6215.1394422311</text:p>
          </table:table-cell>
          <table:table-cell table:number-columns-repeated="3"/>
          <table:table-cell office:value-type="float" office:value="8364.61126005362" calcext:value-type="float">
            <text:p>8364.6112600536</text:p>
          </table:table-cell>
          <table:table-cell table:number-columns-repeated="3"/>
          <table:table-cell office:value-type="float" office:value="11263.5379061372" calcext:value-type="float">
            <text:p>11263.5379061372</text:p>
          </table:table-cell>
          <table:table-cell table:number-columns-repeated="5"/>
          <table:table-cell office:value-type="float" office:value="7238.97911832947" calcext:value-type="float">
            <text:p>7238.9791183295</text:p>
          </table:table-cell>
          <table:table-cell table:number-columns-repeated="3"/>
          <table:table-cell office:value-type="float" office:value="7703.7037037037" calcext:value-type="float">
            <text:p>7703.7037037037</text:p>
          </table:table-cell>
          <table:table-cell table:number-columns-repeated="3"/>
          <table:table-cell office:value-type="float" office:value="7172.41379310345" calcext:value-type="float">
            <text:p>7172.4137931035</text:p>
          </table:table-cell>
          <table:table-cell table:number-columns-repeated="3"/>
          <table:table-cell office:value-type="float" office:value="7898.73417721519" calcext:value-type="float">
            <text:p>7898.7341772152</text:p>
          </table:table-cell>
          <table:table-cell table:number-columns-repeated="3"/>
          <table:table-cell office:value-type="float" office:value="8991.35446685879" calcext:value-type="float">
            <text:p>8991.3544668588</text:p>
          </table:table-cell>
          <table:table-cell table:number-columns-repeated="3"/>
          <table:table-cell office:value-type="float" office:value="8813.5593220339" calcext:value-type="float">
            <text:p>8813.5593220339</text:p>
          </table:table-cell>
        </table:table-row>
        <table:table-row table:style-name="ro1">
          <table:table-cell office:value-type="float" office:value="5631.76895306859" calcext:value-type="float">
            <text:p>5631.7689530686</text:p>
          </table:table-cell>
          <table:table-cell table:number-columns-repeated="3"/>
          <table:table-cell office:value-type="float" office:value="8409.70350404313" calcext:value-type="float">
            <text:p>8409.7035040431</text:p>
          </table:table-cell>
          <table:table-cell table:number-columns-repeated="3"/>
          <table:table-cell office:value-type="float" office:value="6797.38562091503" calcext:value-type="float">
            <text:p>6797.385620915</text:p>
          </table:table-cell>
          <table:table-cell table:number-columns-repeated="3"/>
          <table:table-cell office:value-type="float" office:value="7518.07228915663" calcext:value-type="float">
            <text:p>7518.0722891566</text:p>
          </table:table-cell>
          <table:table-cell table:number-columns-repeated="3"/>
          <table:table-cell office:value-type="float" office:value="7074.82993197279" calcext:value-type="float">
            <text:p>7074.8299319728</text:p>
          </table:table-cell>
          <table:table-cell table:number-columns-repeated="3"/>
          <table:table-cell office:value-type="float" office:value="7572.81553398058" calcext:value-type="float">
            <text:p>7572.8155339806</text:p>
          </table:table-cell>
          <table:table-cell table:number-columns-repeated="5"/>
          <table:table-cell office:value-type="float" office:value="5988.48368522073" calcext:value-type="float">
            <text:p>5988.4836852207</text:p>
          </table:table-cell>
          <table:table-cell table:number-columns-repeated="3"/>
          <table:table-cell office:value-type="float" office:value="7500" calcext:value-type="float">
            <text:p>7500</text:p>
          </table:table-cell>
          <table:table-cell table:number-columns-repeated="3"/>
          <table:table-cell office:value-type="float" office:value="7074.82993197279" calcext:value-type="float">
            <text:p>7074.8299319728</text:p>
          </table:table-cell>
          <table:table-cell table:number-columns-repeated="3"/>
          <table:table-cell office:value-type="float" office:value="9096.20991253644" calcext:value-type="float">
            <text:p>9096.2099125365</text:p>
          </table:table-cell>
          <table:table-cell table:number-columns-repeated="3"/>
          <table:table-cell office:value-type="float" office:value="6486.48648648649" calcext:value-type="float">
            <text:p>6486.4864864865</text:p>
          </table:table-cell>
          <table:table-cell table:number-columns-repeated="3"/>
          <table:table-cell office:value-type="float" office:value="7155.96330275229" calcext:value-type="float">
            <text:p>7155.9633027523</text:p>
          </table:table-cell>
        </table:table-row>
        <table:table-row table:style-name="ro1">
          <table:table-cell office:value-type="float" office:value="6153.84615384615" calcext:value-type="float">
            <text:p>6153.8461538462</text:p>
          </table:table-cell>
          <table:table-cell table:number-columns-repeated="3"/>
          <table:table-cell office:value-type="float" office:value="5641.95298372514" calcext:value-type="float">
            <text:p>5641.9529837251</text:p>
          </table:table-cell>
          <table:table-cell table:number-columns-repeated="3"/>
          <table:table-cell office:value-type="float" office:value="6680.94218415418" calcext:value-type="float">
            <text:p>6680.9421841542</text:p>
          </table:table-cell>
          <table:table-cell table:number-columns-repeated="3"/>
          <table:table-cell office:value-type="float" office:value="6902.65486725664" calcext:value-type="float">
            <text:p>6902.6548672566</text:p>
          </table:table-cell>
          <table:table-cell table:number-columns-repeated="3"/>
          <table:table-cell office:value-type="float" office:value="6724.13793103448" calcext:value-type="float">
            <text:p>6724.1379310345</text:p>
          </table:table-cell>
          <table:table-cell table:number-columns-repeated="3"/>
          <table:table-cell office:value-type="float" office:value="8146.21409921671" calcext:value-type="float">
            <text:p>8146.2140992167</text:p>
          </table:table-cell>
          <table:table-cell table:number-columns-repeated="5"/>
          <table:table-cell office:value-type="float" office:value="6527.19665271967" calcext:value-type="float">
            <text:p>6527.1966527197</text:p>
          </table:table-cell>
          <table:table-cell table:number-columns-repeated="3"/>
          <table:table-cell office:value-type="float" office:value="5333.33333333333" calcext:value-type="float">
            <text:p>5333.3333333333</text:p>
          </table:table-cell>
          <table:table-cell table:number-columns-repeated="3"/>
          <table:table-cell office:value-type="float" office:value="6933.33333333333" calcext:value-type="float">
            <text:p>6933.3333333333</text:p>
          </table:table-cell>
          <table:table-cell table:number-columns-repeated="3"/>
          <table:table-cell office:value-type="float" office:value="5288.13559322034" calcext:value-type="float">
            <text:p>5288.1355932203</text:p>
          </table:table-cell>
          <table:table-cell table:number-columns-repeated="3"/>
          <table:table-cell office:value-type="float" office:value="5745.85635359116" calcext:value-type="float">
            <text:p>5745.8563535912</text:p>
          </table:table-cell>
          <table:table-cell table:number-columns-repeated="3"/>
          <table:table-cell office:value-type="float" office:value="8020.56555269923" calcext:value-type="float">
            <text:p>8020.5655526992</text:p>
          </table:table-cell>
        </table:table-row>
        <table:table-row table:style-name="ro1">
          <table:table-cell office:value-type="float" office:value="6315.78947368421" calcext:value-type="float">
            <text:p>6315.7894736842</text:p>
          </table:table-cell>
          <table:table-cell table:number-columns-repeated="3"/>
          <table:table-cell office:value-type="float" office:value="6610.16949152543" calcext:value-type="float">
            <text:p>6610.1694915254</text:p>
          </table:table-cell>
          <table:table-cell table:number-columns-repeated="3"/>
          <table:table-cell office:value-type="float" office:value="6917.9600886918" calcext:value-type="float">
            <text:p>6917.9600886918</text:p>
          </table:table-cell>
          <table:table-cell table:number-columns-repeated="3"/>
          <table:table-cell office:value-type="float" office:value="5279.18781725888" calcext:value-type="float">
            <text:p>5279.1878172589</text:p>
          </table:table-cell>
          <table:table-cell table:number-columns-repeated="3"/>
          <table:table-cell office:value-type="float" office:value="6782.60869565217" calcext:value-type="float">
            <text:p>6782.6086956522</text:p>
          </table:table-cell>
          <table:table-cell table:number-columns-repeated="3"/>
          <table:table-cell office:value-type="float" office:value="6105.67514677104" calcext:value-type="float">
            <text:p>6105.675146771</text:p>
          </table:table-cell>
          <table:table-cell table:number-columns-repeated="5"/>
          <table:table-cell office:value-type="float" office:value="6638.29787234042" calcext:value-type="float">
            <text:p>6638.2978723404</text:p>
          </table:table-cell>
          <table:table-cell table:number-columns-repeated="3"/>
          <table:table-cell office:value-type="float" office:value="6767.89587852495" calcext:value-type="float">
            <text:p>6767.895878525</text:p>
          </table:table-cell>
          <table:table-cell table:number-columns-repeated="3"/>
          <table:table-cell office:value-type="float" office:value="6093.75" calcext:value-type="float">
            <text:p>6093.75</text:p>
          </table:table-cell>
          <table:table-cell table:number-columns-repeated="3"/>
          <table:table-cell office:value-type="float" office:value="6624.20382165605" calcext:value-type="float">
            <text:p>6624.2038216561</text:p>
          </table:table-cell>
          <table:table-cell table:number-columns-repeated="3"/>
          <table:table-cell office:value-type="float" office:value="6240" calcext:value-type="float">
            <text:p>6240</text:p>
          </table:table-cell>
          <table:table-cell table:number-columns-repeated="3"/>
          <table:table-cell office:value-type="float" office:value="6812.22707423581" calcext:value-type="float">
            <text:p>6812.2270742358</text:p>
          </table:table-cell>
        </table:table-row>
        <table:table-row table:style-name="ro1">
          <table:table-cell office:value-type="float" office:value="4852.25505443235" calcext:value-type="float">
            <text:p>4852.2550544324</text:p>
          </table:table-cell>
          <table:table-cell table:number-columns-repeated="3"/>
          <table:table-cell office:value-type="float" office:value="6695.27896995708" calcext:value-type="float">
            <text:p>6695.2789699571</text:p>
          </table:table-cell>
          <table:table-cell table:number-columns-repeated="3"/>
          <table:table-cell office:value-type="float" office:value="5561.49732620321" calcext:value-type="float">
            <text:p>5561.4973262032</text:p>
          </table:table-cell>
          <table:table-cell table:number-columns-repeated="3"/>
          <table:table-cell office:value-type="float" office:value="4727.27272727273" calcext:value-type="float">
            <text:p>4727.2727272727</text:p>
          </table:table-cell>
          <table:table-cell table:number-columns-repeated="3"/>
          <table:table-cell office:value-type="float" office:value="6277.66599597585" calcext:value-type="float">
            <text:p>6277.6659959759</text:p>
          </table:table-cell>
          <table:table-cell table:number-columns-repeated="3"/>
          <table:table-cell office:value-type="float" office:value="6680.94218415418" calcext:value-type="float">
            <text:p>6680.9421841542</text:p>
          </table:table-cell>
          <table:table-cell table:number-columns-repeated="5"/>
          <table:table-cell office:value-type="float" office:value="5909.09090909091" calcext:value-type="float">
            <text:p>5909.0909090909</text:p>
          </table:table-cell>
          <table:table-cell table:number-columns-repeated="3"/>
          <table:table-cell office:value-type="float" office:value="6105.67514677104" calcext:value-type="float">
            <text:p>6105.675146771</text:p>
          </table:table-cell>
          <table:table-cell table:number-columns-repeated="3"/>
          <table:table-cell office:value-type="float" office:value="4291.60935350757" calcext:value-type="float">
            <text:p>4291.6093535076</text:p>
          </table:table-cell>
          <table:table-cell table:number-columns-repeated="3"/>
          <table:table-cell office:value-type="float" office:value="5261.38279932546" calcext:value-type="float">
            <text:p>5261.3827993255</text:p>
          </table:table-cell>
          <table:table-cell table:number-columns-repeated="3"/>
          <table:table-cell office:value-type="float" office:value="5875.70621468927" calcext:value-type="float">
            <text:p>5875.7062146893</text:p>
          </table:table-cell>
          <table:table-cell table:number-columns-repeated="3"/>
          <table:table-cell office:value-type="float" office:value="6610.16949152542" calcext:value-type="float">
            <text:p>6610.1694915254</text:p>
          </table:table-cell>
        </table:table-row>
        <table:table-row table:style-name="ro1">
          <table:table-cell office:value-type="float" office:value="4285.71428571429" calcext:value-type="float">
            <text:p>4285.7142857143</text:p>
          </table:table-cell>
          <table:table-cell table:number-columns-repeated="3"/>
          <table:table-cell office:value-type="float" office:value="5662.43194192378" calcext:value-type="float">
            <text:p>5662.4319419238</text:p>
          </table:table-cell>
          <table:table-cell table:number-columns-repeated="3"/>
          <table:table-cell office:value-type="float" office:value="4944.5324881141" calcext:value-type="float">
            <text:p>4944.5324881141</text:p>
          </table:table-cell>
          <table:table-cell table:number-columns-repeated="3"/>
          <table:table-cell office:value-type="float" office:value="5875.70621468927" calcext:value-type="float">
            <text:p>5875.7062146893</text:p>
          </table:table-cell>
          <table:table-cell table:number-columns-repeated="3"/>
          <table:table-cell office:value-type="float" office:value="5261.38279932546" calcext:value-type="float">
            <text:p>5261.3827993255</text:p>
          </table:table-cell>
          <table:table-cell table:number-columns-repeated="3"/>
          <table:table-cell office:value-type="float" office:value="6240" calcext:value-type="float">
            <text:p>6240</text:p>
          </table:table-cell>
          <table:table-cell table:number-columns-repeated="5"/>
          <table:table-cell office:value-type="float" office:value="3791.0085054678" calcext:value-type="float">
            <text:p>3791.0085054678</text:p>
          </table:table-cell>
          <table:table-cell table:number-columns-repeated="3"/>
          <table:table-cell office:value-type="float" office:value="5662.43194192378" calcext:value-type="float">
            <text:p>5662.4319419238</text:p>
          </table:table-cell>
          <table:table-cell table:number-columns-repeated="3"/>
          <table:table-cell office:value-type="float" office:value="3577.98165137615" calcext:value-type="float">
            <text:p>3577.9816513762</text:p>
          </table:table-cell>
          <table:table-cell table:number-columns-repeated="3"/>
          <table:table-cell office:value-type="float" office:value="5724.77064220183" calcext:value-type="float">
            <text:p>5724.7706422018</text:p>
          </table:table-cell>
          <table:table-cell table:number-columns-repeated="3"/>
          <table:table-cell office:value-type="float" office:value="5243.6974789916" calcext:value-type="float">
            <text:p>5243.6974789916</text:p>
          </table:table-cell>
          <table:table-cell table:number-columns-repeated="3"/>
          <table:table-cell office:value-type="float" office:value="6023.16602316602" calcext:value-type="float">
            <text:p>6023.166023166</text:p>
          </table:table-cell>
        </table:table-row>
        <table:table-row table:style-name="ro1">
          <table:table-cell office:value-type="float" office:value="4502.1645021645" calcext:value-type="float">
            <text:p>4502.1645021645</text:p>
          </table:table-cell>
          <table:table-cell table:number-columns-repeated="3"/>
          <table:table-cell office:value-type="float" office:value="5157.02479338843" calcext:value-type="float">
            <text:p>5157.0247933884</text:p>
          </table:table-cell>
          <table:table-cell table:number-columns-repeated="3"/>
          <table:table-cell office:value-type="float" office:value="4419.26345609065" calcext:value-type="float">
            <text:p>4419.2634560907</text:p>
          </table:table-cell>
          <table:table-cell table:number-columns-repeated="3"/>
          <table:table-cell office:value-type="float" office:value="5435.54006968641" calcext:value-type="float">
            <text:p>5435.5400696864</text:p>
          </table:table-cell>
          <table:table-cell table:number-columns-repeated="3"/>
          <table:table-cell office:value-type="float" office:value="4720.12102874433" calcext:value-type="float">
            <text:p>4720.1210287443</text:p>
          </table:table-cell>
          <table:table-cell table:number-columns-repeated="3"/>
          <table:table-cell office:value-type="float" office:value="5324.23208191126" calcext:value-type="float">
            <text:p>5324.2320819113</text:p>
          </table:table-cell>
          <table:table-cell table:number-columns-repeated="5"/>
          <table:table-cell office:value-type="float" office:value="5226.13065326633" calcext:value-type="float">
            <text:p>5226.1306532663</text:p>
          </table:table-cell>
          <table:table-cell table:number-columns-repeated="3"/>
          <table:table-cell office:value-type="float" office:value="5831.77570093458" calcext:value-type="float">
            <text:p>5831.7757009346</text:p>
          </table:table-cell>
          <table:table-cell table:number-columns-repeated="3"/>
          <table:table-cell office:value-type="float" office:value="741.62110767768" calcext:value-type="float">
            <text:p>741.6211076777</text:p>
          </table:table-cell>
          <table:table-cell table:number-columns-repeated="3"/>
          <table:table-cell office:value-type="float" office:value="6023.16602316602" calcext:value-type="float">
            <text:p>6023.166023166</text:p>
          </table:table-cell>
          <table:table-cell table:number-columns-repeated="3"/>
          <table:table-cell office:value-type="float" office:value="3949.36708860759" calcext:value-type="float">
            <text:p>3949.3670886076</text:p>
          </table:table-cell>
          <table:table-cell table:number-columns-repeated="3"/>
          <table:table-cell office:value-type="float" office:value="5788.49721706865" calcext:value-type="float">
            <text:p>5788.4972170687</text:p>
          </table:table-cell>
        </table:table-row>
        <table:table-row table:style-name="ro1">
          <table:table-cell office:value-type="float" office:value="3984.67432950192" calcext:value-type="float">
            <text:p>3984.6743295019</text:p>
          </table:table-cell>
          <table:table-cell table:number-columns-repeated="3"/>
          <table:table-cell office:value-type="float" office:value="4952.38095238095" calcext:value-type="float">
            <text:p>4952.380952381</text:p>
          </table:table-cell>
          <table:table-cell table:number-columns-repeated="3"/>
          <table:table-cell office:value-type="float" office:value="4642.85714285714" calcext:value-type="float">
            <text:p>4642.8571428572</text:p>
          </table:table-cell>
          <table:table-cell table:number-columns-repeated="3"/>
          <table:table-cell office:value-type="float" office:value="4859.81308411215" calcext:value-type="float">
            <text:p>4859.8130841122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3"/>
          <table:table-cell office:value-type="float" office:value="5226.13065326633" calcext:value-type="float">
            <text:p>5226.1306532663</text:p>
          </table:table-cell>
          <table:table-cell table:number-columns-repeated="5"/>
          <table:table-cell office:value-type="float" office:value="4046.69260700389" calcext:value-type="float">
            <text:p>4046.6926070039</text:p>
          </table:table-cell>
          <table:table-cell table:number-columns-repeated="3"/>
          <table:table-cell office:value-type="float" office:value="5056.72609400324" calcext:value-type="float">
            <text:p>5056.7260940032</text:p>
          </table:table-cell>
          <table:table-cell table:number-columns-repeated="3"/>
          <table:table-cell office:value-type="float" office:value="3705.46318289786" calcext:value-type="float">
            <text:p>3705.4631828979</text:p>
          </table:table-cell>
          <table:table-cell table:number-columns-repeated="3"/>
          <table:table-cell office:value-type="float" office:value="4534.88372093023" calcext:value-type="float">
            <text:p>4534.8837209302</text:p>
          </table:table-cell>
          <table:table-cell table:number-columns-repeated="3"/>
          <table:table-cell office:value-type="float" office:value="3070.86614173228" calcext:value-type="float">
            <text:p>3070.8661417323</text:p>
          </table:table-cell>
          <table:table-cell table:number-columns-repeated="3"/>
          <table:table-cell office:value-type="float" office:value="5351.6295025729" calcext:value-type="float">
            <text:p>5351.6295025729</text:p>
          </table:table-cell>
        </table:table-row>
        <table:table-row table:style-name="ro1">
          <table:table-cell office:value-type="float" office:value="3525.42372881356" calcext:value-type="float">
            <text:p>3525.4237288136</text:p>
          </table:table-cell>
          <table:table-cell table:number-columns-repeated="3"/>
          <table:table-cell office:value-type="float" office:value="4852.25505443235" calcext:value-type="float">
            <text:p>4852.2550544324</text:p>
          </table:table-cell>
          <table:table-cell table:number-columns-repeated="3"/>
          <table:table-cell office:value-type="float" office:value="3035.01945525292" calcext:value-type="float">
            <text:p>3035.0194552529</text:p>
          </table:table-cell>
          <table:table-cell table:number-columns-repeated="3"/>
          <table:table-cell office:value-type="float" office:value="4629.08011869436" calcext:value-type="float">
            <text:p>4629.0801186944</text:p>
          </table:table-cell>
          <table:table-cell table:number-columns-repeated="3"/>
          <table:table-cell office:value-type="float" office:value="4182.30563002681" calcext:value-type="float">
            <text:p>4182.3056300268</text:p>
          </table:table-cell>
          <table:table-cell table:number-columns-repeated="3"/>
          <table:table-cell office:value-type="float" office:value="3870.96774193548" calcext:value-type="float">
            <text:p>3870.9677419355</text:p>
          </table:table-cell>
          <table:table-cell table:number-columns-repeated="5"/>
          <table:table-cell office:value-type="float" office:value="3823.52941176471" calcext:value-type="float">
            <text:p>3823.5294117647</text:p>
          </table:table-cell>
          <table:table-cell table:number-columns-repeated="3"/>
          <table:table-cell office:value-type="float" office:value="4534.88372093023" calcext:value-type="float">
            <text:p>4534.8837209302</text:p>
          </table:table-cell>
          <table:table-cell table:number-columns-repeated="3"/>
          <table:table-cell office:value-type="float" office:value="3301.5873015873" calcext:value-type="float">
            <text:p>3301.5873015873</text:p>
          </table:table-cell>
          <table:table-cell table:number-columns-repeated="3"/>
          <table:table-cell office:value-type="float" office:value="5148.51485148515" calcext:value-type="float">
            <text:p>5148.5148514852</text:p>
          </table:table-cell>
          <table:table-cell table:number-columns-repeated="3"/>
          <table:table-cell office:value-type="float" office:value="3832.92383292383" calcext:value-type="float">
            <text:p>3832.9238329238</text:p>
          </table:table-cell>
          <table:table-cell table:number-columns-repeated="3"/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2223.80612972202" calcext:value-type="float">
            <text:p>2223.806129722</text:p>
          </table:table-cell>
          <table:table-cell table:number-columns-repeated="3"/>
          <table:table-cell office:value-type="float" office:value="2768.41171251109" calcext:value-type="float">
            <text:p>2768.4117125111</text:p>
          </table:table-cell>
          <table:table-cell table:number-columns-repeated="3"/>
          <table:table-cell office:value-type="float" office:value="3640.60676779463" calcext:value-type="float">
            <text:p>3640.6067677946</text:p>
          </table:table-cell>
          <table:table-cell table:number-columns-repeated="3"/>
          <table:table-cell office:value-type="float" office:value="4670.65868263473" calcext:value-type="float">
            <text:p>4670.6586826347</text:p>
          </table:table-cell>
          <table:table-cell table:number-columns-repeated="3"/>
          <table:table-cell office:value-type="float" office:value="4561.40350877193" calcext:value-type="float">
            <text:p>4561.4035087719</text:p>
          </table:table-cell>
          <table:table-cell table:number-columns-repeated="3"/>
          <table:table-cell office:value-type="float" office:value="4656.71641791045" calcext:value-type="float">
            <text:p>4656.7164179105</text:p>
          </table:table-cell>
          <table:table-cell table:number-columns-repeated="5"/>
          <table:table-cell office:value-type="float" office:value="3705.46318289786" calcext:value-type="float">
            <text:p>3705.4631828979</text:p>
          </table:table-cell>
          <table:table-cell table:number-columns-repeated="3"/>
          <table:table-cell office:value-type="float" office:value="4382.02247191011" calcext:value-type="float">
            <text:p>4382.0224719101</text:p>
          </table:table-cell>
          <table:table-cell table:number-columns-repeated="3"/>
          <table:table-cell office:value-type="float" office:value="3294.61457233369" calcext:value-type="float">
            <text:p>3294.6145723337</text:p>
          </table:table-cell>
          <table:table-cell table:number-columns-repeated="3"/>
          <table:table-cell office:value-type="float" office:value="4960.25437201908" calcext:value-type="float">
            <text:p>4960.2543720191</text:p>
          </table:table-cell>
          <table:table-cell table:number-columns-repeated="3"/>
          <table:table-cell office:value-type="float" office:value="3602.7713625866" calcext:value-type="float">
            <text:p>3602.7713625866</text:p>
          </table:table-cell>
          <table:table-cell table:number-columns-repeated="3"/>
          <table:table-cell office:value-type="float" office:value="6117.64705882353" calcext:value-type="float">
            <text:p>6117.6470588235</text:p>
          </table:table-cell>
        </table:table-row>
        <table:table-row table:style-name="ro1">
          <table:table-cell office:value-type="float" office:value="2099.59623149394" calcext:value-type="float">
            <text:p>2099.596231494</text:p>
          </table:table-cell>
          <table:table-cell table:number-columns-repeated="3"/>
          <table:table-cell office:value-type="float" office:value="3768.11594202899" calcext:value-type="float">
            <text:p>3768.115942029</text:p>
          </table:table-cell>
          <table:table-cell table:number-columns-repeated="3"/>
          <table:table-cell office:value-type="float" office:value="3954.37262357414" calcext:value-type="float">
            <text:p>3954.3726235742</text:p>
          </table:table-cell>
          <table:table-cell table:number-columns-repeated="3"/>
          <table:table-cell office:value-type="float" office:value="3466.66666666667" calcext:value-type="float">
            <text:p>3466.6666666667</text:p>
          </table:table-cell>
          <table:table-cell table:number-columns-repeated="3"/>
          <table:table-cell office:value-type="float" office:value="3383.94793926247" calcext:value-type="float">
            <text:p>3383.9479392625</text:p>
          </table:table-cell>
          <table:table-cell table:number-columns-repeated="3"/>
          <table:table-cell office:value-type="float" office:value="4629.08011869436" calcext:value-type="float">
            <text:p>4629.0801186944</text:p>
          </table:table-cell>
          <table:table-cell table:number-columns-repeated="5"/>
          <table:table-cell office:value-type="float" office:value="2506.02409638554" calcext:value-type="float">
            <text:p>2506.0240963856</text:p>
          </table:table-cell>
          <table:table-cell table:number-columns-repeated="3"/>
          <table:table-cell office:value-type="float" office:value="3781.81818181818" calcext:value-type="float">
            <text:p>3781.8181818182</text:p>
          </table:table-cell>
          <table:table-cell table:number-columns-repeated="3"/>
          <table:table-cell office:value-type="float" office:value="4062.5" calcext:value-type="float">
            <text:p>4062.5</text:p>
          </table:table-cell>
          <table:table-cell table:number-columns-repeated="3"/>
          <table:table-cell office:value-type="float" office:value="3517.47463359639" calcext:value-type="float">
            <text:p>3517.4746335964</text:p>
          </table:table-cell>
          <table:table-cell table:number-columns-repeated="3"/>
          <table:table-cell office:value-type="float" office:value="2604.34056761269" calcext:value-type="float">
            <text:p>2604.3405676127</text:p>
          </table:table-cell>
          <table:table-cell table:number-columns-repeated="3"/>
          <table:table-cell office:value-type="float" office:value="4727.27272727273" calcext:value-type="float">
            <text:p>4727.2727272727</text:p>
          </table:table-cell>
        </table:table-row>
        <table:table-row table:style-name="ro1">
          <table:table-cell office:value-type="float" office:value="3037.9746835443" calcext:value-type="float">
            <text:p>3037.9746835443</text:p>
          </table:table-cell>
          <table:table-cell table:number-columns-repeated="3"/>
          <table:table-cell office:value-type="float" office:value="3984.67432950192" calcext:value-type="float">
            <text:p>3984.6743295019</text:p>
          </table:table-cell>
          <table:table-cell table:number-columns-repeated="3"/>
          <table:table-cell office:value-type="float" office:value="2951.75023651845" calcext:value-type="float">
            <text:p>2951.7502365185</text:p>
          </table:table-cell>
          <table:table-cell table:number-columns-repeated="3"/>
          <table:table-cell office:value-type="float" office:value="3326.22601279318" calcext:value-type="float">
            <text:p>3326.2260127932</text:p>
          </table:table-cell>
          <table:table-cell table:number-columns-repeated="3"/>
          <table:table-cell office:value-type="float" office:value="3615.29548088065" calcext:value-type="float">
            <text:p>3615.2954808807</text:p>
          </table:table-cell>
          <table:table-cell table:number-columns-repeated="3"/>
          <table:table-cell office:value-type="float" office:value="3545.45454545455" calcext:value-type="float">
            <text:p>3545.4545454546</text:p>
          </table:table-cell>
          <table:table-cell table:number-columns-repeated="5"/>
          <table:table-cell office:value-type="float" office:value="3216.49484536082" calcext:value-type="float">
            <text:p>3216.4948453608</text:p>
          </table:table-cell>
          <table:table-cell table:number-columns-repeated="3"/>
          <table:table-cell office:value-type="float" office:value="3900" calcext:value-type="float">
            <text:p>3900</text:p>
          </table:table-cell>
          <table:table-cell table:number-columns-repeated="3"/>
          <table:table-cell office:value-type="float" office:value="3421.05263157895" calcext:value-type="float">
            <text:p>3421.052631579</text:p>
          </table:table-cell>
          <table:table-cell table:number-columns-repeated="3"/>
          <table:table-cell office:value-type="float" office:value="4233.37856173677" calcext:value-type="float">
            <text:p>4233.3785617368</text:p>
          </table:table-cell>
          <table:table-cell table:number-columns-repeated="3"/>
          <table:table-cell office:value-type="float" office:value="2899.6282527881" calcext:value-type="float">
            <text:p>2899.6282527881</text:p>
          </table:table-cell>
          <table:table-cell table:number-columns-repeated="3"/>
          <table:table-cell office:value-type="float" office:value="4351.46443514644" calcext:value-type="float">
            <text:p>4351.4644351465</text:p>
          </table:table-cell>
        </table:table-row>
        <table:table-row table:style-name="ro1">
          <table:table-cell office:value-type="float" office:value="2470.30878859857" calcext:value-type="float">
            <text:p>2470.3087885986</text:p>
          </table:table-cell>
          <table:table-cell table:number-columns-repeated="3"/>
          <table:table-cell office:value-type="float" office:value="2793.19606087735" calcext:value-type="float">
            <text:p>2793.1960608774</text:p>
          </table:table-cell>
          <table:table-cell table:number-columns-repeated="3"/>
          <table:table-cell office:value-type="float" office:value="2653.0612244898" calcext:value-type="float">
            <text:p>2653.0612244898</text:p>
          </table:table-cell>
          <table:table-cell table:number-columns-repeated="3"/>
          <table:table-cell office:value-type="float" office:value="3489.93288590604" calcext:value-type="float">
            <text:p>3489.932885906</text:p>
          </table:table-cell>
          <table:table-cell table:number-columns-repeated="3"/>
          <table:table-cell office:value-type="float" office:value="2484.07643312102" calcext:value-type="float">
            <text:p>2484.076433121</text:p>
          </table:table-cell>
          <table:table-cell table:number-columns-repeated="3"/>
          <table:table-cell office:value-type="float" office:value="2867.64705882353" calcext:value-type="float">
            <text:p>2867.6470588235</text:p>
          </table:table-cell>
          <table:table-cell table:number-columns-repeated="5"/>
          <table:table-cell office:value-type="float" office:value="2335.32934131737" calcext:value-type="float">
            <text:p>2335.3293413174</text:p>
          </table:table-cell>
          <table:table-cell table:number-columns-repeated="3"/>
          <table:table-cell office:value-type="float" office:value="3714.28571428571" calcext:value-type="float">
            <text:p>3714.2857142857</text:p>
          </table:table-cell>
          <table:table-cell table:number-columns-repeated="3"/>
          <table:table-cell office:value-type="float" office:value="2584.92129246065" calcext:value-type="float">
            <text:p>2584.9212924607</text:p>
          </table:table-cell>
          <table:table-cell table:number-columns-repeated="3"/>
          <table:table-cell office:value-type="float" office:value="2982.79158699809" calcext:value-type="float">
            <text:p>2982.7915869981</text:p>
          </table:table-cell>
          <table:table-cell table:number-columns-repeated="3"/>
          <table:table-cell office:value-type="float" office:value="2646.31043256997" calcext:value-type="float">
            <text:p>2646.31043257</text:p>
          </table:table-cell>
          <table:table-cell table:number-columns-repeated="3"/>
          <table:table-cell office:value-type="float" office:value="3904.88110137672" calcext:value-type="float">
            <text:p>3904.8811013767</text:p>
          </table:table-cell>
        </table:table-row>
        <table:table-row table:style-name="ro1">
          <table:table-cell office:value-type="float" office:value="2209.63172804533" calcext:value-type="float">
            <text:p>2209.6317280453</text:p>
          </table:table-cell>
          <table:table-cell table:number-columns-repeated="3"/>
          <table:table-cell office:value-type="float" office:value="3089.10891089109" calcext:value-type="float">
            <text:p>3089.1089108911</text:p>
          </table:table-cell>
          <table:table-cell table:number-columns-repeated="3"/>
          <table:table-cell office:value-type="float" office:value="2790.69767441861" calcext:value-type="float">
            <text:p>2790.6976744186</text:p>
          </table:table-cell>
          <table:table-cell table:number-columns-repeated="3"/>
          <table:table-cell office:value-type="float" office:value="3336.89839572192" calcext:value-type="float">
            <text:p>3336.8983957219</text:p>
          </table:table-cell>
          <table:table-cell table:number-columns-repeated="3"/>
          <table:table-cell office:value-type="float" office:value="2810.81081081081" calcext:value-type="float">
            <text:p>2810.8108108108</text:p>
          </table:table-cell>
          <table:table-cell table:number-columns-repeated="3"/>
          <table:table-cell office:value-type="float" office:value="3692.30769230769" calcext:value-type="float">
            <text:p>3692.3076923077</text:p>
          </table:table-cell>
          <table:table-cell table:number-columns-repeated="5"/>
          <table:table-cell office:value-type="float" office:value="2200.28208744711" calcext:value-type="float">
            <text:p>2200.2820874471</text:p>
          </table:table-cell>
          <table:table-cell table:number-columns-repeated="3"/>
          <table:table-cell office:value-type="float" office:value="2954.54545454545" calcext:value-type="float">
            <text:p>2954.5454545455</text:p>
          </table:table-cell>
          <table:table-cell table:number-columns-repeated="3"/>
          <table:table-cell office:value-type="float" office:value="2252.70758122744" calcext:value-type="float">
            <text:p>2252.7075812274</text:p>
          </table:table-cell>
          <table:table-cell table:number-columns-repeated="3"/>
          <table:table-cell office:value-type="float" office:value="3909.77443609023" calcext:value-type="float">
            <text:p>3909.7744360902</text:p>
          </table:table-cell>
          <table:table-cell table:number-columns-repeated="3"/>
          <table:table-cell office:value-type="float" office:value="2982.79158699809" calcext:value-type="float">
            <text:p>2982.7915869981</text:p>
          </table:table-cell>
          <table:table-cell table:number-columns-repeated="3"/>
          <table:table-cell office:value-type="float" office:value="3777.2397094431" calcext:value-type="float">
            <text:p>3777.2397094431</text:p>
          </table:table-cell>
        </table:table-row>
        <table:table-row table:style-name="ro1">
          <table:table-cell office:value-type="float" office:value="1739.13043478261" calcext:value-type="float">
            <text:p>1739.1304347826</text:p>
          </table:table-cell>
          <table:table-cell table:number-columns-repeated="3"/>
          <table:table-cell office:value-type="float" office:value="2615.25565800503" calcext:value-type="float">
            <text:p>2615.255658005</text:p>
          </table:table-cell>
          <table:table-cell table:number-columns-repeated="3"/>
          <table:table-cell office:value-type="float" office:value="2468.35443037975" calcext:value-type="float">
            <text:p>2468.3544303798</text:p>
          </table:table-cell>
          <table:table-cell table:number-columns-repeated="3"/>
          <table:table-cell office:value-type="float" office:value="3376.62337662338" calcext:value-type="float">
            <text:p>3376.6233766234</text:p>
          </table:table-cell>
          <table:table-cell table:number-columns-repeated="3"/>
          <table:table-cell office:value-type="float" office:value="1985.99618077658" calcext:value-type="float">
            <text:p>1985.9961807766</text:p>
          </table:table-cell>
          <table:table-cell table:number-columns-repeated="3"/>
          <table:table-cell office:value-type="float" office:value="2875.57603686636" calcext:value-type="float">
            <text:p>2875.5760368664</text:p>
          </table:table-cell>
          <table:table-cell table:number-columns-repeated="5"/>
          <table:table-cell office:value-type="float" office:value="2212.76595744681" calcext:value-type="float">
            <text:p>2212.7659574468</text:p>
          </table:table-cell>
          <table:table-cell table:number-columns-repeated="3"/>
          <table:table-cell office:value-type="float" office:value="2225.39229671897" calcext:value-type="float">
            <text:p>2225.392296719</text:p>
          </table:table-cell>
          <table:table-cell table:number-columns-repeated="3"/>
          <table:table-cell office:value-type="float" office:value="2896.93593314763" calcext:value-type="float">
            <text:p>2896.9359331476</text:p>
          </table:table-cell>
          <table:table-cell table:number-columns-repeated="3"/>
          <table:table-cell office:value-type="float" office:value="2497.99839871897" calcext:value-type="float">
            <text:p>2497.998398719</text:p>
          </table:table-cell>
          <table:table-cell table:number-columns-repeated="3"/>
          <table:table-cell office:value-type="float" office:value="2374.42922374429" calcext:value-type="float">
            <text:p>2374.4292237443</text:p>
          </table:table-cell>
          <table:table-cell table:number-columns-repeated="3"/>
          <table:table-cell office:value-type="float" office:value="3529.41176470588" calcext:value-type="float">
            <text:p>3529.4117647059</text:p>
          </table:table-cell>
        </table:table-row>
        <table:table-row table:style-name="ro1">
          <table:table-cell office:value-type="float" office:value="1858.24895771292" calcext:value-type="float">
            <text:p>1858.2489577129</text:p>
          </table:table-cell>
          <table:table-cell table:number-columns-repeated="3"/>
          <table:table-cell office:value-type="float" office:value="2134.06292749658" calcext:value-type="float">
            <text:p>2134.0629274966</text:p>
          </table:table-cell>
          <table:table-cell table:number-columns-repeated="3"/>
          <table:table-cell office:value-type="float" office:value="1622.46489859594" calcext:value-type="float">
            <text:p>1622.464898596</text:p>
          </table:table-cell>
          <table:table-cell table:number-columns-repeated="3"/>
          <table:table-cell office:value-type="float" office:value="3151.51515151515" calcext:value-type="float">
            <text:p>3151.5151515152</text:p>
          </table:table-cell>
          <table:table-cell table:number-columns-repeated="3"/>
          <table:table-cell office:value-type="float" office:value="2512.07729468599" calcext:value-type="float">
            <text:p>2512.077294686</text:p>
          </table:table-cell>
          <table:table-cell table:number-columns-repeated="3"/>
          <table:table-cell office:value-type="float" office:value="3049.85337243402" calcext:value-type="float">
            <text:p>3049.853372434</text:p>
          </table:table-cell>
          <table:table-cell table:number-columns-repeated="5"/>
          <table:table-cell office:value-type="float" office:value="2078.61425716189" calcext:value-type="float">
            <text:p>2078.6142571619</text:p>
          </table:table-cell>
          <table:table-cell table:number-columns-repeated="3"/>
          <table:table-cell office:value-type="float" office:value="3383.94793926247" calcext:value-type="float">
            <text:p>3383.9479392625</text:p>
          </table:table-cell>
          <table:table-cell table:number-columns-repeated="3"/>
          <table:table-cell office:value-type="float" office:value="1843.97163120567" calcext:value-type="float">
            <text:p>1843.9716312057</text:p>
          </table:table-cell>
          <table:table-cell table:number-columns-repeated="3"/>
          <table:table-cell office:value-type="float" office:value="2937.85310734463" calcext:value-type="float">
            <text:p>2937.8531073446</text:p>
          </table:table-cell>
          <table:table-cell table:number-columns-repeated="3"/>
          <table:table-cell office:value-type="float" office:value="2354.71698113207" calcext:value-type="float">
            <text:p>2354.7169811321</text:p>
          </table:table-cell>
          <table:table-cell table:number-columns-repeated="3"/>
          <table:table-cell office:value-type="float" office:value="2880.8864265928" calcext:value-type="float">
            <text:p>2880.8864265928</text:p>
          </table:table-cell>
        </table:table-row>
        <table:table-row table:style-name="ro1">
          <table:table-cell office:value-type="float" office:value="1877.25631768953" calcext:value-type="float">
            <text:p>1877.2563176895</text:p>
          </table:table-cell>
          <table:table-cell table:number-columns-repeated="3"/>
          <table:table-cell office:value-type="float" office:value="2340.58514628657" calcext:value-type="float">
            <text:p>2340.5851462866</text:p>
          </table:table-cell>
          <table:table-cell table:number-columns-repeated="3"/>
          <table:table-cell office:value-type="float" office:value="1698.4213391399" calcext:value-type="float">
            <text:p>1698.4213391399</text:p>
          </table:table-cell>
          <table:table-cell table:number-columns-repeated="3"/>
          <table:table-cell office:value-type="float" office:value="2748.8986784141" calcext:value-type="float">
            <text:p>2748.8986784141</text:p>
          </table:table-cell>
          <table:table-cell table:number-columns-repeated="3"/>
          <table:table-cell office:value-type="float" office:value="2454.76003147128" calcext:value-type="float">
            <text:p>2454.7600314713</text:p>
          </table:table-cell>
          <table:table-cell table:number-columns-repeated="3"/>
          <table:table-cell office:value-type="float" office:value="2748.8986784141" calcext:value-type="float">
            <text:p>2748.8986784141</text:p>
          </table:table-cell>
          <table:table-cell table:number-columns-repeated="5"/>
          <table:table-cell office:value-type="float" office:value="2113.82113821138" calcext:value-type="float">
            <text:p>2113.8211382114</text:p>
          </table:table-cell>
          <table:table-cell table:number-columns-repeated="3"/>
          <table:table-cell office:value-type="float" office:value="2773.33333333333" calcext:value-type="float">
            <text:p>2773.3333333333</text:p>
          </table:table-cell>
          <table:table-cell table:number-columns-repeated="3"/>
          <table:table-cell office:value-type="float" office:value="1722.80508006626" calcext:value-type="float">
            <text:p>1722.8050800663</text:p>
          </table:table-cell>
          <table:table-cell table:number-columns-repeated="3"/>
          <table:table-cell office:value-type="float" office:value="2979.94269340974" calcext:value-type="float">
            <text:p>2979.9426934098</text:p>
          </table:table-cell>
          <table:table-cell table:number-columns-repeated="3"/>
          <table:table-cell office:value-type="float" office:value="2664.38941076003" calcext:value-type="float">
            <text:p>2664.38941076</text:p>
          </table:table-cell>
          <table:table-cell table:number-columns-repeated="3"/>
          <table:table-cell office:value-type="float" office:value="3745.49819927971" calcext:value-type="float">
            <text:p>3745.4981992797</text:p>
          </table:table-cell>
        </table:table-row>
        <table:table-row table:style-name="ro1">
          <table:table-cell office:value-type="float" office:value="1827.76801405975" calcext:value-type="float">
            <text:p>1827.7680140598</text:p>
          </table:table-cell>
          <table:table-cell table:number-columns-repeated="3"/>
          <table:table-cell office:value-type="float" office:value="2685.02581755594" calcext:value-type="float">
            <text:p>2685.0258175559</text:p>
          </table:table-cell>
          <table:table-cell table:number-columns-repeated="3"/>
          <table:table-cell office:value-type="float" office:value="1962.2641509434" calcext:value-type="float">
            <text:p>1962.2641509434</text:p>
          </table:table-cell>
          <table:table-cell table:number-columns-repeated="3"/>
          <table:table-cell office:value-type="float" office:value="2289.06823184153" calcext:value-type="float">
            <text:p>2289.0682318415</text:p>
          </table:table-cell>
          <table:table-cell table:number-columns-repeated="3"/>
          <table:table-cell office:value-type="float" office:value="2761.06194690265" calcext:value-type="float">
            <text:p>2761.0619469027</text:p>
          </table:table-cell>
          <table:table-cell table:number-columns-repeated="3"/>
          <table:table-cell office:value-type="float" office:value="2758.62068965517" calcext:value-type="float">
            <text:p>2758.6206896552</text:p>
          </table:table-cell>
          <table:table-cell table:number-columns-repeated="5"/>
          <table:table-cell office:value-type="float" office:value="1510.16456921588" calcext:value-type="float">
            <text:p>1510.1645692159</text:p>
          </table:table-cell>
          <table:table-cell table:number-columns-repeated="3"/>
          <table:table-cell office:value-type="float" office:value="2780.7486631016" calcext:value-type="float">
            <text:p>2780.7486631016</text:p>
          </table:table-cell>
          <table:table-cell table:number-columns-repeated="3"/>
          <table:table-cell office:value-type="float" office:value="1993.61022364217" calcext:value-type="float">
            <text:p>1993.6102236422</text:p>
          </table:table-cell>
          <table:table-cell table:number-columns-repeated="3"/>
          <table:table-cell office:value-type="float" office:value="3002.88739172281" calcext:value-type="float">
            <text:p>3002.8873917228</text:p>
          </table:table-cell>
          <table:table-cell table:number-columns-repeated="3"/>
          <table:table-cell office:value-type="float" office:value="2244.60431654676" calcext:value-type="float">
            <text:p>2244.6043165468</text:p>
          </table:table-cell>
          <table:table-cell table:number-columns-repeated="3"/>
          <table:table-cell office:value-type="float" office:value="2312.82431430689" calcext:value-type="float">
            <text:p>2312.8243143069</text:p>
          </table:table-cell>
        </table:table-row>
        <table:table-row table:style-name="ro1">
          <table:table-cell office:value-type="float" office:value="1445.11347846225" calcext:value-type="float">
            <text:p>1445.1134784623</text:p>
          </table:table-cell>
          <table:table-cell table:number-columns-repeated="3"/>
          <table:table-cell office:value-type="float" office:value="1714.28571428571" calcext:value-type="float">
            <text:p>1714.2857142857</text:p>
          </table:table-cell>
          <table:table-cell table:number-columns-repeated="3"/>
          <table:table-cell office:value-type="float" office:value="1770.71509648127" calcext:value-type="float">
            <text:p>1770.7150964813</text:p>
          </table:table-cell>
          <table:table-cell table:number-columns-repeated="3"/>
          <table:table-cell office:value-type="float" office:value="2739.24495171203" calcext:value-type="float">
            <text:p>2739.244951712</text:p>
          </table:table-cell>
          <table:table-cell table:number-columns-repeated="3"/>
          <table:table-cell office:value-type="float" office:value="2260.86956521739" calcext:value-type="float">
            <text:p>2260.8695652174</text:p>
          </table:table-cell>
          <table:table-cell table:number-columns-repeated="3"/>
          <table:table-cell office:value-type="float" office:value="2321.42857142857" calcext:value-type="float">
            <text:p>2321.4285714286</text:p>
          </table:table-cell>
          <table:table-cell table:number-columns-repeated="5"/>
          <table:table-cell office:value-type="float" office:value="2230.1644031451" calcext:value-type="float">
            <text:p>2230.1644031451</text:p>
          </table:table-cell>
          <table:table-cell table:number-columns-repeated="3"/>
          <table:table-cell office:value-type="float" office:value="2390.80459770115" calcext:value-type="float">
            <text:p>2390.8045977012</text:p>
          </table:table-cell>
          <table:table-cell table:number-columns-repeated="3"/>
          <table:table-cell office:value-type="float" office:value="1724.70978441128" calcext:value-type="float">
            <text:p>1724.7097844113</text:p>
          </table:table-cell>
          <table:table-cell table:number-columns-repeated="3"/>
          <table:table-cell office:value-type="float" office:value="3098.31181727905" calcext:value-type="float">
            <text:p>3098.3118172791</text:p>
          </table:table-cell>
          <table:table-cell table:number-columns-repeated="3"/>
          <table:table-cell office:value-type="float" office:value="1978.44007609385" calcext:value-type="float">
            <text:p>1978.4400760939</text:p>
          </table:table-cell>
          <table:table-cell table:number-columns-repeated="3"/>
          <table:table-cell office:value-type="float" office:value="2940.62205466541" calcext:value-type="float">
            <text:p>2940.6220546654</text:p>
          </table:table-cell>
        </table:table-row>
        <table:table-row table:style-name="ro1">
          <table:table-cell office:value-type="float" office:value="1521.20916626036" calcext:value-type="float">
            <text:p>1521.2091662604</text:p>
          </table:table-cell>
          <table:table-cell table:number-columns-repeated="3"/>
          <table:table-cell office:value-type="float" office:value="1523.4375" calcext:value-type="float">
            <text:p>1523.4375</text:p>
          </table:table-cell>
          <table:table-cell table:number-columns-repeated="3"/>
          <table:table-cell office:value-type="float" office:value="2062.12822207535" calcext:value-type="float">
            <text:p>2062.1282220754</text:p>
          </table:table-cell>
          <table:table-cell table:number-columns-repeated="3"/>
          <table:table-cell office:value-type="float" office:value="2352.94117647059" calcext:value-type="float">
            <text:p>2352.9411764706</text:p>
          </table:table-cell>
          <table:table-cell table:number-columns-repeated="3"/>
          <table:table-cell office:value-type="float" office:value="1854.93460166469" calcext:value-type="float">
            <text:p>1854.9346016647</text:p>
          </table:table-cell>
          <table:table-cell table:number-columns-repeated="3"/>
          <table:table-cell office:value-type="float" office:value="2160.6648199446" calcext:value-type="float">
            <text:p>2160.6648199446</text:p>
          </table:table-cell>
          <table:table-cell table:number-columns-repeated="5"/>
          <table:table-cell office:value-type="float" office:value="1524.92668621701" calcext:value-type="float">
            <text:p>1524.926686217</text:p>
          </table:table-cell>
          <table:table-cell table:number-columns-repeated="3"/>
          <table:table-cell office:value-type="float" office:value="1619.93769470405" calcext:value-type="float">
            <text:p>1619.9376947041</text:p>
          </table:table-cell>
          <table:table-cell table:number-columns-repeated="3"/>
          <table:table-cell office:value-type="float" office:value="2486.05577689243" calcext:value-type="float">
            <text:p>2486.0557768924</text:p>
          </table:table-cell>
          <table:table-cell table:number-columns-repeated="3"/>
          <table:table-cell office:value-type="float" office:value="2496" calcext:value-type="float">
            <text:p>2496</text:p>
          </table:table-cell>
          <table:table-cell table:number-columns-repeated="3"/>
          <table:table-cell office:value-type="float" office:value="1889.76377952756" calcext:value-type="float">
            <text:p>1889.7637795276</text:p>
          </table:table-cell>
          <table:table-cell table:number-columns-repeated="3"/>
          <table:table-cell office:value-type="float" office:value="2841.53005464481" calcext:value-type="float">
            <text:p>2841.5300546448</text:p>
          </table:table-cell>
        </table:table-row>
        <table:table-row table:style-name="ro1">
          <table:table-cell office:value-type="float" office:value="1517.50972762646" calcext:value-type="float">
            <text:p>1517.5097276265</text:p>
          </table:table-cell>
          <table:table-cell table:number-columns-repeated="3"/>
          <table:table-cell office:value-type="float" office:value="2321.42857142857" calcext:value-type="float">
            <text:p>2321.4285714286</text:p>
          </table:table-cell>
          <table:table-cell table:number-columns-repeated="3"/>
          <table:table-cell office:value-type="float" office:value="1631.79916317992" calcext:value-type="float">
            <text:p>1631.7991631799</text:p>
          </table:table-cell>
          <table:table-cell table:number-columns-repeated="3"/>
          <table:table-cell office:value-type="float" office:value="2234.95702005731" calcext:value-type="float">
            <text:p>2234.9570200573</text:p>
          </table:table-cell>
          <table:table-cell table:number-columns-repeated="3"/>
          <table:table-cell office:value-type="float" office:value="1525.67237163814" calcext:value-type="float">
            <text:p>1525.6723716382</text:p>
          </table:table-cell>
          <table:table-cell table:number-columns-repeated="3"/>
          <table:table-cell office:value-type="float" office:value="2416.73121611154" calcext:value-type="float">
            <text:p>2416.7312161116</text:p>
          </table:table-cell>
          <table:table-cell table:number-columns-repeated="5"/>
          <table:table-cell office:value-type="float" office:value="1797.23502304147" calcext:value-type="float">
            <text:p>1797.2350230415</text:p>
          </table:table-cell>
          <table:table-cell table:number-columns-repeated="3"/>
          <table:table-cell office:value-type="float" office:value="2251.08225108225" calcext:value-type="float">
            <text:p>2251.0822510823</text:p>
          </table:table-cell>
          <table:table-cell table:number-columns-repeated="3"/>
          <table:table-cell office:value-type="float" office:value="1372.03166226913" calcext:value-type="float">
            <text:p>1372.0316622691</text:p>
          </table:table-cell>
          <table:table-cell table:number-columns-repeated="3"/>
          <table:table-cell office:value-type="float" office:value="2409.26640926641" calcext:value-type="float">
            <text:p>2409.2664092664</text:p>
          </table:table-cell>
          <table:table-cell table:number-columns-repeated="3"/>
          <table:table-cell office:value-type="float" office:value="2044.56094364351" calcext:value-type="float">
            <text:p>2044.5609436435</text:p>
          </table:table-cell>
          <table:table-cell table:number-columns-repeated="3"/>
          <table:table-cell office:value-type="float" office:value="2798.20627802691" calcext:value-type="float">
            <text:p>2798.2062780269</text:p>
          </table:table-cell>
        </table:table-row>
        <table:table-row table:style-name="ro1">
          <table:table-cell office:value-type="float" office:value="1252.50903251706" calcext:value-type="float">
            <text:p>1252.5090325171</text:p>
          </table:table-cell>
          <table:table-cell table:number-columns-repeated="3"/>
          <table:table-cell office:value-type="float" office:value="1586.17183528216" calcext:value-type="float">
            <text:p>1586.1718352822</text:p>
          </table:table-cell>
          <table:table-cell table:number-columns-repeated="3"/>
          <table:table-cell office:value-type="float" office:value="1527.91380999021" calcext:value-type="float">
            <text:p>1527.9138099902</text:p>
          </table:table-cell>
          <table:table-cell table:number-columns-repeated="3"/>
          <table:table-cell office:value-type="float" office:value="2506.02409638554" calcext:value-type="float">
            <text:p>2506.0240963856</text:p>
          </table:table-cell>
          <table:table-cell table:number-columns-repeated="3"/>
          <table:table-cell office:value-type="float" office:value="1804.51127819549" calcext:value-type="float">
            <text:p>1804.5112781955</text:p>
          </table:table-cell>
          <table:table-cell table:number-columns-repeated="3"/>
          <table:table-cell office:value-type="float" office:value="2818.42818428184" calcext:value-type="float">
            <text:p>2818.4281842819</text:p>
          </table:table-cell>
          <table:table-cell table:number-columns-repeated="5"/>
          <table:table-cell office:value-type="float" office:value="1328.79045996593" calcext:value-type="float">
            <text:p>1328.7904599659</text:p>
          </table:table-cell>
          <table:table-cell table:number-columns-repeated="3"/>
          <table:table-cell office:value-type="float" office:value="1759.72927241963" calcext:value-type="float">
            <text:p>1759.7292724196</text:p>
          </table:table-cell>
          <table:table-cell table:number-columns-repeated="3"/>
          <table:table-cell office:value-type="float" office:value="1609.90712074303" calcext:value-type="float">
            <text:p>1609.907120743</text:p>
          </table:table-cell>
          <table:table-cell table:number-columns-repeated="3"/>
          <table:table-cell office:value-type="float" office:value="2482.10023866348" calcext:value-type="float">
            <text:p>2482.1002386635</text:p>
          </table:table-cell>
          <table:table-cell table:number-columns-repeated="3"/>
          <table:table-cell office:value-type="float" office:value="1810.79512478236" calcext:value-type="float">
            <text:p>1810.7951247824</text:p>
          </table:table-cell>
          <table:table-cell table:number-columns-repeated="3"/>
          <table:table-cell office:value-type="float" office:value="2144.32989690722" calcext:value-type="float">
            <text:p>2144.3298969072</text:p>
          </table:table-cell>
        </table:table-row>
      </table:table>
      <table:table table:name="Test" table:style-name="ta1">
        <table:shapes>
          <draw:frame draw:z-index="0" draw:style-name="gr1" draw:text-style-name="P1" svg:width="12.885cm" svg:height="7.278cm" svg:x="13.657cm" svg:y="3.241cm">
            <draw:object draw:notify-on-update-of-ranges="Test.A6:Test.A34 Test.E6:Test.E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1.481cm" svg:height="7.065cm" svg:x="13.602cm" svg:y="22.1cm">
            <draw:object draw:notify-on-update-of-ranges="Test.A39:Test.A67 Test.E39:Test.E67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1T12:45:52.632833372</dc:date>
    <meta:editing-duration>PT20H35M43S</meta:editing-duration>
    <meta:editing-cycles>29</meta:editing-cycles>
    <meta:document-statistic meta:table-count="3" meta:cell-count="1697" meta:object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'General Comparative Studies'.A5:'General Comparative Studies'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'General Comparative Studies'.A49:'General Comparative Studies'.A66 'General Comparative Studies'.I49:'General Comparative Studies'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'General Comparative Studies'.I71:'General Comparative Studies'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71:'General Comparative Studies'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'General Comparative Studies'.A71:'General Comparative Studies'.A88 'General Comparative Studies'.I71:'General Comparative Studies'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51cm" svg:height="4.921cm" xlink:href=".." xlink:type="simple" chart:class="chart:line" chart:style-name="ch1">
        <chart:legend chart:legend-position="end" svg:x="8.599cm" svg:y="2.161cm" style:legend-expansion="high" chart:style-name="ch2"/>
        <chart:plot-area chart:style-name="ch3" table:cell-range-address="'General Comparative Studies'.V5:'General Comparative Studies'.V22" svg:x="0.229cm" svg:y="0.098cm" svg:width="8.141cm" svg:height="4.725cm">
          <chartooo:coordinate-region svg:x="1.036cm" svg:y="0.297cm" svg:width="7.147cm" svg:height="3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5:'General Comparative Studies'.V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8cm" svg:height="6.455cm" xlink:href=".." xlink:type="simple" chart:class="chart:line" chart:style-name="ch1">
        <chart:legend chart:legend-position="end" svg:x="9.226cm" svg:y="2.43cm" style:legend-expansion="high" chart:style-name="ch2"/>
        <chart:plot-area chart:style-name="ch3" table:cell-range-address="'General Comparative Studies'.A5:'General Comparative Studies'.A22 'General Comparative Studies'.I5:'General Comparative Studies'.I22 'General Comparative Studies'.V5:'General Comparative Studies'.V22" svg:x="0.241cm" svg:y="0.129cm" svg:width="8.744cm" svg:height="6.197cm">
          <chartooo:coordinate-region svg:x="1.233cm" svg:y="0.328cm" svg:width="7.565cm" svg:height="5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series chart:style-name="ch8" chart:values-cell-range-address="'General Comparative Studies'.V5:'General Comparative Studies'.V2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3cm" svg:height="5.738cm" xlink:href=".." xlink:type="simple" chart:class="chart:line" chart:style-name="ch1">
        <chart:legend chart:legend-position="end" svg:x="8.621cm" svg:y="2.57cm" style:legend-expansion="high" chart:style-name="ch2"/>
        <chart:plot-area chart:style-name="ch3" table:cell-range-address="'General Comparative Studies'.V27:'General Comparative Studies'.V44" svg:x="0.229cm" svg:y="0.114cm" svg:width="8.163cm" svg:height="5.51cm">
          <chartooo:coordinate-region svg:x="1.036cm" svg:y="0.313cm" svg:width="7.169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27:'General Comparative Studies'.V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6.356cm" xlink:href=".." xlink:type="simple" chart:class="chart:line" chart:style-name="ch1">
        <chart:legend chart:legend-position="end" svg:x="8.711cm" svg:y="2.381cm" style:legend-expansion="high" chart:style-name="ch2"/>
        <chart:plot-area chart:style-name="ch3" table:cell-range-address="'General Comparative Studies'.A27:'General Comparative Studies'.A44 'General Comparative Studies'.I27:'General Comparative Studies'.I44 'General Comparative Studies'.V27:'General Comparative Studies'.V44" svg:x="0.231cm" svg:y="0.127cm" svg:width="8.249cm" svg:height="6.102cm">
          <chartooo:coordinate-region svg:x="1.223cm" svg:y="0.326cm" svg:width="7.07cm" svg:height="5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series chart:style-name="ch8" chart:values-cell-range-address="'General Comparative Studies'.V27:'General Comparative Studies'.V4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6.217cm" xlink:href=".." xlink:type="simple" chart:class="chart:line" chart:style-name="ch1">
        <chart:legend chart:legend-position="end" svg:x="8.236cm" svg:y="2.809cm" style:legend-expansion="high" chart:style-name="ch2"/>
        <chart:plot-area chart:style-name="ch3" table:cell-range-address="'General Comparative Studies'.V49:'General Comparative Studies'.V66" svg:x="0.221cm" svg:y="0.124cm" svg:width="7.794cm" svg:height="5.969cm">
          <chartooo:coordinate-region svg:x="1.398cm" svg:y="0.323cm" svg:width="6.43cm" svg:height="5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49:'General Comparative Studies'.V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6cm" svg:height="5.818cm" xlink:href=".." xlink:type="simple" chart:class="chart:line" chart:style-name="ch1">
        <chart:legend chart:legend-position="end" svg:x="8.374cm" svg:y="2.112cm" style:legend-expansion="high" chart:style-name="ch2"/>
        <chart:plot-area chart:style-name="ch3" table:cell-range-address="'General Comparative Studies'.A49:'General Comparative Studies'.A66 'General Comparative Studies'.I49:'General Comparative Studies'.I66 'General Comparative Studies'.V49:'General Comparative Studies'.V66" svg:x="0.224cm" svg:y="0.116cm" svg:width="7.926cm" svg:height="5.586cm">
          <chartooo:coordinate-region svg:x="1.401cm" svg:y="0.315cm" svg:width="6.562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series chart:style-name="ch8" chart:values-cell-range-address="'General Comparative Studies'.V49:'General Comparative Studies'.V66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8cm" svg:height="5.818cm" xlink:href=".." xlink:type="simple" chart:class="chart:line" chart:style-name="ch1">
        <chart:legend chart:legend-position="end" svg:x="8.126cm" svg:y="2.61cm" style:legend-expansion="high" chart:style-name="ch2"/>
        <chart:plot-area chart:style-name="ch3" table:cell-range-address="'General Comparative Studies'.V71:'General Comparative Studies'.V88" svg:x="0.219cm" svg:y="0.116cm" svg:width="7.688cm" svg:height="5.586cm">
          <chartooo:coordinate-region svg:x="1.396cm" svg:y="0.315cm" svg:width="6.324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71:'General Comparative Studies'.V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'General Comparative Studies'.I5:'General Comparative Studies'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5:'General Comparative Studies'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cm" svg:height="6.045cm" xlink:href=".." xlink:type="simple" chart:class="chart:line" chart:style-name="ch1">
        <chart:legend chart:legend-position="end" svg:x="6.978cm" svg:y="2.225cm" style:legend-expansion="high" chart:style-name="ch2"/>
        <chart:plot-area chart:style-name="ch3" table:cell-range-address="'General Comparative Studies'.A71:'General Comparative Studies'.A88 'General Comparative Studies'.I71:'General Comparative Studies'.I88 'General Comparative Studies'.V71:'General Comparative Studies'.V88" svg:x="0.196cm" svg:y="0.12cm" svg:width="6.586cm" svg:height="5.805cm">
          <chartooo:coordinate-region svg:x="1.373cm" svg:y="0.319cm" svg:width="5.222cm" svg:height="4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series chart:style-name="ch8" chart:values-cell-range-address="'General Comparative Studies'.V71:'General Comparative Studies'.V8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1cm" svg:height="4.251cm" xlink:href=".." xlink:type="simple" chart:class="chart:line" chart:style-name="ch1">
        <chart:legend chart:legend-position="end" svg:x="5.339cm" svg:y="1.577cm" style:legend-expansion="high" chart:style-name="ch2"/>
        <chart:plot-area chart:style-name="ch3" table:cell-range-address="'Variants of Workflow Trees'.A7:'Variants of Workflow Trees'.A35 'Variants of Workflow Trees'.E7:'Variants of Workflow Trees'.E35" svg:x="0.163cm" svg:y="0.085cm" svg:width="5.013cm" svg:height="4.081cm">
          <chartooo:coordinate-region svg:x="1.155cm" svg:y="0.285cm" svg:width="3.881cm" svg:height="3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7:'Variants of Workflow Trees'.A35" chart:class="chart:line">
            <chart:data-point chart:repeated="29"/>
          </chart:series>
          <chart:series chart:style-name="ch7" chart:values-cell-range-address="'Variants of Workflow Trees'.E7:'Variants of Workflow Trees'.E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7:'Variants of Workflow Trees'.A35</svg:desc>
                </draw:g>
              </table:table-cell>
              <table:table-cell office:value-type="float" office:value="0">
                <text:p>0</text:p>
                <draw:g>
                  <svg:desc>'Variants of Workflow Trees'.E7:'Variants of Workflow Trees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">
                <text:p>4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">
                <text:p>57.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.142857142857">
                <text:p>167.14285714285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.375">
                <text:p>169.375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52.1111111111111">
                <text:p>52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3">
                <text:p>200.3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.181818181818">
                <text:p>147.181818181818</text:p>
              </table:table-cell>
              <table:table-cell office:value-type="float" office:value="151.818181818182">
                <text:p>151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.416666666667">
                <text:p>226.416666666667</text:p>
              </table:table-cell>
              <table:table-cell office:value-type="float" office:value="105.916666666667">
                <text:p>105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.923076923077">
                <text:p>312.923076923077</text:p>
              </table:table-cell>
              <table:table-cell office:value-type="float" office:value="111.384615384615">
                <text:p>111.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.642857142857">
                <text:p>268.642857142857</text:p>
              </table:table-cell>
              <table:table-cell office:value-type="float" office:value="195.142857142857">
                <text:p>195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.466666666667">
                <text:p>384.466666666667</text:p>
              </table:table-cell>
              <table:table-cell office:value-type="float" office:value="211.733333333333">
                <text:p>211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.0625">
                <text:p>318.0625</text:p>
              </table:table-cell>
              <table:table-cell office:value-type="float" office:value="195.5625">
                <text:p>195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4.176470588235">
                <text:p>584.176470588235</text:p>
              </table:table-cell>
              <table:table-cell office:value-type="float" office:value="456.117647058824">
                <text:p>456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6.5">
                <text:p>806.5</text:p>
              </table:table-cell>
              <table:table-cell office:value-type="float" office:value="257.333333333333">
                <text:p>257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.684210526316">
                <text:p>449.684210526316</text:p>
              </table:table-cell>
              <table:table-cell office:value-type="float" office:value="264.473684210526">
                <text:p>264.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3.6">
                <text:p>563.6</text:p>
              </table:table-cell>
              <table:table-cell office:value-type="float" office:value="475.05">
                <text:p>475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4.095238095238">
                <text:p>664.095238095238</text:p>
              </table:table-cell>
              <table:table-cell office:value-type="float" office:value="452.095238095238">
                <text:p>452.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2.18181818182">
                <text:p>1032.18181818182</text:p>
              </table:table-cell>
              <table:table-cell office:value-type="float" office:value="459.590909090909">
                <text:p>459.5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9.78260869565">
                <text:p>1029.78260869565</text:p>
              </table:table-cell>
              <table:table-cell office:value-type="float" office:value="681.652173913044">
                <text:p>681.652173913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5.375">
                <text:p>925.375</text:p>
              </table:table-cell>
              <table:table-cell office:value-type="float" office:value="661.625">
                <text:p>661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2.48">
                <text:p>1002.48</text:p>
              </table:table-cell>
              <table:table-cell office:value-type="float" office:value="487.8">
                <text:p>48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8.5">
                <text:p>1248.5</text:p>
              </table:table-cell>
              <table:table-cell office:value-type="float" office:value="901.538461538462">
                <text:p>901.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2.51851851852">
                <text:p>1192.51851851852</text:p>
              </table:table-cell>
              <table:table-cell office:value-type="float" office:value="983.925925925926">
                <text:p>983.92592592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6.25">
                <text:p>1106.25</text:p>
              </table:table-cell>
              <table:table-cell office:value-type="float" office:value="616.857142857143">
                <text:p>616.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0.55172413793">
                <text:p>1520.55172413793</text:p>
              </table:table-cell>
              <table:table-cell office:value-type="float" office:value="958.620689655172">
                <text:p>958.62068965517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86cm" svg:height="7.279cm" xlink:href=".." xlink:type="simple" chart:class="chart:line" chart:style-name="ch1">
        <chart:legend chart:legend-position="end" svg:x="10.034cm" svg:y="3.091cm" style:legend-expansion="high" chart:style-name="ch2"/>
        <chart:plot-area chart:style-name="ch3" table:cell-range-address="Test.A6:Test.A34 Test.E6:Test.E34" svg:x="0.257cm" svg:y="0.145cm" svg:width="9.52cm" svg:height="6.989cm">
          <chartooo:coordinate-region svg:x="0.878cm" svg:y="0.345cm" svg:width="8.712cm" svg:height="5.7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6:Test.A34" chart:class="chart:line">
            <chart:data-point chart:repeated="29"/>
          </chart:series>
          <chart:series chart:style-name="ch7" chart:values-cell-range-address="Test.E6:Test.E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A6:Test.A34</svg:desc>
                </draw:g>
              </table:table-cell>
              <table:table-cell office:value-type="float" office:value="NaN">
                <text:p>NaN</text:p>
                <draw:g>
                  <svg:desc>Test.E6:Test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82cm" svg:height="7.066cm" xlink:href=".." xlink:type="simple" chart:class="chart:line" chart:style-name="ch1">
        <chart:legend chart:legend-position="end" svg:x="8.63cm" svg:y="2.985cm" style:legend-expansion="high" chart:style-name="ch2"/>
        <chart:plot-area chart:style-name="ch3" table:cell-range-address="Test.A39:Test.A67 Test.E39:Test.E67" svg:x="0.229cm" svg:y="0.141cm" svg:width="8.172cm" svg:height="6.784cm">
          <chartooo:coordinate-region svg:x="0.85cm" svg:y="0.341cm" svg:width="7.364cm" svg:height="5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39:Test.A67" chart:class="chart:line">
            <chart:data-point chart:repeated="29"/>
          </chart:series>
          <chart:series chart:style-name="ch7" chart:values-cell-range-address="Test.E39:Test.E67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A39:Test.A67</svg:desc>
                </draw:g>
              </table:table-cell>
              <table:table-cell office:value-type="float" office:value="NaN">
                <text:p>NaN</text:p>
                <draw:g>
                  <svg:desc>Test.E39:Test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03cm" svg:height="4.702cm" xlink:href=".." xlink:type="simple" chart:class="chart:line" chart:style-name="ch1">
        <chart:legend chart:legend-position="end" svg:x="5.751cm" svg:y="1.803cm" style:legend-expansion="high" chart:style-name="ch2"/>
        <chart:plot-area chart:style-name="ch3" table:cell-range-address="'Variants of Workflow Trees'.A40:'Variants of Workflow Trees'.A68 'Variants of Workflow Trees'.E40:'Variants of Workflow Trees'.E68" svg:x="0.172cm" svg:y="0.094cm" svg:width="5.407cm" svg:height="4.514cm">
          <chartooo:coordinate-region svg:x="1.164cm" svg:y="0.294cm" svg:width="4.275cm" svg:height="3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40:'Variants of Workflow Trees'.A68" chart:class="chart:line">
            <chart:data-point chart:repeated="29"/>
          </chart:series>
          <chart:series chart:style-name="ch7" chart:values-cell-range-address="'Variants of Workflow Trees'.E40:'Variants of Workflow Trees'.E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">
                <text:p>357</text:p>
                <draw:g>
                  <svg:desc>'Variants of Workflow Trees'.A40:'Variants of Workflow Trees'.A68</svg:desc>
                </draw:g>
              </table:table-cell>
              <table:table-cell office:value-type="float" office:value="365">
                <text:p>365</text:p>
                <draw:g>
                  <svg:desc>'Variants of Workflow Trees'.E40:'Variants of Workflow Trees'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">
                <text:p>3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4">
                <text:p>55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">
                <text:p>50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4">
                <text:p>49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">
                <text:p>6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">
                <text:p>72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3">
                <text:p>6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3">
                <text:p>78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5">
                <text:p>88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3">
                <text:p>140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6">
                <text:p>14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7">
                <text:p>102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3">
                <text:p>126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2">
                <text:p>14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4">
                <text:p>179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">
                <text:p>167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">
                <text:p>166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7">
                <text:p>170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9">
                <text:p>2159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1">
                <text:p>205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6">
                <text:p>20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1">
                <text:p>2491</text:p>
              </table:table-cell>
              <table:table-cell office:value-type="float" office:value="1967">
                <text:p>1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56cm" svg:height="4.729cm" xlink:href=".." xlink:type="simple" chart:class="chart:line" chart:style-name="ch1">
        <chart:legend chart:legend-position="end" svg:x="5.504cm" svg:y="1.816cm" style:legend-expansion="high" chart:style-name="ch2"/>
        <chart:plot-area chart:style-name="ch3" table:cell-range-address="'Variants of Workflow Trees'.A73:'Variants of Workflow Trees'.A101 'Variants of Workflow Trees'.E73:'Variants of Workflow Trees'.E101" svg:x="0.167cm" svg:y="0.094cm" svg:width="5.17cm" svg:height="4.541cm">
          <chartooo:coordinate-region svg:x="1.344cm" svg:y="0.293cm" svg:width="3.853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73:'Variants of Workflow Trees'.A101" chart:class="chart:line">
            <chart:data-point chart:repeated="29"/>
          </chart:series>
          <chart:series chart:style-name="ch7" chart:values-cell-range-address="'Variants of Workflow Trees'.E73:'Variants of Workflow Trees'.E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4.87394957983">
                <text:p>2184.87394957983</text:p>
                <draw:g>
                  <svg:desc>'Variants of Workflow Trees'.A73:'Variants of Workflow Trees'.A101</svg:desc>
                </draw:g>
              </table:table-cell>
              <table:table-cell office:value-type="float" office:value="2136.98630136986">
                <text:p>2136.98630136986</text:p>
                <draw:g>
                  <svg:desc>'Variants of Workflow Trees'.E73:'Variants of Workflow Trees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2.77227722772">
                <text:p>7722.77227722772</text:p>
              </table:table-cell>
              <table:table-cell office:value-type="float" office:value="7647.05882352941">
                <text:p>7647.0588235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50">
                <text:p>11250</text:p>
              </table:table-cell>
              <table:table-cell office:value-type="float" office:value="7774.08637873754">
                <text:p>7774.08637873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5.4485049834">
                <text:p>10365.4485049834</text:p>
              </table:table-cell>
              <table:table-cell office:value-type="float" office:value="15445.5445544554">
                <text:p>15445.5445544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52.2388059702">
                <text:p>14552.2388059702</text:p>
              </table:table-cell>
              <table:table-cell office:value-type="float" office:value="12540.192926045">
                <text:p>12540.192926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24.3401759531">
                <text:p>13724.3401759531</text:p>
              </table:table-cell>
              <table:table-cell office:value-type="float" office:value="18947.3684210526">
                <text:p>18947.3684210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75">
                <text:p>11375</text:p>
              </table:table-cell>
              <table:table-cell office:value-type="float" office:value="13031.0262529833">
                <text:p>13031.0262529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20.1117318436">
                <text:p>11620.1117318436</text:p>
              </table:table-cell>
              <table:table-cell office:value-type="float" office:value="16041.1311053985">
                <text:p>16041.1311053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71.4801444043">
                <text:p>12671.4801444043</text:p>
              </table:table-cell>
              <table:table-cell office:value-type="float" office:value="18921.832884097">
                <text:p>18921.832884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84.6153846154">
                <text:p>15384.6153846154</text:p>
              </table:table-cell>
              <table:table-cell office:value-type="float" office:value="14104.8824593128">
                <text:p>14104.8824593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68.4210526316">
                <text:p>17368.4210526316</text:p>
              </table:table-cell>
              <table:table-cell office:value-type="float" office:value="18177.9661016949">
                <text:p>18177.9661016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56.765163297">
                <text:p>14556.765163297</text:p>
              </table:table-cell>
              <table:table-cell office:value-type="float" office:value="20085.8369098712">
                <text:p>20085.8369098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28.5714285714">
                <text:p>13928.5714285714</text:p>
              </table:table-cell>
              <table:table-cell office:value-type="float" office:value="18402.9038112523">
                <text:p>18402.903811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57.5757575758">
                <text:p>15757.5757575758</text:p>
              </table:table-cell>
              <table:table-cell office:value-type="float" office:value="18049.5867768595">
                <text:p>18049.5867768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42.5287356322">
                <text:p>14942.5287356322</text:p>
              </table:table-cell>
              <table:table-cell office:value-type="float" office:value="18571.4285714286">
                <text:p>18571.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01.6949152542">
                <text:p>14101.6949152542</text:p>
              </table:table-cell>
              <table:table-cell office:value-type="float" office:value="19409.0202177294">
                <text:p>19409.0202177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51.1760513186">
                <text:p>9451.1760513186</text:p>
              </table:table-cell>
              <table:table-cell office:value-type="float" office:value="11765.7497781721">
                <text:p>11765.7497781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48.18304172275">
                <text:p>9448.18304172275</text:p>
              </table:table-cell>
              <table:table-cell office:value-type="float" office:value="16956.5217391304">
                <text:p>16956.5217391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30.3797468354">
                <text:p>14430.3797468354</text:p>
              </table:table-cell>
              <table:table-cell office:value-type="float" office:value="18927.2030651341">
                <text:p>18927.2030651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51.5439429929">
                <text:p>12351.5439429929</text:p>
              </table:table-cell>
              <table:table-cell office:value-type="float" office:value="13965.9803043868">
                <text:p>13965.9803043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00.566572238">
                <text:p>11600.566572238</text:p>
              </table:table-cell>
              <table:table-cell office:value-type="float" office:value="16217.8217821782">
                <text:p>16217.8217821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65.21739130435">
                <text:p>9565.21739130435</text:p>
              </table:table-cell>
              <table:table-cell office:value-type="float" office:value="14383.9061190277">
                <text:p>14383.9061190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4.9315068493">
                <text:p>10684.9315068493</text:p>
              </table:table-cell>
              <table:table-cell office:value-type="float" office:value="12270.8618331053">
                <text:p>12270.8618331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63.5379061372">
                <text:p>11263.5379061372</text:p>
              </table:table-cell>
              <table:table-cell office:value-type="float" office:value="14043.5108777194">
                <text:p>14043.5108777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23.5500878735">
                <text:p>11423.5500878735</text:p>
              </table:table-cell>
              <table:table-cell office:value-type="float" office:value="16781.4113597246">
                <text:p>16781.4113597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93.23761000463">
                <text:p>9393.23761000463</text:p>
              </table:table-cell>
              <table:table-cell office:value-type="float" office:value="11142.8571428571">
                <text:p>11142.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68.1618722574">
                <text:p>10268.1618722574</text:p>
              </table:table-cell>
              <table:table-cell office:value-type="float" office:value="10283.203125">
                <text:p>10283.2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22.5680933852">
                <text:p>10622.5680933852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80.6904857487">
                <text:p>9080.6904857487</text:p>
              </table:table-cell>
              <table:table-cell office:value-type="float" office:value="11499.7458057956">
                <text:p>11499.74580579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8cm" svg:height="5.127cm" xlink:href=".." xlink:type="simple" chart:class="chart:line" chart:style-name="ch1">
        <chart:legend chart:legend-position="end" svg:x="5.696cm" svg:y="2.015cm" style:legend-expansion="high" chart:style-name="ch2"/>
        <chart:plot-area chart:style-name="ch3" table:cell-range-address="'Variants of Workflow Trees'.A106:'Variants of Workflow Trees'.A134 'Variants of Workflow Trees'.E106:'Variants of Workflow Trees'.E134" svg:x="0.17cm" svg:y="0.102cm" svg:width="5.356cm" svg:height="4.923cm">
          <chartooo:coordinate-region svg:x="1.347cm" svg:y="0.301cm" svg:width="4.039cm" svg:height="3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106:'Variants of Workflow Trees'.A134" chart:class="chart:line">
            <chart:data-point chart:repeated="29"/>
          </chart:series>
          <chart:series chart:style-name="ch7" chart:values-cell-range-address="'Variants of Workflow Trees'.E106:'Variants of Workflow Trees'.E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9.49579831933">
                <text:p>8739.49579831933</text:p>
                <draw:g>
                  <svg:desc>'Variants of Workflow Trees'.A106:'Variants of Workflow Trees'.A134</svg:desc>
                </draw:g>
              </table:table-cell>
              <table:table-cell office:value-type="float" office:value="8547.94520547945">
                <text:p>8547.94520547945</text:p>
                <draw:g>
                  <svg:desc>'Variants of Workflow Trees'.E106:'Variants of Workflow Trees'.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45.5445544554">
                <text:p>15445.5445544554</text:p>
              </table:table-cell>
              <table:table-cell office:value-type="float" office:value="15294.1176470588">
                <text:p>15294.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0365.4485049834">
                <text:p>10365.4485049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5.4485049834">
                <text:p>10365.4485049834</text:p>
              </table:table-cell>
              <table:table-cell office:value-type="float" office:value="15445.5445544554">
                <text:p>15445.5445544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41.7910447761">
                <text:p>11641.7910447761</text:p>
              </table:table-cell>
              <table:table-cell office:value-type="float" office:value="10032.154340836">
                <text:p>10032.154340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49.56011730205">
                <text:p>9149.56011730205</text:p>
              </table:table-cell>
              <table:table-cell office:value-type="float" office:value="12631.5789473684">
                <text:p>12631.57894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7446.30071599045">
                <text:p>7446.30071599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10.05586592179">
                <text:p>5810.05586592179</text:p>
              </table:table-cell>
              <table:table-cell office:value-type="float" office:value="8020.56555269923">
                <text:p>8020.56555269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31.76895306859">
                <text:p>5631.76895306859</text:p>
              </table:table-cell>
              <table:table-cell office:value-type="float" office:value="8409.70350404313">
                <text:p>8409.7035040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53.84615384615">
                <text:p>6153.84615384615</text:p>
              </table:table-cell>
              <table:table-cell office:value-type="float" office:value="5641.95298372514">
                <text:p>5641.95298372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15.78947368421">
                <text:p>6315.78947368421</text:p>
              </table:table-cell>
              <table:table-cell office:value-type="float" office:value="6610.16949152543">
                <text:p>6610.16949152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52.25505443235">
                <text:p>4852.25505443235</text:p>
              </table:table-cell>
              <table:table-cell office:value-type="float" office:value="6695.27896995708">
                <text:p>6695.27896995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5.71428571429">
                <text:p>4285.71428571429</text:p>
              </table:table-cell>
              <table:table-cell office:value-type="float" office:value="5662.43194192378">
                <text:p>5662.43194192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2.1645021645">
                <text:p>4502.1645021645</text:p>
              </table:table-cell>
              <table:table-cell office:value-type="float" office:value="5157.02479338843">
                <text:p>5157.02479338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84.67432950192">
                <text:p>3984.67432950192</text:p>
              </table:table-cell>
              <table:table-cell office:value-type="float" office:value="4952.38095238095">
                <text:p>4952.38095238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25.42372881356">
                <text:p>3525.42372881356</text:p>
              </table:table-cell>
              <table:table-cell office:value-type="float" office:value="4852.25505443235">
                <text:p>4852.25505443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23.80612972202">
                <text:p>2223.80612972202</text:p>
              </table:table-cell>
              <table:table-cell office:value-type="float" office:value="2768.41171251109">
                <text:p>2768.41171251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9.59623149394">
                <text:p>2099.59623149394</text:p>
              </table:table-cell>
              <table:table-cell office:value-type="float" office:value="3768.11594202899">
                <text:p>3768.11594202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7.9746835443">
                <text:p>3037.9746835443</text:p>
              </table:table-cell>
              <table:table-cell office:value-type="float" office:value="3984.67432950192">
                <text:p>3984.67432950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0.30878859857">
                <text:p>2470.30878859857</text:p>
              </table:table-cell>
              <table:table-cell office:value-type="float" office:value="2793.19606087735">
                <text:p>2793.19606087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9.63172804533">
                <text:p>2209.63172804533</text:p>
              </table:table-cell>
              <table:table-cell office:value-type="float" office:value="3089.10891089109">
                <text:p>3089.10891089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9.13043478261">
                <text:p>1739.13043478261</text:p>
              </table:table-cell>
              <table:table-cell office:value-type="float" office:value="2615.25565800503">
                <text:p>2615.25565800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8.24895771292">
                <text:p>1858.24895771292</text:p>
              </table:table-cell>
              <table:table-cell office:value-type="float" office:value="2134.06292749658">
                <text:p>2134.06292749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7.25631768953">
                <text:p>1877.25631768953</text:p>
              </table:table-cell>
              <table:table-cell office:value-type="float" office:value="2340.58514628657">
                <text:p>2340.58514628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7.76801405975">
                <text:p>1827.76801405975</text:p>
              </table:table-cell>
              <table:table-cell office:value-type="float" office:value="2685.02581755594">
                <text:p>2685.02581755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5.11347846225">
                <text:p>1445.11347846225</text:p>
              </table:table-cell>
              <table:table-cell office:value-type="float" office:value="1714.28571428571">
                <text:p>1714.2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1.20916626036">
                <text:p>1521.20916626036</text:p>
              </table:table-cell>
              <table:table-cell office:value-type="float" office:value="1523.4375">
                <text:p>1523.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7.50972762646">
                <text:p>1517.50972762646</text:p>
              </table:table-cell>
              <table:table-cell office:value-type="float" office:value="2321.42857142857">
                <text:p>2321.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2.50903251706">
                <text:p>1252.50903251706</text:p>
              </table:table-cell>
              <table:table-cell office:value-type="float" office:value="1586.17183528216">
                <text:p>1586.1718352821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4cm" svg:height="4.729cm" xlink:href=".." xlink:type="simple" chart:class="chart:line" chart:style-name="ch1">
        <chart:legend chart:legend-position="end" svg:x="5.799cm" svg:y="1.816cm" style:legend-expansion="high" chart:style-name="ch2"/>
        <chart:plot-area chart:style-name="ch3" table:cell-range-address="'Variants of Workflow Trees'.I7:'Variants of Workflow Trees'.I35 'Variants of Workflow Trees'.M7:'Variants of Workflow Trees'.M35" svg:x="0.174cm" svg:y="0.094cm" svg:width="5.451cm" svg:height="4.541cm">
          <chartooo:coordinate-region svg:x="1.166cm" svg:y="0.293cm" svg:width="4.319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7:'Variants of Workflow Trees'.I35" chart:class="chart:line">
            <chart:data-point chart:repeated="29"/>
          </chart:series>
          <chart:series chart:style-name="ch7" chart:values-cell-range-address="'Variants of Workflow Trees'.M7:'Variants of Workflow Trees'.M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I7:'Variants of Workflow Trees'.I35</svg:desc>
                </draw:g>
              </table:table-cell>
              <table:table-cell office:value-type="float" office:value="0">
                <text:p>0</text:p>
                <draw:g>
                  <svg:desc>'Variants of Workflow Trees'.M7:'Variants of Workflow Trees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75">
                <text:p>4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">
                <text:p>65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285714285714">
                <text:p>90.4285714285714</text:p>
              </table:table-cell>
              <table:table-cell office:value-type="float" office:value="36.4285714285714">
                <text:p>36.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875">
                <text:p>98.875</text:p>
              </table:table-cell>
              <table:table-cell office:value-type="float" office:value="96.625">
                <text:p>9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777777777778">
                <text:p>116.777777777778</text:p>
              </table:table-cell>
              <table:table-cell office:value-type="float" office:value="55.7777777777778">
                <text:p>55.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.6">
                <text:p>130.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727272727273">
                <text:p>131.727272727273</text:p>
              </table:table-cell>
              <table:table-cell office:value-type="float" office:value="151.727272727273">
                <text:p>151.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.416666666667">
                <text:p>208.416666666667</text:p>
              </table:table-cell>
              <table:table-cell office:value-type="float" office:value="206.083333333333">
                <text:p>20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.769230769231">
                <text:p>203.769230769231</text:p>
              </table:table-cell>
              <table:table-cell office:value-type="float" office:value="153.538461538462">
                <text:p>153.5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.857142857143">
                <text:p>319.857142857143</text:p>
              </table:table-cell>
              <table:table-cell office:value-type="float" office:value="103.642857142857">
                <text:p>103.6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.6">
                <text:p>260.6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.9375">
                <text:p>446.9375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588235294118">
                <text:p>338.588235294118</text:p>
              </table:table-cell>
              <table:table-cell office:value-type="float" office:value="189.647058823529">
                <text:p>189.6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.222222222222">
                <text:p>295.222222222222</text:p>
              </table:table-cell>
              <table:table-cell office:value-type="float" office:value="280.888888888889">
                <text:p>280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.210526315789">
                <text:p>480.210526315789</text:p>
              </table:table-cell>
              <table:table-cell office:value-type="float" office:value="268.210526315789">
                <text:p>268.21052631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9.8">
                <text:p>469.8</text:p>
              </table:table-cell>
              <table:table-cell office:value-type="float" office:value="281.75">
                <text:p>28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.809523809524">
                <text:p>444.809523809524</text:p>
              </table:table-cell>
              <table:table-cell office:value-type="float" office:value="324.619047619048">
                <text:p>324.619047619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.272727272727">
                <text:p>563.27272727272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4.13043478261">
                <text:p>1024.13043478261</text:p>
              </table:table-cell>
              <table:table-cell office:value-type="float" office:value="319.260869565217">
                <text:p>319.2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9.291666666667">
                <text:p>929.291666666667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3.44">
                <text:p>873.44</text:p>
              </table:table-cell>
              <table:table-cell office:value-type="float" office:value="411.52">
                <text:p>411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2.115384615385">
                <text:p>922.115384615385</text:p>
              </table:table-cell>
              <table:table-cell office:value-type="float" office:value="404.153846153846">
                <text:p>404.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1.814814814815">
                <text:p>731.814814814815</text:p>
              </table:table-cell>
              <table:table-cell office:value-type="float" office:value="611.185185185185">
                <text:p>611.18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7.857142857143">
                <text:p>877.857142857143</text:p>
              </table:table-cell>
              <table:table-cell office:value-type="float" office:value="417.678571428572">
                <text:p>417.678571428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.51724137931">
                <text:p>986.51724137931</text:p>
              </table:table-cell>
              <table:table-cell office:value-type="float" office:value="441.620689655172">
                <text:p>441.62068965517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66cm" svg:height="4.437cm" xlink:href=".." xlink:type="simple" chart:class="chart:line" chart:style-name="ch1">
        <chart:legend chart:legend-position="end" svg:x="5.661cm" svg:y="1.67cm" style:legend-expansion="high" chart:style-name="ch2"/>
        <chart:plot-area chart:style-name="ch3" table:cell-range-address="'Variants of Workflow Trees'.I40:'Variants of Workflow Trees'.I68 'Variants of Workflow Trees'.M40:'Variants of Workflow Trees'.M68" svg:x="0.171cm" svg:y="0.088cm" svg:width="5.319cm" svg:height="4.261cm">
          <chartooo:coordinate-region svg:x="1.163cm" svg:y="0.288cm" svg:width="4.187cm" svg:height="3.2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40:'Variants of Workflow Trees'.I68" chart:class="chart:line">
            <chart:data-point chart:repeated="29"/>
          </chart:series>
          <chart:series chart:style-name="ch7" chart:values-cell-range-address="'Variants of Workflow Trees'.M40:'Variants of Workflow Trees'.M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2">
                <text:p>392</text:p>
                <draw:g>
                  <svg:desc>'Variants of Workflow Trees'.I40:'Variants of Workflow Trees'.I68</svg:desc>
                </draw:g>
              </table:table-cell>
              <table:table-cell office:value-type="float" office:value="499">
                <text:p>499</text:p>
                <draw:g>
                  <svg:desc>'Variants of Workflow Trees'.M40:'Variants of Workflow Trees'.M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">
                <text:p>32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">
                <text:p>28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">
                <text:p>3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">
                <text:p>29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2">
                <text:p>41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">
                <text:p>45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1">
                <text:p>45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1">
                <text:p>56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">
                <text:p>6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6">
                <text:p>7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">
                <text:p>67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8">
                <text:p>102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9">
                <text:p>78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7">
                <text:p>105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6">
                <text:p>117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8">
                <text:p>111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4">
                <text:p>126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3">
                <text:p>192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7">
                <text:p>183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0">
                <text:p>1590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2">
                <text:p>176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3">
                <text:p>151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2">
                <text:p>1912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2">
                <text:p>2042</text:p>
              </table:table-cell>
              <table:table-cell office:value-type="float" office:value="1245">
                <text:p>124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19cm" svg:height="4.118cm" xlink:href=".." xlink:type="simple" chart:class="chart:line" chart:style-name="ch1">
        <chart:legend chart:legend-position="end" svg:x="5.414cm" svg:y="1.511cm" style:legend-expansion="high" chart:style-name="ch2"/>
        <chart:plot-area chart:style-name="ch3" table:cell-range-address="'Variants of Workflow Trees'.I73:'Variants of Workflow Trees'.I101 'Variants of Workflow Trees'.M73:'Variants of Workflow Trees'.M101" svg:x="0.166cm" svg:y="0.082cm" svg:width="5.082cm" svg:height="3.954cm">
          <chartooo:coordinate-region svg:x="1.343cm" svg:y="0.282cm" svg:width="3.765cm" svg:height="2.9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73:'Variants of Workflow Trees'.I101" chart:class="chart:line">
            <chart:data-point chart:repeated="29"/>
          </chart:series>
          <chart:series chart:style-name="ch7" chart:values-cell-range-address="'Variants of Workflow Trees'.M73:'Variants of Workflow Trees'.M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9.79591836735">
                <text:p>1989.79591836735</text:p>
                <draw:g>
                  <svg:desc>'Variants of Workflow Trees'.I73:'Variants of Workflow Trees'.I101</svg:desc>
                </draw:g>
              </table:table-cell>
              <table:table-cell office:value-type="float" office:value="1563.12625250501">
                <text:p>1563.12625250501</text:p>
                <draw:g>
                  <svg:desc>'Variants of Workflow Trees'.M73:'Variants of Workflow Trees'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2.77227722772">
                <text:p>7722.77227722772</text:p>
              </table:table-cell>
              <table:table-cell office:value-type="float" office:value="7722.77227722772">
                <text:p>7722.77227722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9.71962616822">
                <text:p>7289.71962616822</text:p>
              </table:table-cell>
              <table:table-cell office:value-type="float" office:value="6062.17616580311">
                <text:p>6062.17616580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24.7349823322">
                <text:p>11024.7349823322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86.8852459016">
                <text:p>12786.8852459016</text:p>
              </table:table-cell>
              <table:table-cell office:value-type="float" office:value="17333.3333333333">
                <text:p>17333.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12446.8085106383">
                <text:p>12446.808510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84.2105263158">
                <text:p>13684.2105263158</text:p>
              </table:table-cell>
              <table:table-cell office:value-type="float" office:value="16058.8235294118">
                <text:p>16058.8235294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45.6310679612">
                <text:p>15145.6310679612</text:p>
              </table:table-cell>
              <table:table-cell office:value-type="float" office:value="12430.2788844622">
                <text:p>12430.2788844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4.1176470588">
                <text:p>15294.1176470588</text:p>
              </table:table-cell>
              <table:table-cell office:value-type="float" office:value="16915.6626506024">
                <text:p>16915.6626506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02.3554603854">
                <text:p>16702.3554603854</text:p>
              </table:table-cell>
              <table:table-cell office:value-type="float" office:value="17256.6371681416">
                <text:p>17256.6371681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4.3902439024">
                <text:p>19024.3902439024</text:p>
              </table:table-cell>
              <table:table-cell office:value-type="float" office:value="14517.7664974619">
                <text:p>14517.7664974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84.4919786096">
                <text:p>16684.4919786096</text:p>
              </table:table-cell>
              <table:table-cell office:value-type="float" office:value="14181.8181818182">
                <text:p>14181.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69.7305863708">
                <text:p>16069.7305863708</text:p>
              </table:table-cell>
              <table:table-cell office:value-type="float" office:value="19096.0451977401">
                <text:p>19096.0451977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67.4220963173">
                <text:p>15467.4220963173</text:p>
              </table:table-cell>
              <table:table-cell office:value-type="float" office:value="19024.3902439024">
                <text:p>19024.3902439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10.7142857143">
                <text:p>17410.7142857143</text:p>
              </table:table-cell>
              <table:table-cell office:value-type="float" office:value="18224.2990654206">
                <text:p>18224.2990654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40.0778210117">
                <text:p>12140.0778210117</text:p>
              </table:table-cell>
              <table:table-cell office:value-type="float" office:value="18516.3204747774">
                <text:p>18516.320474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72.5787631272">
                <text:p>15472.5787631272</text:p>
              </table:table-cell>
              <table:table-cell office:value-type="float" office:value="19850.2994011976">
                <text:p>19850.299401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94.6768060836">
                <text:p>17794.6768060836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20.8136234626">
                <text:p>14020.8136234626</text:p>
              </table:table-cell>
              <table:table-cell office:value-type="float" office:value="15799.5735607676">
                <text:p>15799.5735607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65.306122449">
                <text:p>13265.306122449</text:p>
              </table:table-cell>
              <table:table-cell office:value-type="float" office:value="17449.6644295302">
                <text:p>17449.6644295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51.1627906977">
                <text:p>14651.1627906977</text:p>
              </table:table-cell>
              <table:table-cell office:value-type="float" office:value="17518.7165775401">
                <text:p>17518.7165775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75.9493670886">
                <text:p>13575.9493670886</text:p>
              </table:table-cell>
              <table:table-cell office:value-type="float" office:value="18571.4285714286">
                <text:p>18571.4285714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29.17316692668">
                <text:p>9329.17316692668</text:p>
              </table:table-cell>
              <table:table-cell office:value-type="float" office:value="18121.2121212121">
                <text:p>18121.2121212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90.5280348394">
                <text:p>10190.5280348394</text:p>
              </table:table-cell>
              <table:table-cell office:value-type="float" office:value="16493.3920704846">
                <text:p>16493.39207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64.1509433962">
                <text:p>12264.1509433962</text:p>
              </table:table-cell>
              <table:table-cell office:value-type="float" office:value="14306.6764490095">
                <text:p>14306.6764490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09.6481271283">
                <text:p>11509.6481271283</text:p>
              </table:table-cell>
              <table:table-cell office:value-type="float" office:value="17805.0921861282">
                <text:p>17805.0921861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19.3654990086">
                <text:p>13919.3654990086</text:p>
              </table:table-cell>
              <table:table-cell office:value-type="float" office:value="15882.3529411765">
                <text:p>15882.3529411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22.5941422594">
                <text:p>11422.5941422594</text:p>
              </table:table-cell>
              <table:table-cell office:value-type="float" office:value="15644.6991404011">
                <text:p>15644.6991404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77.375122429">
                <text:p>11077.375122429</text:p>
              </table:table-cell>
              <table:table-cell office:value-type="float" office:value="18168.6746987952">
                <text:p>18168.674698795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'General Comparative Studies'.A27:'General Comparative Studies'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5cm" svg:height="5.42cm" xlink:href=".." xlink:type="simple" chart:class="chart:line" chart:style-name="ch1">
        <chart:legend chart:legend-position="end" svg:x="6.54cm" svg:y="2.162cm" style:legend-expansion="high" chart:style-name="ch2"/>
        <chart:plot-area chart:style-name="ch3" table:cell-range-address="'Variants of Workflow Trees'.I106:'Variants of Workflow Trees'.I134 'Variants of Workflow Trees'.M106:'Variants of Workflow Trees'.M134" svg:x="0.188cm" svg:y="0.108cm" svg:width="6.164cm" svg:height="5.204cm">
          <chartooo:coordinate-region svg:x="1.365cm" svg:y="0.307cm" svg:width="4.847cm" svg:height="4.2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I106:'Variants of Workflow Trees'.I134" chart:class="chart:line">
            <chart:data-point chart:repeated="29"/>
          </chart:series>
          <chart:series chart:style-name="ch7" chart:values-cell-range-address="'Variants of Workflow Trees'.M106:'Variants of Workflow Trees'.M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59.18367346939">
                <text:p>7959.18367346939</text:p>
                <draw:g>
                  <svg:desc>'Variants of Workflow Trees'.I106:'Variants of Workflow Trees'.I134</svg:desc>
                </draw:g>
              </table:table-cell>
              <table:table-cell office:value-type="float" office:value="6252.50501002004">
                <text:p>6252.50501002004</text:p>
                <draw:g>
                  <svg:desc>'Variants of Workflow Trees'.M106:'Variants of Workflow Trees'.M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45.5445544554">
                <text:p>15445.5445544554</text:p>
              </table:table-cell>
              <table:table-cell office:value-type="float" office:value="15445.5445544554">
                <text:p>15445.5445544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19.6261682243">
                <text:p>9719.6261682243</text:p>
              </table:table-cell>
              <table:table-cell office:value-type="float" office:value="8082.90155440415">
                <text:p>8082.9015544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24.7349823322">
                <text:p>11024.7349823322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29.5081967213">
                <text:p>10229.5081967213</text:p>
              </table:table-cell>
              <table:table-cell office:value-type="float" office:value="13866.6666666667">
                <text:p>13866.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84.9315068493">
                <text:p>10684.9315068493</text:p>
              </table:table-cell>
              <table:table-cell office:value-type="float" office:value="8297.87234042553">
                <text:p>8297.87234042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19.54887218045">
                <text:p>7819.54887218045</text:p>
              </table:table-cell>
              <table:table-cell office:value-type="float" office:value="9176.47058823529">
                <text:p>9176.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2.81553398058">
                <text:p>7572.81553398058</text:p>
              </table:table-cell>
              <table:table-cell office:value-type="float" office:value="6215.13944223108">
                <text:p>6215.13944223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97.38562091503">
                <text:p>6797.38562091503</text:p>
              </table:table-cell>
              <table:table-cell office:value-type="float" office:value="7518.07228915663">
                <text:p>7518.07228915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80.94218415418">
                <text:p>6680.94218415418</text:p>
              </table:table-cell>
              <table:table-cell office:value-type="float" office:value="6902.65486725664">
                <text:p>6902.65486725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17.9600886918">
                <text:p>6917.9600886918</text:p>
              </table:table-cell>
              <table:table-cell office:value-type="float" office:value="5279.18781725888">
                <text:p>5279.1878172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61.49732620321">
                <text:p>5561.49732620321</text:p>
              </table:table-cell>
              <table:table-cell office:value-type="float" office:value="4727.27272727273">
                <text:p>4727.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5875.70621468927">
                <text:p>5875.70621468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9.26345609065">
                <text:p>4419.26345609065</text:p>
              </table:table-cell>
              <table:table-cell office:value-type="float" office:value="5435.54006968641">
                <text:p>5435.54006968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42.85714285714">
                <text:p>4642.85714285714</text:p>
              </table:table-cell>
              <table:table-cell office:value-type="float" office:value="4859.81308411215">
                <text:p>4859.81308411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5.01945525292">
                <text:p>3035.01945525292</text:p>
              </table:table-cell>
              <table:table-cell office:value-type="float" office:value="4629.08011869436">
                <text:p>4629.08011869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0.60676779463">
                <text:p>3640.60676779463</text:p>
              </table:table-cell>
              <table:table-cell office:value-type="float" office:value="4670.65868263473">
                <text:p>4670.65868263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54.37262357414">
                <text:p>3954.37262357414</text:p>
              </table:table-cell>
              <table:table-cell office:value-type="float" office:value="3466.66666666667">
                <text:p>3466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1.75023651845">
                <text:p>2951.75023651845</text:p>
              </table:table-cell>
              <table:table-cell office:value-type="float" office:value="3326.22601279318">
                <text:p>3326.22601279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53.0612244898">
                <text:p>2653.0612244898</text:p>
              </table:table-cell>
              <table:table-cell office:value-type="float" office:value="3489.93288590604">
                <text:p>3489.93288590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90.69767441861">
                <text:p>2790.69767441861</text:p>
              </table:table-cell>
              <table:table-cell office:value-type="float" office:value="3336.89839572192">
                <text:p>3336.89839572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8.35443037975">
                <text:p>2468.35443037975</text:p>
              </table:table-cell>
              <table:table-cell office:value-type="float" office:value="3376.62337662338">
                <text:p>3376.62337662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2.46489859594">
                <text:p>1622.46489859594</text:p>
              </table:table-cell>
              <table:table-cell office:value-type="float" office:value="3151.51515151515">
                <text:p>3151.51515151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8.4213391399">
                <text:p>1698.4213391399</text:p>
              </table:table-cell>
              <table:table-cell office:value-type="float" office:value="2748.8986784141">
                <text:p>2748.8986784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2.2641509434">
                <text:p>1962.2641509434</text:p>
              </table:table-cell>
              <table:table-cell office:value-type="float" office:value="2289.06823184153">
                <text:p>2289.06823184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70.71509648127">
                <text:p>1770.71509648127</text:p>
              </table:table-cell>
              <table:table-cell office:value-type="float" office:value="2739.24495171203">
                <text:p>2739.24495171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2.12822207535">
                <text:p>2062.12822207535</text:p>
              </table:table-cell>
              <table:table-cell office:value-type="float" office:value="2352.94117647059">
                <text:p>2352.94117647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1.79916317992">
                <text:p>1631.79916317992</text:p>
              </table:table-cell>
              <table:table-cell office:value-type="float" office:value="2234.95702005731">
                <text:p>2234.95702005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7.91380999021">
                <text:p>1527.91380999021</text:p>
              </table:table-cell>
              <table:table-cell office:value-type="float" office:value="2506.02409638554">
                <text:p>2506.0240963855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16cm" svg:height="5.233cm" xlink:href=".." xlink:type="simple" chart:class="chart:line" chart:style-name="ch1">
        <chart:legend chart:legend-position="end" svg:x="5.437cm" svg:y="2.068cm" style:legend-expansion="high" chart:style-name="ch2"/>
        <chart:plot-area chart:style-name="ch3" table:cell-range-address="'Variants of Workflow Trees'.Q7:'Variants of Workflow Trees'.Q35 'Variants of Workflow Trees'.U7:'Variants of Workflow Trees'.U35" svg:x="0.166cm" svg:y="0.104cm" svg:width="5.105cm" svg:height="5.025cm">
          <chartooo:coordinate-region svg:x="0.973cm" svg:y="0.303cm" svg:width="4.158cm" svg:height="4.0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7:'Variants of Workflow Trees'.Q35" chart:class="chart:line">
            <chart:data-point chart:repeated="29"/>
          </chart:series>
          <chart:series chart:style-name="ch7" chart:values-cell-range-address="'Variants of Workflow Trees'.U7:'Variants of Workflow Trees'.U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Q7:'Variants of Workflow Trees'.Q35</svg:desc>
                </draw:g>
              </table:table-cell>
              <table:table-cell office:value-type="float" office:value="0">
                <text:p>0</text:p>
                <draw:g>
                  <svg:desc>'Variants of Workflow Trees'.U7:'Variants of Workflow Trees'.U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25">
                <text:p>70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">
                <text:p>33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.857142857143">
                <text:p>111.857142857143</text:p>
              </table:table-cell>
              <table:table-cell office:value-type="float" office:value="60.5714285714286">
                <text:p>60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555555555556">
                <text:p>115.555555555556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.454545454545">
                <text:p>136.454545454545</text:p>
              </table:table-cell>
              <table:table-cell office:value-type="float" office:value="132.909090909091">
                <text:p>132.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.153846153846">
                <text:p>145.1538461538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.785714285714">
                <text:p>149.7857142857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8.666666666667">
                <text:p>258.666666666667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.875">
                <text:p>223.875</text:p>
              </table:table-cell>
              <table:table-cell office:value-type="float" office:value="272.875">
                <text:p>272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235294117647">
                <text:p>191.235294117647</text:p>
              </table:table-cell>
              <table:table-cell office:value-type="float" office:value="122.588235294118">
                <text:p>122.588235294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.888888888889">
                <text:p>352.888888888889</text:p>
              </table:table-cell>
              <table:table-cell office:value-type="float" office:value="173.888888888889">
                <text:p>173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.368421052632">
                <text:p>319.368421052632</text:p>
              </table:table-cell>
              <table:table-cell office:value-type="float" office:value="180.157894736842">
                <text:p>180.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0.05">
                <text:p>510.05</text:p>
              </table:table-cell>
              <table:table-cell office:value-type="float" office:value="381.55">
                <text:p>381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6.857142857143">
                <text:p>386.85714285714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7.818181818182">
                <text:p>617.818181818182</text:p>
              </table:table-cell>
              <table:table-cell office:value-type="float" office:value="365.636363636364">
                <text:p>365.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4.913043478261">
                <text:p>534.913043478261</text:p>
              </table:table-cell>
              <table:table-cell office:value-type="float" office:value="341.869565217391">
                <text:p>341.86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3.416666666667">
                <text:p>543.416666666667</text:p>
              </table:table-cell>
              <table:table-cell office:value-type="float" office:value="306.25">
                <text:p>30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1.92">
                <text:p>381.92</text:p>
              </table:table-cell>
              <table:table-cell office:value-type="float" office:value="316.92">
                <text:p>31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9.346153846154">
                <text:p>589.346153846154</text:p>
              </table:table-cell>
              <table:table-cell office:value-type="float" office:value="496.423076923077">
                <text:p>496.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1">
                <text:p>831</text:p>
              </table:table-cell>
              <table:table-cell office:value-type="float" office:value="545.592592592593">
                <text:p>545.5925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9.035714285714">
                <text:p>809.035714285714</text:p>
              </table:table-cell>
              <table:table-cell office:value-type="float" office:value="417.464285714286">
                <text:p>417.46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7.137931034483">
                <text:p>707.137931034483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27cm" svg:height="5.473cm" xlink:href=".." xlink:type="simple" chart:class="chart:line" chart:style-name="ch1">
        <chart:legend chart:legend-position="end" svg:x="5.848cm" svg:y="2.188cm" style:legend-expansion="high" chart:style-name="ch2"/>
        <chart:plot-area chart:style-name="ch3" table:cell-range-address="'Variants of Workflow Trees'.Q40:'Variants of Workflow Trees'.Q68 'Variants of Workflow Trees'.U40:'Variants of Workflow Trees'.U68" svg:x="0.174cm" svg:y="0.109cm" svg:width="5.5cm" svg:height="5.255cm">
          <chartooo:coordinate-region svg:x="1.166cm" svg:y="0.308cm" svg:width="4.368cm" svg:height="4.2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40:'Variants of Workflow Trees'.Q68" chart:class="chart:line">
            <chart:data-point chart:repeated="29"/>
          </chart:series>
          <chart:series chart:style-name="ch7" chart:values-cell-range-address="'Variants of Workflow Trees'.U40:'Variants of Workflow Trees'.U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">
                <text:p>389</text:p>
                <draw:g>
                  <svg:desc>'Variants of Workflow Trees'.Q40:'Variants of Workflow Trees'.Q68</svg:desc>
                </draw:g>
              </table:table-cell>
              <table:table-cell office:value-type="float" office:value="381">
                <text:p>381</text:p>
                <draw:g>
                  <svg:desc>'Variants of Workflow Trees'.U40:'Variants of Workflow Trees'.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">
                <text:p>3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">
                <text:p>3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3">
                <text:p>3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">
                <text:p>44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4">
                <text:p>46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">
                <text:p>49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3">
                <text:p>5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">
                <text:p>66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">
                <text:p>6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6">
                <text:p>74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4">
                <text:p>68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2">
                <text:p>92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3">
                <text:p>86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">
                <text:p>125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">
                <text:p>11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1">
                <text:p>157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2">
                <text:p>124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1">
                <text:p>127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0">
                <text:p>113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0">
                <text:p>138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2">
                <text:p>168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5">
                <text:p>204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9">
                <text:p>1729</text:p>
              </table:table-cell>
              <table:table-cell office:value-type="float" office:value="1107">
                <text:p>110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43cm" svg:height="4.968cm" xlink:href=".." xlink:type="simple" chart:class="chart:line" chart:style-name="ch1">
        <chart:legend chart:legend-position="end" svg:x="5.464cm" svg:y="1.936cm" style:legend-expansion="high" chart:style-name="ch2"/>
        <chart:plot-area chart:style-name="ch3" table:cell-range-address="'Variants of Workflow Trees'.Q73:'Variants of Workflow Trees'.Q101 'Variants of Workflow Trees'.U73:'Variants of Workflow Trees'.U101" svg:x="0.166cm" svg:y="0.099cm" svg:width="5.132cm" svg:height="4.77cm">
          <chartooo:coordinate-region svg:x="1.343cm" svg:y="0.299cm" svg:width="3.815cm" svg:height="3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73:'Variants of Workflow Trees'.Q101" chart:class="chart:line">
            <chart:data-point chart:repeated="29"/>
          </chart:series>
          <chart:series chart:style-name="ch7" chart:values-cell-range-address="'Variants of Workflow Trees'.U73:'Variants of Workflow Trees'.U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5.14138817481">
                <text:p>2005.14138817481</text:p>
                <draw:g>
                  <svg:desc>'Variants of Workflow Trees'.Q73:'Variants of Workflow Trees'.Q101</svg:desc>
                </draw:g>
              </table:table-cell>
              <table:table-cell office:value-type="float" office:value="2047.24409448819">
                <text:p>2047.24409448819</text:p>
                <draw:g>
                  <svg:desc>'Variants of Workflow Trees'.U73:'Variants of Workflow Trees'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761.19402985075">
                <text:p>7761.19402985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24.05063291139">
                <text:p>5924.05063291139</text:p>
              </table:table-cell>
              <table:table-cell office:value-type="float" office:value="8210.52631578947">
                <text:p>8210.52631578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69.76744186046">
                <text:p>9069.76744186046</text:p>
              </table:table-cell>
              <table:table-cell office:value-type="float" office:value="16421.052631579">
                <text:p>16421.05263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16883.1168831169">
                <text:p>16883.1168831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72.625698324">
                <text:p>13072.625698324</text:p>
              </table:table-cell>
              <table:table-cell office:value-type="float" office:value="21767.4418604651">
                <text:p>21767.4418604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92.656587473">
                <text:p>11792.656587473</text:p>
              </table:table-cell>
              <table:table-cell office:value-type="float" office:value="13615.9600997506">
                <text:p>13615.9600997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29.2225201072">
                <text:p>16729.2225201072</text:p>
              </table:table-cell>
              <table:table-cell office:value-type="float" office:value="22527.0758122744">
                <text:p>22527.0758122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18.3673469388">
                <text:p>15918.3673469388</text:p>
              </table:table-cell>
              <table:table-cell office:value-type="float" office:value="17038.8349514563">
                <text:p>17038.8349514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10.3448275862">
                <text:p>16810.3448275862</text:p>
              </table:table-cell>
              <table:table-cell office:value-type="float" office:value="20365.5352480418">
                <text:p>20365.5352480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52.1739130435">
                <text:p>18652.1739130435</text:p>
              </table:table-cell>
              <table:table-cell office:value-type="float" office:value="16790.6066536204">
                <text:p>16790.6066536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32.9979879276">
                <text:p>18832.9979879276</text:p>
              </table:table-cell>
              <table:table-cell office:value-type="float" office:value="20042.8265524625">
                <text:p>20042.8265524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99.4940978078">
                <text:p>17099.4940978078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20.4236006051">
                <text:p>16520.4236006051</text:p>
              </table:table-cell>
              <table:table-cell office:value-type="float" office:value="18634.8122866894">
                <text:p>18634.8122866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0">
                <text:p>1800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29.2225201072">
                <text:p>16729.2225201072</text:p>
              </table:table-cell>
              <table:table-cell office:value-type="float" office:value="15483.8709677419">
                <text:p>15483.8709677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85.9649122807">
                <text:p>19385.9649122807</text:p>
              </table:table-cell>
              <table:table-cell office:value-type="float" office:value="19791.0447761194">
                <text:p>19791.0447761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27.7657266811">
                <text:p>15227.7657266811</text:p>
              </table:table-cell>
              <table:table-cell office:value-type="float" office:value="20830.8605341246">
                <text:p>20830.8605341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72.6535341831">
                <text:p>17172.6535341831</text:p>
              </table:table-cell>
              <table:table-cell office:value-type="float" office:value="16840.9090909091">
                <text:p>16840.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20.3821656051">
                <text:p>12420.3821656051</text:p>
              </table:table-cell>
              <table:table-cell office:value-type="float" office:value="14338.2352941176">
                <text:p>14338.235294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56.7567567568">
                <text:p>14756.7567567568</text:p>
              </table:table-cell>
              <table:table-cell office:value-type="float" office:value="19384.6153846154">
                <text:p>19384.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22.9789942712">
                <text:p>10922.9789942712</text:p>
              </table:table-cell>
              <table:table-cell office:value-type="float" office:value="15815.668202765">
                <text:p>15815.668202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44.4444444444">
                <text:p>14444.4444444444</text:p>
              </table:table-cell>
              <table:table-cell office:value-type="float" office:value="17536.6568914956">
                <text:p>17536.6568914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8.5601888277">
                <text:p>14728.5601888277</text:p>
              </table:table-cell>
              <table:table-cell office:value-type="float" office:value="16493.3920704846">
                <text:p>16493.39207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56.6371681416">
                <text:p>17256.6371681416</text:p>
              </table:table-cell>
              <table:table-cell office:value-type="float" office:value="17241.3793103448">
                <text:p>17241.3793103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95.652173913">
                <text:p>14695.652173913</text:p>
              </table:table-cell>
              <table:table-cell office:value-type="float" office:value="15089.2857142857">
                <text:p>15089.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20.8085612366">
                <text:p>12520.8085612366</text:p>
              </table:table-cell>
              <table:table-cell office:value-type="float" office:value="14584.487534626">
                <text:p>14584.48753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9.706601467">
                <text:p>10679.706601467</text:p>
              </table:table-cell>
              <table:table-cell office:value-type="float" office:value="16917.1185127808">
                <text:p>16917.1185127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82.7067669173">
                <text:p>13082.7067669173</text:p>
              </table:table-cell>
              <table:table-cell office:value-type="float" office:value="20433.6043360434">
                <text:p>20433.604336043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04cm" svg:height="5.128cm" xlink:href=".." xlink:type="simple" chart:class="chart:line" chart:style-name="ch1">
        <chart:legend chart:legend-position="end" svg:x="6.425cm" svg:y="2.016cm" style:legend-expansion="high" chart:style-name="ch2"/>
        <chart:plot-area chart:style-name="ch3" table:cell-range-address="'Variants of Workflow Trees'.Q106:'Variants of Workflow Trees'.Q134 'Variants of Workflow Trees'.U106:'Variants of Workflow Trees'.U134" svg:x="0.186cm" svg:y="0.102cm" svg:width="6.053cm" svg:height="4.924cm">
          <chartooo:coordinate-region svg:x="1.363cm" svg:y="0.301cm" svg:width="4.736cm" svg:height="3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Q106:'Variants of Workflow Trees'.Q134" chart:class="chart:line">
            <chart:data-point chart:repeated="29"/>
          </chart:series>
          <chart:series chart:style-name="ch7" chart:values-cell-range-address="'Variants of Workflow Trees'.U106:'Variants of Workflow Trees'.U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20.56555269923">
                <text:p>8020.56555269923</text:p>
                <draw:g>
                  <svg:desc>'Variants of Workflow Trees'.Q106:'Variants of Workflow Trees'.Q134</svg:desc>
                </draw:g>
              </table:table-cell>
              <table:table-cell office:value-type="float" office:value="8188.97637795276">
                <text:p>8188.97637795276</text:p>
                <draw:g>
                  <svg:desc>'Variants of Workflow Trees'.U106:'Variants of Workflow Trees'.U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522.3880597015">
                <text:p>15522.3880597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98.73417721519">
                <text:p>7898.73417721519</text:p>
              </table:table-cell>
              <table:table-cell office:value-type="float" office:value="10947.3684210526">
                <text:p>10947.36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69.76744186046">
                <text:p>9069.76744186046</text:p>
              </table:table-cell>
              <table:table-cell office:value-type="float" office:value="16421.0526315789">
                <text:p>16421.05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58.6206896552">
                <text:p>10758.6206896552</text:p>
              </table:table-cell>
              <table:table-cell office:value-type="float" office:value="13506.4935064935">
                <text:p>13506.4935064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15.08379888268">
                <text:p>8715.08379888268</text:p>
              </table:table-cell>
              <table:table-cell office:value-type="float" office:value="14511.6279069767">
                <text:p>14511.627906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38.66090712743">
                <text:p>6738.66090712743</text:p>
              </table:table-cell>
              <table:table-cell office:value-type="float" office:value="7780.54862842893">
                <text:p>7780.54862842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64.61126005362">
                <text:p>8364.61126005362</text:p>
              </table:table-cell>
              <table:table-cell office:value-type="float" office:value="11263.5379061372">
                <text:p>11263.5379061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74.82993197279">
                <text:p>7074.82993197279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4.13793103448">
                <text:p>6724.13793103448</text:p>
              </table:table-cell>
              <table:table-cell office:value-type="float" office:value="8146.21409921671">
                <text:p>8146.21409921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82.60869565217">
                <text:p>6782.60869565217</text:p>
              </table:table-cell>
              <table:table-cell office:value-type="float" office:value="6105.67514677104">
                <text:p>6105.6751467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77.66599597585">
                <text:p>6277.66599597585</text:p>
              </table:table-cell>
              <table:table-cell office:value-type="float" office:value="6680.94218415418">
                <text:p>6680.94218415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61.38279932546">
                <text:p>5261.38279932546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0.12102874433">
                <text:p>4720.12102874433</text:p>
              </table:table-cell>
              <table:table-cell office:value-type="float" office:value="5324.23208191126">
                <text:p>5324.23208191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5226.13065326633">
                <text:p>5226.130653266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2.30563002681">
                <text:p>4182.30563002681</text:p>
              </table:table-cell>
              <table:table-cell office:value-type="float" office:value="3870.96774193548">
                <text:p>3870.96774193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1.40350877193">
                <text:p>4561.40350877193</text:p>
              </table:table-cell>
              <table:table-cell office:value-type="float" office:value="4656.71641791045">
                <text:p>4656.71641791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3.94793926247">
                <text:p>3383.94793926247</text:p>
              </table:table-cell>
              <table:table-cell office:value-type="float" office:value="4629.08011869436">
                <text:p>4629.08011869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5.29548088065">
                <text:p>3615.29548088065</text:p>
              </table:table-cell>
              <table:table-cell office:value-type="float" office:value="3545.45454545455">
                <text:p>3545.45454545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4.07643312102">
                <text:p>2484.07643312102</text:p>
              </table:table-cell>
              <table:table-cell office:value-type="float" office:value="2867.64705882353">
                <text:p>2867.64705882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10.81081081081">
                <text:p>2810.81081081081</text:p>
              </table:table-cell>
              <table:table-cell office:value-type="float" office:value="3692.30769230769">
                <text:p>3692.30769230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5.99618077658">
                <text:p>1985.99618077658</text:p>
              </table:table-cell>
              <table:table-cell office:value-type="float" office:value="2875.57603686636">
                <text:p>2875.57603686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2.07729468599">
                <text:p>2512.07729468599</text:p>
              </table:table-cell>
              <table:table-cell office:value-type="float" office:value="3049.85337243402">
                <text:p>3049.8533724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4.76003147128">
                <text:p>2454.76003147128</text:p>
              </table:table-cell>
              <table:table-cell office:value-type="float" office:value="2748.8986784141">
                <text:p>2748.8986784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1.06194690265">
                <text:p>2761.06194690265</text:p>
              </table:table-cell>
              <table:table-cell office:value-type="float" office:value="2758.62068965517">
                <text:p>2758.62068965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0.86956521739">
                <text:p>2260.86956521739</text:p>
              </table:table-cell>
              <table:table-cell office:value-type="float" office:value="2321.42857142857">
                <text:p>2321.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4.93460166469">
                <text:p>1854.93460166469</text:p>
              </table:table-cell>
              <table:table-cell office:value-type="float" office:value="2160.6648199446">
                <text:p>2160.6648199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5.67237163814">
                <text:p>1525.67237163814</text:p>
              </table:table-cell>
              <table:table-cell office:value-type="float" office:value="2416.73121611154">
                <text:p>2416.73121611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4.51127819549">
                <text:p>1804.51127819549</text:p>
              </table:table-cell>
              <table:table-cell office:value-type="float" office:value="2818.42818428184">
                <text:p>2818.4281842818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45cm" svg:height="4.729cm" xlink:href=".." xlink:type="simple" chart:class="chart:line" chart:style-name="ch1">
        <chart:legend chart:legend-position="end" svg:x="5.281cm" svg:y="1.816cm" style:legend-expansion="high" chart:style-name="ch2"/>
        <chart:plot-area chart:style-name="ch3" table:cell-range-address="'Variants of Workflow Trees'.AA7:'Variants of Workflow Trees'.AA35 'Variants of Workflow Trees'.AE7:'Variants of Workflow Trees'.AE35" svg:x="0.166cm" svg:y="0.094cm" svg:width="4.949cm" svg:height="4.541cm">
          <chartooo:coordinate-region svg:x="1.158cm" svg:y="0.293cm" svg:width="3.817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7:'Variants of Workflow Trees'.AA35" chart:class="chart:line">
            <chart:data-point chart:repeated="29"/>
          </chart:series>
          <chart:series chart:style-name="ch7" chart:values-cell-range-address="'Variants of Workflow Trees'.AE7:'Variants of Workflow Trees'.AE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A7:'Variants of Workflow Trees'.AA35</svg:desc>
                </draw:g>
              </table:table-cell>
              <table:table-cell office:value-type="float" office:value="0">
                <text:p>0</text:p>
                <draw:g>
                  <svg:desc>'Variants of Workflow Trees'.AE7:'Variants of Workflow Trees'.A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5">
                <text:p>3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8">
                <text:p>54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5">
                <text:p>64.5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1428571428571">
                <text:p>87.1428571428571</text:p>
              </table:table-cell>
              <table:table-cell office:value-type="float" office:value="20.1428571428571">
                <text:p>20.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.75">
                <text:p>125.7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.555555555556">
                <text:p>177.555555555556</text:p>
              </table:table-cell>
              <table:table-cell office:value-type="float" office:value="42.5555555555556">
                <text:p>42.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.5">
                <text:p>172.5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727272727273">
                <text:p>131.727272727273</text:p>
              </table:table-cell>
              <table:table-cell office:value-type="float" office:value="104.818181818182">
                <text:p>10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833333333333">
                <text:p>115.8333333333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151.769230769231">
                <text:p>151.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.071428571429">
                <text:p>168.071428571429</text:p>
              </table:table-cell>
              <table:table-cell office:value-type="float" office:value="139.142857142857">
                <text:p>139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066666666667">
                <text:p>269.066666666667</text:p>
              </table:table-cell>
              <table:table-cell office:value-type="float" office:value="170.533333333333">
                <text:p>170.5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.4375">
                <text:p>306.43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647058823529">
                <text:p>338.647058823529</text:p>
              </table:table-cell>
              <table:table-cell office:value-type="float" office:value="169.647058823529">
                <text:p>169.6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.222222222222">
                <text:p>492.222222222222</text:p>
              </table:table-cell>
              <table:table-cell office:value-type="float" office:value="215.277777777778">
                <text:p>215.2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2.578947368421">
                <text:p>422.578947368421</text:p>
              </table:table-cell>
              <table:table-cell office:value-type="float" office:value="205.526315789474">
                <text:p>205.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">
                <text:p>643</text:p>
              </table:table-cell>
              <table:table-cell office:value-type="float" office:value="227.25">
                <text:p>227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0.285714285714">
                <text:p>710.285714285714</text:p>
              </table:table-cell>
              <table:table-cell office:value-type="float" office:value="327.285714285714">
                <text:p>327.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6.136363636364">
                <text:p>606.136363636364</text:p>
              </table:table-cell>
              <table:table-cell office:value-type="float" office:value="528.090909090909">
                <text:p>528.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8.04347826087">
                <text:p>728.04347826087</text:p>
              </table:table-cell>
              <table:table-cell office:value-type="float" office:value="315.826086956522">
                <text:p>315.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8.666666666667">
                <text:p>758.666666666667</text:p>
              </table:table-cell>
              <table:table-cell office:value-type="float" office:value="401.458333333333">
                <text:p>401.45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0.28">
                <text:p>1060.28</text:p>
              </table:table-cell>
              <table:table-cell office:value-type="float" office:value="434.76">
                <text:p>434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2.115384615385">
                <text:p>682.115384615385</text:p>
              </table:table-cell>
              <table:table-cell office:value-type="float" office:value="496.730769230769">
                <text:p>496.7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4.44444444444">
                <text:p>1044.44444444444</text:p>
              </table:table-cell>
              <table:table-cell office:value-type="float" office:value="805.740740740741">
                <text:p>805.7407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.785714285714">
                <text:p>996.785714285714</text:p>
              </table:table-cell>
              <table:table-cell office:value-type="float" office:value="554.785714285714">
                <text:p>554.7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9.58620689655">
                <text:p>1219.58620689655</text:p>
              </table:table-cell>
              <table:table-cell office:value-type="float" office:value="732.896551724138">
                <text:p>732.89655172413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39cm" svg:height="4.384cm" xlink:href=".." xlink:type="simple" chart:class="chart:line" chart:style-name="ch1">
        <chart:legend chart:legend-position="end" svg:x="5.775cm" svg:y="1.644cm" style:legend-expansion="high" chart:style-name="ch2"/>
        <chart:plot-area chart:style-name="ch3" table:cell-range-address="'Variants of Workflow Trees'.AA40:'Variants of Workflow Trees'.AA68 'Variants of Workflow Trees'.AE40:'Variants of Workflow Trees'.AE68" svg:x="0.176cm" svg:y="0.087cm" svg:width="5.423cm" svg:height="4.21cm">
          <chartooo:coordinate-region svg:x="1.168cm" svg:y="0.286cm" svg:width="4.291cm" svg:height="3.2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40:'Variants of Workflow Trees'.AA68" chart:class="chart:line">
            <chart:data-point chart:repeated="29"/>
          </chart:series>
          <chart:series chart:style-name="ch7" chart:values-cell-range-address="'Variants of Workflow Trees'.AE40:'Variants of Workflow Trees'.AE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3">
                <text:p>353</text:p>
                <draw:g>
                  <svg:desc>'Variants of Workflow Trees'.AA40:'Variants of Workflow Trees'.AA68</svg:desc>
                </draw:g>
              </table:table-cell>
              <table:table-cell office:value-type="float" office:value="373">
                <text:p>373</text:p>
                <draw:g>
                  <svg:desc>'Variants of Workflow Trees'.AE40:'Variants of Workflow Trees'.A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">
                <text:p>2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">
                <text:p>2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">
                <text:p>3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">
                <text:p>3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">
                <text:p>40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">
                <text:p>43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1">
                <text:p>5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8">
                <text:p>47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">
                <text:p>47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3">
                <text:p>82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7">
                <text:p>59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1">
                <text:p>77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6">
                <text:p>81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2">
                <text:p>84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5">
                <text:p>124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0">
                <text:p>9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6">
                <text:p>133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">
                <text:p>141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0">
                <text:p>141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1">
                <text:p>150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6">
                <text:p>147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6">
                <text:p>206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9">
                <text:p>139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6">
                <text:p>204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6">
                <text:p>1736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8">
                <text:p>2348</text:p>
              </table:table-cell>
              <table:table-cell office:value-type="float" office:value="1773">
                <text:p>177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1cm" svg:height="4.331cm" xlink:href=".." xlink:type="simple" chart:class="chart:line" chart:style-name="ch1">
        <chart:legend chart:legend-position="end" svg:x="5.446cm" svg:y="1.617cm" style:legend-expansion="high" chart:style-name="ch2"/>
        <chart:plot-area chart:style-name="ch3" table:cell-range-address="'Variants of Workflow Trees'.AA73:'Variants of Workflow Trees'.AA101 'Variants of Workflow Trees'.AE73:'Variants of Workflow Trees'.AE101" svg:x="0.17cm" svg:y="0.086cm" svg:width="5.106cm" svg:height="4.159cm">
          <chartooo:coordinate-region svg:x="1.347cm" svg:y="0.285cm" svg:width="3.789cm" svg:height="3.1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73:'Variants of Workflow Trees'.AA101" chart:class="chart:line">
            <chart:data-point chart:repeated="29"/>
          </chart:series>
          <chart:series chart:style-name="ch7" chart:values-cell-range-address="'Variants of Workflow Trees'.AE73:'Variants of Workflow Trees'.AE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9.63172804533">
                <text:p>2209.63172804533</text:p>
                <draw:g>
                  <svg:desc>'Variants of Workflow Trees'.AA73:'Variants of Workflow Trees'.AA101</svg:desc>
                </draw:g>
              </table:table-cell>
              <table:table-cell office:value-type="float" office:value="2091.1528150134">
                <text:p>2091.1528150134</text:p>
                <draw:g>
                  <svg:desc>'Variants of Workflow Trees'.AE73:'Variants of Workflow Trees'.A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57.44680851064">
                <text:p>9957.44680851064</text:p>
              </table:table-cell>
              <table:table-cell office:value-type="float" office:value="10985.9154929577">
                <text:p>10985.9154929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4.693877551">
                <text:p>12734.693877551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70.2623906706">
                <text:p>11370.2623906706</text:p>
              </table:table-cell>
              <table:table-cell office:value-type="float" office:value="17808.2191780822">
                <text:p>17808.2191780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46.1538461538">
                <text:p>13846.1538461538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4.8514851485">
                <text:p>13514.8514851485</text:p>
              </table:table-cell>
              <table:table-cell office:value-type="float" office:value="17785.016286645">
                <text:p>17785.016286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77.9582366589">
                <text:p>14477.9582366589</text:p>
              </table:table-cell>
              <table:table-cell office:value-type="float" office:value="15407.4074074074">
                <text:p>15407.4074074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74.0882917466">
                <text:p>13474.0882917466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17.9916317992">
                <text:p>16317.9916317992</text:p>
              </table:table-cell>
              <table:table-cell office:value-type="float" office:value="13333.3333333333">
                <text:p>13333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255.3191489362">
                <text:p>18255.3191489362</text:p>
              </table:table-cell>
              <table:table-cell office:value-type="float" office:value="18611.7136659436">
                <text:p>18611.7136659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8317.0254403131">
                <text:p>18317.0254403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20.7776427704">
                <text:p>12320.7776427704</text:p>
              </table:table-cell>
              <table:table-cell office:value-type="float" office:value="18402.9038112523">
                <text:p>18402.903811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91.4572864322">
                <text:p>18291.4572864322</text:p>
              </table:table-cell>
              <table:table-cell office:value-type="float" office:value="20411.214953271">
                <text:p>20411.214953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75.0972762646">
                <text:p>15175.0972762646</text:p>
              </table:table-cell>
              <table:table-cell office:value-type="float" office:value="18962.7228525122">
                <text:p>18962.7228525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94.1176470588">
                <text:p>15294.1176470588</text:p>
              </table:table-cell>
              <table:table-cell office:value-type="float" office:value="18139.5348837209">
                <text:p>18139.5348837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48.2185273159">
                <text:p>15748.2185273159</text:p>
              </table:table-cell>
              <table:table-cell office:value-type="float" office:value="18623.595505618">
                <text:p>18623.595505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77.1084337349">
                <text:p>11277.1084337349</text:p>
              </table:table-cell>
              <table:table-cell office:value-type="float" office:value="17018.1818181818">
                <text:p>17018.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78.3505154639">
                <text:p>15278.3505154639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76.6467065868">
                <text:p>11676.6467065868</text:p>
              </table:table-cell>
              <table:table-cell office:value-type="float" office:value="18571.4285714286">
                <text:p>18571.4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51.4809590973">
                <text:p>11551.4809590973</text:p>
              </table:table-cell>
              <table:table-cell office:value-type="float" office:value="15511.3636363636">
                <text:p>15511.363636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70.2127659574">
                <text:p>12170.2127659574</text:p>
              </table:table-cell>
              <table:table-cell office:value-type="float" office:value="12239.6576319544">
                <text:p>12239.6576319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52.0319786809">
                <text:p>11952.0319786809</text:p>
              </table:table-cell>
              <table:table-cell office:value-type="float" office:value="19457.7006507592">
                <text:p>19457.7006507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82.9268292683">
                <text:p>12682.9268292683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38.52855759923">
                <text:p>9438.52855759923</text:p>
              </table:table-cell>
              <table:table-cell office:value-type="float" office:value="17379.679144385">
                <text:p>17379.679144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96.0686204432">
                <text:p>14496.0686204432</text:p>
              </table:table-cell>
              <table:table-cell office:value-type="float" office:value="15540.2298850575">
                <text:p>15540.2298850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93.2551319648">
                <text:p>10293.2551319648</text:p>
              </table:table-cell>
              <table:table-cell office:value-type="float" office:value="10934.5794392523">
                <text:p>10934.5794392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80.6451612903">
                <text:p>12580.6451612903</text:p>
              </table:table-cell>
              <table:table-cell office:value-type="float" office:value="15757.5757575758">
                <text:p>15757.5757575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33.73083475298">
                <text:p>9633.73083475298</text:p>
              </table:table-cell>
              <table:table-cell office:value-type="float" office:value="12758.0372250423">
                <text:p>12758.037225042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1cm" svg:height="4.012cm" xlink:href=".." xlink:type="simple" chart:class="chart:line" chart:style-name="ch1">
        <chart:legend chart:legend-position="end" svg:x="5.637cm" svg:y="1.458cm" style:legend-expansion="high" chart:style-name="ch2"/>
        <chart:plot-area chart:style-name="ch3" table:cell-range-address="'Variants of Workflow Trees'.AA106:'Variants of Workflow Trees'.AA134 'Variants of Workflow Trees'.AE106:'Variants of Workflow Trees'.AE134" svg:x="0.174cm" svg:y="0.08cm" svg:width="5.289cm" svg:height="3.852cm">
          <chartooo:coordinate-region svg:x="1.351cm" svg:y="0.279cm" svg:width="3.972cm" svg:height="2.8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A106:'Variants of Workflow Trees'.AA134" chart:class="chart:line">
            <chart:data-point chart:repeated="29"/>
          </chart:series>
          <chart:series chart:style-name="ch7" chart:values-cell-range-address="'Variants of Workflow Trees'.AE106:'Variants of Workflow Trees'.AE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38.5269121813">
                <text:p>8838.5269121813</text:p>
                <draw:g>
                  <svg:desc>'Variants of Workflow Trees'.AA106:'Variants of Workflow Trees'.AA134</svg:desc>
                </draw:g>
              </table:table-cell>
              <table:table-cell office:value-type="float" office:value="8364.61126005362">
                <text:p>8364.61126005362</text:p>
                <draw:g>
                  <svg:desc>'Variants of Workflow Trees'.AE106:'Variants of Workflow Trees'.A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76.5957446809">
                <text:p>13276.5957446809</text:p>
              </table:table-cell>
              <table:table-cell office:value-type="float" office:value="14647.8873239437">
                <text:p>14647.8873239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4.693877551">
                <text:p>12734.693877551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96.20991253644">
                <text:p>9096.20991253644</text:p>
              </table:table-cell>
              <table:table-cell office:value-type="float" office:value="14246.5753424658">
                <text:p>14246.5753424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30.76923076923">
                <text:p>9230.76923076923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22.77227722772">
                <text:p>7722.77227722772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38.97911832947">
                <text:p>7238.97911832947</text:p>
              </table:table-cell>
              <table:table-cell office:value-type="float" office:value="7703.7037037037">
                <text:p>7703.703703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8.48368522073">
                <text:p>5988.4836852207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27.19665271967">
                <text:p>6527.19665271967</text:p>
              </table:table-cell>
              <table:table-cell office:value-type="float" office:value="5333.33333333333">
                <text:p>5333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38.29787234042">
                <text:p>6638.29787234042</text:p>
              </table:table-cell>
              <table:table-cell office:value-type="float" office:value="6767.89587852495">
                <text:p>6767.8958785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105.67514677104">
                <text:p>6105.67514677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91.0085054678">
                <text:p>3791.0085054678</text:p>
              </table:table-cell>
              <table:table-cell office:value-type="float" office:value="5662.43194192378">
                <text:p>5662.43194192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26.13065326633">
                <text:p>5226.13065326633</text:p>
              </table:table-cell>
              <table:table-cell office:value-type="float" office:value="5831.77570093458">
                <text:p>5831.77570093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6.69260700389">
                <text:p>4046.69260700389</text:p>
              </table:table-cell>
              <table:table-cell office:value-type="float" office:value="5056.72609400324">
                <text:p>5056.7260940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23.52941176471">
                <text:p>3823.52941176471</text:p>
              </table:table-cell>
              <table:table-cell office:value-type="float" office:value="4534.88372093023">
                <text:p>4534.88372093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5.46318289786">
                <text:p>3705.46318289786</text:p>
              </table:table-cell>
              <table:table-cell office:value-type="float" office:value="4382.02247191011">
                <text:p>4382.0224719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6.02409638554">
                <text:p>2506.02409638554</text:p>
              </table:table-cell>
              <table:table-cell office:value-type="float" office:value="3781.81818181818">
                <text:p>3781.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16.49484536082">
                <text:p>3216.49484536082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5.32934131737">
                <text:p>2335.32934131737</text:p>
              </table:table-cell>
              <table:table-cell office:value-type="float" office:value="3714.28571428571">
                <text:p>3714.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.28208744711">
                <text:p>2200.28208744711</text:p>
              </table:table-cell>
              <table:table-cell office:value-type="float" office:value="2954.54545454545">
                <text:p>2954.54545454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2.76595744681">
                <text:p>2212.76595744681</text:p>
              </table:table-cell>
              <table:table-cell office:value-type="float" office:value="2225.39229671897">
                <text:p>2225.39229671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78.61425716189">
                <text:p>2078.61425716189</text:p>
              </table:table-cell>
              <table:table-cell office:value-type="float" office:value="3383.94793926247">
                <text:p>3383.94793926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3.82113821138">
                <text:p>2113.82113821138</text:p>
              </table:table-cell>
              <table:table-cell office:value-type="float" office:value="2773.33333333333">
                <text:p>2773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0.16456921588">
                <text:p>1510.16456921588</text:p>
              </table:table-cell>
              <table:table-cell office:value-type="float" office:value="2780.7486631016">
                <text:p>2780.748663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30.1644031451">
                <text:p>2230.1644031451</text:p>
              </table:table-cell>
              <table:table-cell office:value-type="float" office:value="2390.80459770115">
                <text:p>2390.80459770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4.92668621701">
                <text:p>1524.92668621701</text:p>
              </table:table-cell>
              <table:table-cell office:value-type="float" office:value="1619.93769470405">
                <text:p>1619.93769470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7.23502304147">
                <text:p>1797.23502304147</text:p>
              </table:table-cell>
              <table:table-cell office:value-type="float" office:value="2251.08225108225">
                <text:p>2251.08225108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8.79045996593">
                <text:p>1328.79045996593</text:p>
              </table:table-cell>
              <table:table-cell office:value-type="float" office:value="1759.72927241963">
                <text:p>1759.7292724196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16cm" svg:height="3.773cm" xlink:href=".." xlink:type="simple" chart:class="chart:line" chart:style-name="ch1">
        <chart:legend chart:legend-position="end" svg:x="4.899cm" svg:y="1.338cm" style:legend-expansion="high" chart:style-name="ch2"/>
        <chart:plot-area chart:style-name="ch3" table:cell-range-address="'Variants of Workflow Trees'.AI7:'Variants of Workflow Trees'.AI35 'Variants of Workflow Trees'.AM7:'Variants of Workflow Trees'.AM35" svg:x="0.16cm" svg:y="0.075cm" svg:width="4.579cm" svg:height="3.623cm">
          <chartooo:coordinate-region svg:x="1.152cm" svg:y="0.274cm" svg:width="3.587cm" svg:height="2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I7:'Variants of Workflow Trees'.AI35" chart:class="chart:line">
            <chart:data-point chart:repeated="29"/>
          </chart:series>
          <chart:series chart:style-name="ch7" chart:values-cell-range-address="'Variants of Workflow Trees'.AM7:'Variants of Workflow Trees'.AM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I7:'Variants of Workflow Trees'.AI35</svg:desc>
                </draw:g>
              </table:table-cell>
              <table:table-cell office:value-type="float" office:value="0">
                <text:p>0</text:p>
                <draw:g>
                  <svg:desc>'Variants of Workflow Trees'.AM7:'Variants of Workflow Trees'.A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">
                <text:p>10.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4">
                <text:p>26.4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75">
                <text:p>87.375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39.1111111111111">
                <text:p>39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.2">
                <text:p>139.2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">
                <text:p>162</text:p>
              </table:table-cell>
              <table:table-cell office:value-type="float" office:value="87.6363636363636">
                <text:p>87.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.75">
                <text:p>146.75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.692307692308">
                <text:p>275.692307692308</text:p>
              </table:table-cell>
              <table:table-cell office:value-type="float" office:value="85.6923076923077">
                <text:p>85.69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.571428571429">
                <text:p>859.5714285714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3.933333333333">
                <text:p>343.933333333333</text:p>
              </table:table-cell>
              <table:table-cell office:value-type="float" office:value="149.733333333333">
                <text:p>149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1.375">
                <text:p>341.375</text:p>
              </table:table-cell>
              <table:table-cell office:value-type="float" office:value="150.1875">
                <text:p>150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.529411764706">
                <text:p>348.529411764706</text:p>
              </table:table-cell>
              <table:table-cell office:value-type="float" office:value="144.882352941176">
                <text:p>144.882352941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.388888888889">
                <text:p>318.388888888889</text:p>
              </table:table-cell>
              <table:table-cell office:value-type="float" office:value="238.333333333333">
                <text:p>238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2.631578947368">
                <text:p>292.631578947368</text:p>
              </table:table-cell>
              <table:table-cell office:value-type="float" office:value="240.263157894737">
                <text:p>240.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8.8">
                <text:p>508.8</text:p>
              </table:table-cell>
              <table:table-cell office:value-type="float" office:value="339.75">
                <text:p>33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8.047619047619">
                <text:p>528.047619047619</text:p>
              </table:table-cell>
              <table:table-cell office:value-type="float" office:value="211.904761904762">
                <text:p>211.904761904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.636363636364">
                <text:p>401.636363636364</text:p>
              </table:table-cell>
              <table:table-cell office:value-type="float" office:value="450.818181818182">
                <text:p>450.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.086956521739">
                <text:p>712.086956521739</text:p>
              </table:table-cell>
              <table:table-cell office:value-type="float" office:value="328.95652173913">
                <text:p>328.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8.041666666667">
                <text:p>918.041666666667</text:p>
              </table:table-cell>
              <table:table-cell office:value-type="float" office:value="304.125">
                <text:p>304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3.76">
                <text:p>763.76</text:p>
              </table:table-cell>
              <table:table-cell office:value-type="float" office:value="351.72">
                <text:p>351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0.692307692308">
                <text:p>870.692307692308</text:p>
              </table:table-cell>
              <table:table-cell office:value-type="float" office:value="313.038461538462">
                <text:p>313.0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2.148148148148">
                <text:p>562.148148148148</text:p>
              </table:table-cell>
              <table:table-cell office:value-type="float" office:value="432.925925925926">
                <text:p>432.92592592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1.96428571429">
                <text:p>1131.96428571429</text:p>
              </table:table-cell>
              <table:table-cell office:value-type="float" office:value="502.571428571429">
                <text:p>502.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8.48275862069">
                <text:p>908.48275862069</text:p>
              </table:table-cell>
              <table:table-cell office:value-type="float" office:value="458.827586206897">
                <text:p>458.82758620689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'General Comparative Studies'.A49:'General Comparative Studies'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53cm" svg:height="4.676cm" xlink:href=".." xlink:type="simple" chart:class="chart:line" chart:style-name="ch1">
        <chart:legend chart:legend-position="end" svg:x="5.036cm" svg:y="1.79cm" style:legend-expansion="high" chart:style-name="ch2"/>
        <chart:plot-area chart:style-name="ch3" table:cell-range-address="'Variants of Workflow Trees'.AI40:'Variants of Workflow Trees'.AI68 'Variants of Workflow Trees'.AM40:'Variants of Workflow Trees'.AM68" svg:x="0.163cm" svg:y="0.093cm" svg:width="4.71cm" svg:height="4.49cm">
          <chartooo:coordinate-region svg:x="1.155cm" svg:y="0.292cm" svg:width="3.718cm" svg:height="3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I40:'Variants of Workflow Trees'.AI68" chart:class="chart:line">
            <chart:data-point chart:repeated="29"/>
          </chart:series>
          <chart:series chart:style-name="ch7" chart:values-cell-range-address="'Variants of Workflow Trees'.AM40:'Variants of Workflow Trees'.AM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">
                <text:p>402</text:p>
                <draw:g>
                  <svg:desc>'Variants of Workflow Trees'.AI40:'Variants of Workflow Trees'.AI68</svg:desc>
                </draw:g>
              </table:table-cell>
              <table:table-cell office:value-type="float" office:value="379">
                <text:p>379</text:p>
                <draw:g>
                  <svg:desc>'Variants of Workflow Trees'.AM40:'Variants of Workflow Trees'.AM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">
                <text:p>22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">
                <text:p>28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6">
                <text:p>37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">
                <text:p>43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">
                <text:p>4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7">
                <text:p>72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7">
                <text:p>420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2">
                <text:p>84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5">
                <text:p>94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7">
                <text:p>94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8">
                <text:p>76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2">
                <text:p>91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7">
                <text:p>120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5">
                <text:p>138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7">
                <text:p>107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2">
                <text:p>169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1">
                <text:p>181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5">
                <text:p>156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9">
                <text:p>180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5">
                <text:p>125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4">
                <text:p>227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38">
                <text:p>1938</text:p>
              </table:table-cell>
              <table:table-cell office:value-type="float" office:value="1257">
                <text:p>125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7cm" svg:height="3.667cm" xlink:href=".." xlink:type="simple" chart:class="chart:line" chart:style-name="ch1">
        <chart:legend chart:legend-position="end" svg:x="5.64cm" svg:y="1.285cm" style:legend-expansion="high" chart:style-name="ch2"/>
        <chart:plot-area chart:style-name="ch3" table:cell-range-address="'Variants of Workflow Trees'.AI73:'Variants of Workflow Trees'.AI101 'Variants of Workflow Trees'.AM73:'Variants of Workflow Trees'.AM101" svg:x="0.175cm" svg:y="0.073cm" svg:width="5.29cm" svg:height="3.521cm">
          <chartooo:coordinate-region svg:x="1.352cm" svg:y="0.272cm" svg:width="3.973cm" svg:height="2.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I73:'Variants of Workflow Trees'.AI101" chart:class="chart:line">
            <chart:data-point chart:repeated="29"/>
          </chart:series>
          <chart:series chart:style-name="ch7" chart:values-cell-range-address="'Variants of Workflow Trees'.AM73:'Variants of Workflow Trees'.AM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0.29850746269">
                <text:p>1940.29850746269</text:p>
                <draw:g>
                  <svg:desc>'Variants of Workflow Trees'.AI73:'Variants of Workflow Trees'.AI101</svg:desc>
                </draw:g>
              </table:table-cell>
              <table:table-cell office:value-type="float" office:value="2058.04749340369">
                <text:p>2058.04749340369</text:p>
                <draw:g>
                  <svg:desc>'Variants of Workflow Trees'.AM73:'Variants of Workflow Trees'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02.65486725664">
                <text:p>6902.65486725664</text:p>
              </table:table-cell>
              <table:table-cell office:value-type="float" office:value="7761.19402985075">
                <text:p>7761.19402985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53.31010452962">
                <text:p>8153.31010452962</text:p>
              </table:table-cell>
              <table:table-cell office:value-type="float" office:value="9957.44680851064">
                <text:p>9957.44680851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11.6279069767">
                <text:p>14511.6279069767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98.1412639405">
                <text:p>14498.1412639405</text:p>
              </table:table-cell>
              <table:table-cell office:value-type="float" office:value="11818.1818181818">
                <text:p>11818.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70.1492537313">
                <text:p>13970.1492537313</text:p>
              </table:table-cell>
              <table:table-cell office:value-type="float" office:value="13295.4545454545">
                <text:p>13295.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21.2765957447">
                <text:p>14521.2765957447</text:p>
              </table:table-cell>
              <table:table-cell office:value-type="float" office:value="14181.8181818182">
                <text:p>14181.8181818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44.8275862069">
                <text:p>14344.8275862069</text:p>
              </table:table-cell>
              <table:table-cell office:value-type="float" office:value="15797.4683544304">
                <text:p>15797.4683544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18.3673469388">
                <text:p>15918.3673469388</text:p>
              </table:table-cell>
              <table:table-cell office:value-type="float" office:value="20466.472303207">
                <text:p>20466.472303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33.3333333333">
                <text:p>17333.3333333333</text:p>
              </table:table-cell>
              <table:table-cell office:value-type="float" office:value="13220.3389830508">
                <text:p>13220.3389830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57.8125">
                <text:p>16757.8125</text:p>
              </table:table-cell>
              <table:table-cell office:value-type="float" office:value="18216.5605095541">
                <text:p>18216.5605095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74.8280605227">
                <text:p>12874.8280605227</text:p>
              </table:table-cell>
              <table:table-cell office:value-type="float" office:value="15784.1483979764">
                <text:p>15784.1483979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28.4403669725">
                <text:p>11628.4403669725</text:p>
              </table:table-cell>
              <table:table-cell office:value-type="float" office:value="18605.504587156">
                <text:p>18605.504587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5.67387687188">
                <text:p>2595.67387687188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95.486935867">
                <text:p>13895.486935867</text:p>
              </table:table-cell>
              <table:table-cell office:value-type="float" office:value="17005.8139534884">
                <text:p>17005.8139534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06.3492063492">
                <text:p>13206.3492063492</text:p>
              </table:table-cell>
              <table:table-cell office:value-type="float" office:value="20594.0594059406">
                <text:p>20594.0594059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2.1119324182">
                <text:p>14002.1119324182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81.25">
                <text:p>18281.25</text:p>
              </table:table-cell>
              <table:table-cell office:value-type="float" office:value="15828.6358511838">
                <text:p>15828.6358511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50">
                <text:p>16250</text:p>
              </table:table-cell>
              <table:table-cell office:value-type="float" office:value="20108.5481682497">
                <text:p>20108.5481682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24.6064623032">
                <text:p>12924.6064623032</text:p>
              </table:table-cell>
              <table:table-cell office:value-type="float" office:value="14913.9579349904">
                <text:p>14913.95793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26.714801444">
                <text:p>11826.714801444</text:p>
              </table:table-cell>
              <table:table-cell office:value-type="float" office:value="20526.3157894737">
                <text:p>20526.3157894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33.147632312">
                <text:p>15933.147632312</text:p>
              </table:table-cell>
              <table:table-cell office:value-type="float" office:value="13738.9911929544">
                <text:p>13738.9911929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2.8368794326">
                <text:p>10602.8368794326</text:p>
              </table:table-cell>
              <table:table-cell office:value-type="float" office:value="16892.6553672316">
                <text:p>16892.655367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36.8304803976">
                <text:p>10336.8304803976</text:p>
              </table:table-cell>
              <table:table-cell office:value-type="float" office:value="17879.6561604585">
                <text:p>17879.6561604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60.0638977636">
                <text:p>12460.0638977636</text:p>
              </table:table-cell>
              <table:table-cell office:value-type="float" office:value="18768.0461982676">
                <text:p>18768.0461982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10.6135986733">
                <text:p>11210.6135986733</text:p>
              </table:table-cell>
              <table:table-cell office:value-type="float" office:value="20139.0268123138">
                <text:p>20139.0268123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780.8764940239">
                <text:p>16780.8764940239</text:p>
              </table:table-cell>
              <table:table-cell office:value-type="float" office:value="16848">
                <text:p>1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04.2216358839">
                <text:p>9604.2216358839</text:p>
              </table:table-cell>
              <table:table-cell office:value-type="float" office:value="16864.8648648649">
                <text:p>16864.8648648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71.826625387">
                <text:p>11671.826625387</text:p>
              </table:table-cell>
              <table:table-cell office:value-type="float" office:value="17995.2267303103">
                <text:p>17995.226730310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12cm" svg:height="4.596cm" xlink:href=".." xlink:type="simple" chart:class="chart:line" chart:style-name="ch1">
        <chart:legend chart:legend-position="end" svg:x="5.695cm" svg:y="1.75cm" style:legend-expansion="high" chart:style-name="ch2"/>
        <chart:plot-area chart:style-name="ch3" table:cell-range-address="'Variants of Workflow Trees'.AI106:'Variants of Workflow Trees'.AI134 'Variants of Workflow Trees'.AM106:'Variants of Workflow Trees'.AM134" svg:x="0.176cm" svg:y="0.091cm" svg:width="5.343cm" svg:height="4.414cm">
          <chartooo:coordinate-region svg:x="1.353cm" svg:y="0.29cm" svg:width="4.026cm" svg:height="3.4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I106:'Variants of Workflow Trees'.AI134" chart:class="chart:line">
            <chart:data-point chart:repeated="29"/>
          </chart:series>
          <chart:series chart:style-name="ch7" chart:values-cell-range-address="'Variants of Workflow Trees'.AM106:'Variants of Workflow Trees'.AM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Variants of Workflow Trees'.AI106:'Variants of Workflow Trees'.AI134</svg:desc>
                </draw:g>
              </table:table-cell>
              <table:table-cell office:value-type="float" office:value="8232.18997361477">
                <text:p>8232.18997361477</text:p>
                <draw:g>
                  <svg:desc>'Variants of Workflow Trees'.AM106:'Variants of Workflow Trees'.AM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05.3097345133">
                <text:p>13805.3097345133</text:p>
              </table:table-cell>
              <table:table-cell office:value-type="float" office:value="15522.3880597015">
                <text:p>15522.3880597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3276.5957446809">
                <text:p>13276.595744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11.6279069767">
                <text:p>14511.6279069767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98.5130111524">
                <text:p>11598.5130111524</text:p>
              </table:table-cell>
              <table:table-cell office:value-type="float" office:value="9454.54545454546">
                <text:p>9454.54545454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13.4328358209">
                <text:p>9313.4328358209</text:p>
              </table:table-cell>
              <table:table-cell office:value-type="float" office:value="8863.63636363636">
                <text:p>8863.63636363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97.87234042553">
                <text:p>8297.87234042553</text:p>
              </table:table-cell>
              <table:table-cell office:value-type="float" office:value="8103.8961038961">
                <text:p>8103.8961038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72.41379310345">
                <text:p>7172.41379310345</text:p>
              </table:table-cell>
              <table:table-cell office:value-type="float" office:value="7898.73417721519">
                <text:p>7898.73417721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74.82993197279">
                <text:p>7074.82993197279</text:p>
              </table:table-cell>
              <table:table-cell office:value-type="float" office:value="9096.20991253644">
                <text:p>9096.2099125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33.33333333333">
                <text:p>6933.33333333333</text:p>
              </table:table-cell>
              <table:table-cell office:value-type="float" office:value="5288.13559322034">
                <text:p>5288.13559322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93.75">
                <text:p>6093.75</text:p>
              </table:table-cell>
              <table:table-cell office:value-type="float" office:value="6624.20382165605">
                <text:p>6624.20382165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1.60935350757">
                <text:p>4291.60935350757</text:p>
              </table:table-cell>
              <table:table-cell office:value-type="float" office:value="5261.38279932546">
                <text:p>5261.38279932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7.98165137615">
                <text:p>3577.98165137615</text:p>
              </table:table-cell>
              <table:table-cell office:value-type="float" office:value="5724.77064220183">
                <text:p>5724.77064220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.62110767768">
                <text:p>741.62110767768</text:p>
              </table:table-cell>
              <table:table-cell office:value-type="float" office:value="6023.16602316602">
                <text:p>6023.16602316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5.46318289786">
                <text:p>3705.46318289786</text:p>
              </table:table-cell>
              <table:table-cell office:value-type="float" office:value="4534.88372093023">
                <text:p>4534.88372093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1.5873015873">
                <text:p>3301.5873015873</text:p>
              </table:table-cell>
              <table:table-cell office:value-type="float" office:value="5148.51485148515">
                <text:p>5148.51485148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4.61457233369">
                <text:p>3294.61457233369</text:p>
              </table:table-cell>
              <table:table-cell office:value-type="float" office:value="4960.25437201908">
                <text:p>4960.25437201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62.5">
                <text:p>4062.5</text:p>
              </table:table-cell>
              <table:table-cell office:value-type="float" office:value="3517.47463359639">
                <text:p>3517.47463359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1.05263157895">
                <text:p>3421.05263157895</text:p>
              </table:table-cell>
              <table:table-cell office:value-type="float" office:value="4233.37856173677">
                <text:p>4233.37856173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4.92129246065">
                <text:p>2584.92129246065</text:p>
              </table:table-cell>
              <table:table-cell office:value-type="float" office:value="2982.79158699809">
                <text:p>2982.79158699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.70758122744">
                <text:p>2252.70758122744</text:p>
              </table:table-cell>
              <table:table-cell office:value-type="float" office:value="3909.77443609023">
                <text:p>3909.77443609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6.93593314763">
                <text:p>2896.93593314763</text:p>
              </table:table-cell>
              <table:table-cell office:value-type="float" office:value="2497.99839871897">
                <text:p>2497.99839871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3.97163120567">
                <text:p>1843.97163120567</text:p>
              </table:table-cell>
              <table:table-cell office:value-type="float" office:value="2937.85310734463">
                <text:p>2937.85310734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2.80508006626">
                <text:p>1722.80508006626</text:p>
              </table:table-cell>
              <table:table-cell office:value-type="float" office:value="2979.94269340974">
                <text:p>2979.94269340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3.61022364217">
                <text:p>1993.61022364217</text:p>
              </table:table-cell>
              <table:table-cell office:value-type="float" office:value="3002.88739172281">
                <text:p>3002.88739172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4.70978441128">
                <text:p>1724.70978441128</text:p>
              </table:table-cell>
              <table:table-cell office:value-type="float" office:value="3098.31181727905">
                <text:p>3098.31181727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86.05577689243">
                <text:p>2486.05577689243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2.03166226913">
                <text:p>1372.03166226913</text:p>
              </table:table-cell>
              <table:table-cell office:value-type="float" office:value="2409.26640926641">
                <text:p>2409.26640926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9.90712074303">
                <text:p>1609.90712074303</text:p>
              </table:table-cell>
              <table:table-cell office:value-type="float" office:value="2482.10023866348">
                <text:p>2482.10023866348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7cm" svg:height="3.853cm" xlink:href=".." xlink:type="simple" chart:class="chart:line" chart:style-name="ch1">
        <chart:legend chart:legend-position="end" svg:x="5.667cm" svg:y="1.378cm" style:legend-expansion="high" chart:style-name="ch2"/>
        <chart:plot-area chart:style-name="ch3" table:cell-range-address="'Variants of Workflow Trees'.AQ7:'Variants of Workflow Trees'.AQ35 'Variants of Workflow Trees'.AU7:'Variants of Workflow Trees'.AU35" svg:x="0.175cm" svg:y="0.077cm" svg:width="5.317cm" svg:height="3.699cm">
          <chartooo:coordinate-region svg:x="1.12cm" svg:y="0.276cm" svg:width="4.185cm" svg:height="2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Q7:'Variants of Workflow Trees'.AQ35" chart:class="chart:line">
            <chart:data-point chart:repeated="29"/>
          </chart:series>
          <chart:series chart:style-name="ch7" chart:values-cell-range-address="'Variants of Workflow Trees'.AU7:'Variants of Workflow Trees'.AU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Column 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Q7:'Variants of Workflow Trees'.AQ35</svg:desc>
                </draw:g>
              </table:table-cell>
              <table:table-cell office:value-type="float" office:value="0">
                <text:p>0</text:p>
                <draw:g>
                  <svg:desc>'Variants of Workflow Trees'.AU7:'Variants of Workflow Trees'.AU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25">
                <text:p>73.2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6">
                <text:p>75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1666666666667">
                <text:p>55.166666666666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39.1428571428571">
                <text:p>39.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125">
                <text:p>64.125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2222222222222">
                <text:p>73.2222222222222</text:p>
              </table:table-cell>
              <table:table-cell office:value-type="float" office:value="82.2222222222222">
                <text:p>82.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.5">
                <text:p>189.5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85.8181818181818">
                <text:p>85.8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.083333333333">
                <text:p>114.083333333333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.538461538462">
                <text:p>139.538461538462</text:p>
              </table:table-cell>
              <table:table-cell office:value-type="float" office:value="86.6153846153846">
                <text:p>86.6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5">
                <text:p>280.5</text:p>
              </table:table-cell>
              <table:table-cell office:value-type="float" office:value="111.142857142857">
                <text:p>111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.333333333333">
                <text:p>380.333333333333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.625">
                <text:p>253.625</text:p>
              </table:table-cell>
              <table:table-cell office:value-type="float" office:value="106.8125">
                <text:p>106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79.1764705882353">
                <text:p>79.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.5">
                <text:p>418.5</text:p>
              </table:table-cell>
              <table:table-cell office:value-type="float" office:value="107.888888888889">
                <text:p>107.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.473684210526">
                <text:p>338.473684210526</text:p>
              </table:table-cell>
              <table:table-cell office:value-type="float" office:value="142.368421052632">
                <text:p>142.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.75">
                <text:p>404.75</text:p>
              </table:table-cell>
              <table:table-cell office:value-type="float" office:value="220.7">
                <text:p>2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.904761904762">
                <text:p>390.904761904762</text:p>
              </table:table-cell>
              <table:table-cell office:value-type="float" office:value="204.952380952381">
                <text:p>204.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1.545454545455">
                <text:p>491.545454545455</text:p>
              </table:table-cell>
              <table:table-cell office:value-type="float" office:value="204.636363636364">
                <text:p>204.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.173913043478">
                <text:p>472.173913043478</text:p>
              </table:table-cell>
              <table:table-cell office:value-type="float" office:value="310.347826086956">
                <text:p>310.34782608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9.75">
                <text:p>509.75</text:p>
              </table:table-cell>
              <table:table-cell office:value-type="float" office:value="204.75">
                <text:p>20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2.24">
                <text:p>602.24</text:p>
              </table:table-cell>
              <table:table-cell office:value-type="float" office:value="412.88">
                <text:p>412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7.538461538462">
                <text:p>677.538461538462</text:p>
              </table:table-cell>
              <table:table-cell office:value-type="float" office:value="304.730769230769">
                <text:p>304.7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4.740740740741">
                <text:p>804.740740740741</text:p>
              </table:table-cell>
              <table:table-cell office:value-type="float" office:value="350.888888888889">
                <text:p>350.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2.178571428571">
                <text:p>682.17857142857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3.862068965517">
                <text:p>793.862068965517</text:p>
              </table:table-cell>
              <table:table-cell office:value-type="float" office:value="474.689655172414">
                <text:p>474.68965517241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3cm" svg:height="4.065cm" xlink:href=".." xlink:type="simple" chart:class="chart:line" chart:style-name="ch1">
        <chart:legend chart:legend-position="end" svg:x="6.463cm" svg:y="1.484cm" style:legend-expansion="high" chart:style-name="ch2"/>
        <chart:plot-area chart:style-name="ch3" table:cell-range-address="'Variants of Workflow Trees'.AQ40:'Variants of Workflow Trees'.AQ68 'Variants of Workflow Trees'.AU40:'Variants of Workflow Trees'.AU68" svg:x="0.191cm" svg:y="0.081cm" svg:width="6.081cm" svg:height="3.903cm">
          <chartooo:coordinate-region svg:x="1.183cm" svg:y="0.281cm" svg:width="4.949cm" svg:height="2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Q40:'Variants of Workflow Trees'.AQ68" chart:class="chart:line">
            <chart:data-point chart:repeated="29"/>
          </chart:series>
          <chart:series chart:style-name="ch7" chart:values-cell-range-address="'Variants of Workflow Trees'.AU40:'Variants of Workflow Trees'.AU68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Column 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">
                <text:p>387</text:p>
                <draw:g>
                  <svg:desc>'Variants of Workflow Trees'.AQ40:'Variants of Workflow Trees'.AQ68</svg:desc>
                </draw:g>
              </table:table-cell>
              <table:table-cell office:value-type="float" office:value="411">
                <text:p>411</text:p>
                <draw:g>
                  <svg:desc>'Variants of Workflow Trees'.AU40:'Variants of Workflow Trees'.A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5">
                <text:p>38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">
                <text:p>3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">
                <text:p>42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">
                <text:p>34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">
                <text:p>48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3">
                <text:p>54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1">
                <text:p>53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5">
                <text:p>59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0">
                <text:p>79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6">
                <text:p>101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4">
                <text:p>81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6">
                <text:p>8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8">
                <text:p>119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6">
                <text:p>107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9">
                <text:p>117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6">
                <text:p>104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4">
                <text:p>131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5">
                <text:p>13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1">
                <text:p>117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0">
                <text:p>139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7">
                <text:p>157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1">
                <text:p>165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6">
                <text:p>152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3">
                <text:p>1723</text:p>
              </table:table-cell>
              <table:table-cell office:value-type="float" office:value="1455">
                <text:p>145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69cm" svg:height="4.383cm" xlink:href=".." xlink:type="simple" chart:class="chart:line" chart:style-name="ch1">
        <chart:legend chart:legend-position="end" svg:x="6.079cm" svg:y="1.643cm" style:legend-expansion="high" chart:style-name="ch2"/>
        <chart:plot-area chart:style-name="ch3" table:cell-range-address="'Variants of Workflow Trees'.AQ73:'Variants of Workflow Trees'.AQ101 'Variants of Workflow Trees'.AU73:'Variants of Workflow Trees'.AU101" svg:x="0.183cm" svg:y="0.087cm" svg:width="5.713cm" svg:height="4.209cm">
          <chartooo:coordinate-region svg:x="1.36cm" svg:y="0.286cm" svg:width="4.396cm" svg:height="3.2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Q73:'Variants of Workflow Trees'.AQ101" chart:class="chart:line">
            <chart:data-point chart:repeated="29"/>
          </chart:series>
          <chart:series chart:style-name="ch7" chart:values-cell-range-address="'Variants of Workflow Trees'.AU73:'Variants of Workflow Trees'.AU10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Column 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5.50387596899">
                <text:p>2015.50387596899</text:p>
                <draw:g>
                  <svg:desc>'Variants of Workflow Trees'.AQ73:'Variants of Workflow Trees'.AQ101</svg:desc>
                </draw:g>
              </table:table-cell>
              <table:table-cell office:value-type="float" office:value="1897.8102189781">
                <text:p>1897.8102189781</text:p>
                <draw:g>
                  <svg:desc>'Variants of Workflow Trees'.AU73:'Variants of Workflow Trees'.A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41.7910447761">
                <text:p>11641.7910447761</text:p>
              </table:table-cell>
              <table:table-cell office:value-type="float" office:value="9069.76744186046">
                <text:p>9069.76744186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13.5593220339">
                <text:p>8813.5593220339</text:p>
              </table:table-cell>
              <table:table-cell office:value-type="float" office:value="10196.0784313725">
                <text:p>10196.0784313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29.8701298701">
                <text:p>10129.8701298701</text:p>
              </table:table-cell>
              <table:table-cell office:value-type="float" office:value="14028.7769784173">
                <text:p>14028.7769784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81.8181818182">
                <text:p>14181.8181818182</text:p>
              </table:table-cell>
              <table:table-cell office:value-type="float" office:value="17462.6865671642">
                <text:p>17462.6865671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69.1211401425">
                <text:p>12969.1211401425</text:p>
              </table:table-cell>
              <table:table-cell office:value-type="float" office:value="13753.1486146096">
                <text:p>13753.148614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82.7089337176">
                <text:p>17982.708933717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94.5945945946">
                <text:p>14594.5945945946</text:p>
              </table:table-cell>
              <table:table-cell office:value-type="float" office:value="16100.9174311927">
                <text:p>16100.9174311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64.6408839779">
                <text:p>14364.6408839779</text:p>
              </table:table-cell>
              <table:table-cell office:value-type="float" office:value="20051.4138817481">
                <text:p>20051.4138817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60">
                <text:p>17160</text:p>
              </table:table-cell>
              <table:table-cell office:value-type="float" office:value="18733.6244541485">
                <text:p>18733.6244541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19830.5084745763">
                <text:p>19830.5084745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42.0168067227">
                <text:p>17042.0168067227</text:p>
              </table:table-cell>
              <table:table-cell office:value-type="float" office:value="19575.2895752896">
                <text:p>19575.2895752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22.7848101266">
                <text:p>13822.7848101266</text:p>
              </table:table-cell>
              <table:table-cell office:value-type="float" office:value="20259.7402597403">
                <text:p>20259.7402597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15.7480314961">
                <text:p>11515.7480314961</text:p>
              </table:table-cell>
              <table:table-cell office:value-type="float" office:value="20068.6106346484">
                <text:p>20068.6106346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31.6953316953">
                <text:p>15331.6953316953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11.7782909931">
                <text:p>15311.778290993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19.5325542571">
                <text:p>11719.5325542571</text:p>
              </table:table-cell>
              <table:table-cell office:value-type="float" office:value="21272.7272727273">
                <text:p>21272.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73.2342007435">
                <text:p>13773.2342007435</text:p>
              </table:table-cell>
              <table:table-cell office:value-type="float" office:value="20669.4560669456">
                <text:p>20669.4560669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31.5521628499">
                <text:p>13231.5521628499</text:p>
              </table:table-cell>
              <table:table-cell office:value-type="float" office:value="19524.4055068836">
                <text:p>19524.4055068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59.65583174">
                <text:p>15659.65583174</text:p>
              </table:table-cell>
              <table:table-cell office:value-type="float" office:value="19830.5084745763">
                <text:p>19830.5084745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59.3607305936">
                <text:p>13059.3607305936</text:p>
              </table:table-cell>
              <table:table-cell office:value-type="float" office:value="19411.7647058824">
                <text:p>19411.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39.6226415094">
                <text:p>13539.6226415094</text:p>
              </table:table-cell>
              <table:table-cell office:value-type="float" office:value="16565.0969529086">
                <text:p>16565.0969529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86.3364645602">
                <text:p>15986.3364645602</text:p>
              </table:table-cell>
              <table:table-cell office:value-type="float" office:value="22472.9891956783">
                <text:p>22472.9891956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28.7769784173">
                <text:p>14028.7769784173</text:p>
              </table:table-cell>
              <table:table-cell office:value-type="float" office:value="14455.1519644181">
                <text:p>14455.1519644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59.86049461">
                <text:p>12859.86049461</text:p>
              </table:table-cell>
              <table:table-cell office:value-type="float" office:value="19114.0433553252">
                <text:p>19114.0433553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55.905511811">
                <text:p>12755.905511811</text:p>
              </table:table-cell>
              <table:table-cell office:value-type="float" office:value="19180.3278688525">
                <text:p>19180.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11.9266055046">
                <text:p>14311.9266055046</text:p>
              </table:table-cell>
              <table:table-cell office:value-type="float" office:value="19587.4439461883">
                <text:p>19587.4439461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28.2646546721">
                <text:p>13128.2646546721</text:p>
              </table:table-cell>
              <table:table-cell office:value-type="float" office:value="15546.3917525773">
                <text:p>15546.391752577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1cm" svg:height="4.384cm" xlink:href=".." xlink:type="simple" chart:class="chart:line" chart:style-name="ch1">
        <chart:legend chart:legend-position="end" svg:x="4.981cm" svg:y="1.644cm" style:legend-expansion="high" chart:style-name="ch2"/>
        <chart:plot-area chart:style-name="ch3" table:cell-range-address="'Variants of Workflow Trees'.AQ106:'Variants of Workflow Trees'.AQ134 'Variants of Workflow Trees'.AU106:'Variants of Workflow Trees'.AU134" svg:x="0.161cm" svg:y="0.087cm" svg:width="4.659cm" svg:height="4.21cm">
          <chartooo:coordinate-region svg:x="1.338cm" svg:y="0.286cm" svg:width="3.482cm" svg:height="3.2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Q106:'Variants of Workflow Trees'.AQ134" chart:class="chart:line">
            <chart:data-point chart:repeated="29"/>
          </chart:series>
          <chart:series chart:style-name="ch7" chart:values-cell-range-address="'Variants of Workflow Trees'.AU106:'Variants of Workflow Trees'.AU1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Column 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62.01550387597">
                <text:p>8062.01550387597</text:p>
                <draw:g>
                  <svg:desc>'Variants of Workflow Trees'.AQ106:'Variants of Workflow Trees'.AQ134</svg:desc>
                </draw:g>
              </table:table-cell>
              <table:table-cell office:value-type="float" office:value="7591.24087591241">
                <text:p>7591.24087591241</text:p>
                <draw:g>
                  <svg:desc>'Variants of Workflow Trees'.AU106:'Variants of Workflow Trees'.AU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22.3880597015">
                <text:p>15522.3880597015</text:p>
              </table:table-cell>
              <table:table-cell office:value-type="float" office:value="12093.023255814">
                <text:p>12093.023255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13.5593220339">
                <text:p>8813.5593220339</text:p>
              </table:table-cell>
              <table:table-cell office:value-type="float" office:value="10196.0784313725">
                <text:p>10196.0784313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3.8961038961">
                <text:p>8103.8961038961</text:p>
              </table:table-cell>
              <table:table-cell office:value-type="float" office:value="11223.0215827338">
                <text:p>11223.0215827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54.54545454546">
                <text:p>9454.54545454546</text:p>
              </table:table-cell>
              <table:table-cell office:value-type="float" office:value="11641.7910447761">
                <text:p>11641.7910447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10.92636579572">
                <text:p>7410.92636579572</text:p>
              </table:table-cell>
              <table:table-cell office:value-type="float" office:value="7858.94206549119">
                <text:p>7858.94206549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91.35446685879">
                <text:p>8991.35446685879</text:p>
              </table:table-cell>
              <table:table-cell office:value-type="float" office:value="8813.5593220339">
                <text:p>8813.5593220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6.48648648649">
                <text:p>6486.48648648649</text:p>
              </table:table-cell>
              <table:table-cell office:value-type="float" office:value="7155.96330275229">
                <text:p>7155.96330275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45.85635359116">
                <text:p>5745.85635359116</text:p>
              </table:table-cell>
              <table:table-cell office:value-type="float" office:value="8020.56555269923">
                <text:p>8020.56555269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40">
                <text:p>6240</text:p>
              </table:table-cell>
              <table:table-cell office:value-type="float" office:value="6812.22707423581">
                <text:p>6812.22707423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75.70621468927">
                <text:p>5875.70621468927</text:p>
              </table:table-cell>
              <table:table-cell office:value-type="float" office:value="6610.16949152542">
                <text:p>6610.16949152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43.6974789916">
                <text:p>5243.6974789916</text:p>
              </table:table-cell>
              <table:table-cell office:value-type="float" office:value="6023.16602316602">
                <text:p>6023.16602316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49.36708860759">
                <text:p>3949.36708860759</text:p>
              </table:table-cell>
              <table:table-cell office:value-type="float" office:value="5788.49721706865">
                <text:p>5788.49721706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0.86614173228">
                <text:p>3070.86614173228</text:p>
              </table:table-cell>
              <table:table-cell office:value-type="float" office:value="5351.6295025729">
                <text:p>5351.6295025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32.92383292383">
                <text:p>3832.92383292383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2.7713625866">
                <text:p>3602.7713625866</text:p>
              </table:table-cell>
              <table:table-cell office:value-type="float" office:value="6117.64705882353">
                <text:p>6117.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34056761269">
                <text:p>2604.34056761269</text:p>
              </table:table-cell>
              <table:table-cell office:value-type="float" office:value="4727.27272727273">
                <text:p>4727.2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9.6282527881">
                <text:p>2899.6282527881</text:p>
              </table:table-cell>
              <table:table-cell office:value-type="float" office:value="4351.46443514644">
                <text:p>4351.46443514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6.31043256997">
                <text:p>2646.31043256997</text:p>
              </table:table-cell>
              <table:table-cell office:value-type="float" office:value="3904.88110137672">
                <text:p>3904.88110137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82.79158699809">
                <text:p>2982.79158699809</text:p>
              </table:table-cell>
              <table:table-cell office:value-type="float" office:value="3777.2397094431">
                <text:p>3777.2397094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74.42922374429">
                <text:p>2374.42922374429</text:p>
              </table:table-cell>
              <table:table-cell office:value-type="float" office:value="3529.41176470588">
                <text:p>3529.41176470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54.71698113207">
                <text:p>2354.71698113207</text:p>
              </table:table-cell>
              <table:table-cell office:value-type="float" office:value="2880.8864265928">
                <text:p>2880.8864265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4.38941076003">
                <text:p>2664.38941076003</text:p>
              </table:table-cell>
              <table:table-cell office:value-type="float" office:value="3745.49819927971">
                <text:p>3745.4981992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4.60431654676">
                <text:p>2244.60431654676</text:p>
              </table:table-cell>
              <table:table-cell office:value-type="float" office:value="2312.82431430689">
                <text:p>2312.82431430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8.44007609385">
                <text:p>1978.44007609385</text:p>
              </table:table-cell>
              <table:table-cell office:value-type="float" office:value="2940.62205466541">
                <text:p>2940.62205466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.76377952756">
                <text:p>1889.76377952756</text:p>
              </table:table-cell>
              <table:table-cell office:value-type="float" office:value="2841.53005464481">
                <text:p>2841.53005464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4.56094364351">
                <text:p>2044.56094364351</text:p>
              </table:table-cell>
              <table:table-cell office:value-type="float" office:value="2798.20627802691">
                <text:p>2798.20627802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0.79512478236">
                <text:p>1810.79512478236</text:p>
              </table:table-cell>
              <table:table-cell office:value-type="float" office:value="2144.32989690722">
                <text:p>2144.3298969072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'General Comparative Studies'.A71:'General Comparative Studies'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'General Comparative Studies'.A5:'General Comparative Studies'.A22 'General Comparative Studies'.I5:'General Comparative Studies'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'General Comparative Studies'.I27:'General Comparative Studies'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27:'General Comparative Studies'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'General Comparative Studies'.A27:'General Comparative Studies'.A44 'General Comparative Studies'.I27:'General Comparative Studies'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'General Comparative Studies'.I49:'General Comparative Studies'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49:'General Comparative Studies'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